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" svg:font-family="Menlo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.473cm" fo:margin-right="0cm" fo:text-indent="0cm" style:auto-text-indent="false" fo:padding="0cm" fo:border="none"/>
      <style:text-properties style:font-name="Menlo" fo:font-size="6.15000009536743pt"/>
    </style:style>
    <style:style style:name="P2" style:family="paragraph" style:parent-style-name="Standard">
      <style:paragraph-properties fo:margin-left="0.552cm" fo:margin-right="0cm" fo:text-align="end" style:justify-single-word="false" fo:text-indent="0cm" style:auto-text-indent="false" fo:padding="0cm" fo:border="none"/>
    </style:style>
    <style:style style:name="T1" style:family="text">
      <style:text-properties fo:font-variant="normal" fo:text-transform="none" fo:color="#303942" style:font-name="Menlo" fo:font-size="6.15000009536743pt" fo:letter-spacing="normal" fo:font-style="normal" fo:font-weight="normal"/>
    </style:style>
    <style:style style:name="T2" style:family="text">
      <style:text-properties fo:font-variant="normal" fo:text-transform="none" fo:color="#545454" style:font-name="Menlo" fo:font-size="6.15000009536743pt" fo:letter-spacing="normal" fo:font-style="normal" fo:font-weight="normal"/>
    </style:style>
    <style:style style:name="T3" style:family="text">
      <style:text-properties fo:font-variant="normal" fo:text-transform="none" fo:color="#ff0000" style:font-name="Menlo" fo:font-size="6.15000009536743pt" fo:letter-spacing="normal" fo:font-style="normal" fo:font-weight="normal"/>
    </style:style>
    <style:style style:name="T4" style:family="text">
      <style:text-properties fo:font-variant="normal" fo:text-transform="none" fo:color="#1c00cf" style:font-name="Menlo" fo:font-size="6.15000009536743pt" fo:letter-spacing="normal" fo:font-style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he key "target-densitydpi" is not supported. </text:span><text:a xlink:type="simple" xlink:href="http://alazgulec.net/try.html"><text:span text:style-name="T2">try.html:5</text:span></text:a></text:p>
      <text:p text:style-name="P2"><text:span text:style-name="T3">Failed to load resource: the server responded with a status of 404 (Not Found) </text:span><text:a xlink:type="simple" xlink:href="http://alazgulec.net/css/index.css"><text:span text:style-name="T2">http://alazgulec.net/css/index.css</text:span></text:a></text:p>
      <text:p text:style-name="P2"><text:span text:style-name="T3">Failed to load resource: the server responded with a status of 404 (Not Found) </text:span><text:a xlink:type="simple" xlink:href="http://alazgulec.net/js/index.js"><text:span text:style-name="T2">http://alazgulec.net/js/index.js</text:span></text:a></text:p>
      <text:p text:style-name="P2"><text:span text:style-name="T4">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3:29 GMT-0400 (EDT) </text:span><text:a xlink:type="simple" xlink:href="http://alazgulec.net/try.html"><text:span text:style-name="T2">try.html:33</text:span></text:a></text:p>
      <text:p text:style-name="P2"><text:span text:style-name="T1">Latitude:45.4234164 </text:span><text:a xlink:type="simple" xlink:href="http://alazgulec.net/try.html"><text:span text:style-name="T2">try.html:34</text:span></text:a></text:p>
      <text:p text:style-name="P2"><text:span text:style-name="T1">Longitude: -75.6851501 </text:span><text:a xlink:type="simple" xlink:href="http://alazgulec.net/try.html"><text:span text:style-name="T2">try.html:35</text:span></text:a></text:p>
      <text:p text:style-name="P2"><text:span text:style-name="T1">Accuracy: 11.449999809265137 </text:span><text:a xlink:type="simple" xlink:href="http://alazgulec.net/try.html"><text:span text:style-name="T2">try.html:36</text:span></text:a></text:p>
      <text:p text:style-name="P2"><text:span text:style-name="T4">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3:30 GMT-0400 (EDT) </text:span><text:a xlink:type="simple" xlink:href="http://alazgulec.net/try.html"><text:span text:style-name="T2">try.html:33</text:span></text:a></text:p>
      <text:p text:style-name="P2"><text:span text:style-name="T1">Latitude:45.4234136 </text:span><text:a xlink:type="simple" xlink:href="http://alazgulec.net/try.html"><text:span text:style-name="T2">try.html:34</text:span></text:a></text:p>
      <text:p text:style-name="P2"><text:span text:style-name="T1">Longitude: -75.6851512 </text:span><text:a xlink:type="simple" xlink:href="http://alazgulec.net/try.html"><text:span text:style-name="T2">try.html:35</text:span></text:a></text:p>
      <text:p text:style-name="P2"><text:span text:style-name="T1">Accuracy: 11.21399974822998 </text:span><text:a xlink:type="simple" xlink:href="http://alazgulec.net/try.html"><text:span text:style-name="T2">try.html:36</text:span></text:a></text:p>
      <text:p text:style-name="P2"><text:span text:style-name="T4">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3:32 GMT-0400 (EDT) </text:span><text:a xlink:type="simple" xlink:href="http://alazgulec.net/try.html"><text:span text:style-name="T2">try.html:33</text:span></text:a></text:p>
      <text:p text:style-name="P2"><text:span text:style-name="T1">Latitude:45.4234117 </text:span><text:a xlink:type="simple" xlink:href="http://alazgulec.net/try.html"><text:span text:style-name="T2">try.html:34</text:span></text:a></text:p>
      <text:p text:style-name="P2"><text:span text:style-name="T1">Longitude: -75.6851507 </text:span><text:a xlink:type="simple" xlink:href="http://alazgulec.net/try.html"><text:span text:style-name="T2">try.html:35</text:span></text:a></text:p>
      <text:p text:style-name="P2"><text:span text:style-name="T1">Accuracy: 10.998000144958496 </text:span><text:a xlink:type="simple" xlink:href="http://alazgulec.net/try.html"><text:span text:style-name="T2">try.html:36</text:span></text:a></text:p>
      <text:p text:style-name="P2"><text:span text:style-name="T4">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3:34 GMT-0400 (EDT) </text:span><text:a xlink:type="simple" xlink:href="http://alazgulec.net/try.html"><text:span text:style-name="T2">try.html:33</text:span></text:a></text:p>
      <text:p text:style-name="P2"><text:span text:style-name="T1">Latitude:45.4234189 </text:span><text:a xlink:type="simple" xlink:href="http://alazgulec.net/try.html"><text:span text:style-name="T2">try.html:34</text:span></text:a></text:p>
      <text:p text:style-name="P2"><text:span text:style-name="T1">Longitude: -75.685149 </text:span><text:a xlink:type="simple" xlink:href="http://alazgulec.net/try.html"><text:span text:style-name="T2">try.html:35</text:span></text:a></text:p>
      <text:p text:style-name="P2"><text:span text:style-name="T1">Accuracy: 10.536999702453613 </text:span><text:a xlink:type="simple" xlink:href="http://alazgulec.net/try.html"><text:span text:style-name="T2">try.html:36</text:span></text:a></text:p>
      <text:p text:style-name="P2"><text:span text:style-name="T4">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3:36 GMT-0400 (EDT) </text:span><text:a xlink:type="simple" xlink:href="http://alazgulec.net/try.html"><text:span text:style-name="T2">try.html:33</text:span></text:a></text:p>
      <text:p text:style-name="P2"><text:span text:style-name="T1">Latitude:45.4234248 </text:span><text:a xlink:type="simple" xlink:href="http://alazgulec.net/try.html"><text:span text:style-name="T2">try.html:34</text:span></text:a></text:p>
      <text:p text:style-name="P2"><text:span text:style-name="T1">Longitude: -75.685147 </text:span><text:a xlink:type="simple" xlink:href="http://alazgulec.net/try.html"><text:span text:style-name="T2">try.html:35</text:span></text:a></text:p>
      <text:p text:style-name="P2"><text:span text:style-name="T1">Accuracy: 10.116000175476074 </text:span><text:a xlink:type="simple" xlink:href="http://alazgulec.net/try.html"><text:span text:style-name="T2">try.html:36</text:span></text:a></text:p>
      <text:p text:style-name="P2"><text:span text:style-name="T4">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3:38 GMT-0400 (EDT) </text:span><text:a xlink:type="simple" xlink:href="http://alazgulec.net/try.html"><text:span text:style-name="T2">try.html:33</text:span></text:a></text:p>
      <text:p text:style-name="P2"><text:span text:style-name="T1">Latitude:45.4234254 </text:span><text:a xlink:type="simple" xlink:href="http://alazgulec.net/try.html"><text:span text:style-name="T2">try.html:34</text:span></text:a></text:p>
      <text:p text:style-name="P2"><text:span text:style-name="T1">Longitude: -75.685145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3:40 GMT-0400 (EDT) </text:span><text:a xlink:type="simple" xlink:href="http://alazgulec.net/try.html"><text:span text:style-name="T2">try.html:33</text:span></text:a></text:p>
      <text:p text:style-name="P2"><text:span text:style-name="T1">Latitude:45.423426 </text:span><text:a xlink:type="simple" xlink:href="http://alazgulec.net/try.html"><text:span text:style-name="T2">try.html:34</text:span></text:a></text:p>
      <text:p text:style-name="P2"><text:span text:style-name="T1">Longitude: -75.68514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3:42 GMT-0400 (EDT) </text:span><text:a xlink:type="simple" xlink:href="http://alazgulec.net/try.html"><text:span text:style-name="T2">try.html:33</text:span></text:a></text:p>
      <text:p text:style-name="P2"><text:span text:style-name="T1">Latitude:45.4234253 </text:span><text:a xlink:type="simple" xlink:href="http://alazgulec.net/try.html"><text:span text:style-name="T2">try.html:34</text:span></text:a></text:p>
      <text:p text:style-name="P2"><text:span text:style-name="T1">Longitude: -75.685145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3:44 GMT-0400 (EDT) </text:span><text:a xlink:type="simple" xlink:href="http://alazgulec.net/try.html"><text:span text:style-name="T2">try.html:33</text:span></text:a></text:p>
      <text:p text:style-name="P2"><text:span text:style-name="T1">Latitude:45.4234251 </text:span><text:a xlink:type="simple" xlink:href="http://alazgulec.net/try.html"><text:span text:style-name="T2">try.html:34</text:span></text:a></text:p>
      <text:p text:style-name="P2"><text:span text:style-name="T1">Longitude: -75.685146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3:46 GMT-0400 (EDT) </text:span><text:a xlink:type="simple" xlink:href="http://alazgulec.net/try.html"><text:span text:style-name="T2">try.html:33</text:span></text:a></text:p>
      <text:p text:style-name="P2"><text:span text:style-name="T1">Latitude:45.4234243 </text:span><text:a xlink:type="simple" xlink:href="http://alazgulec.net/try.html"><text:span text:style-name="T2">try.html:34</text:span></text:a></text:p>
      <text:p text:style-name="P2"><text:span text:style-name="T1">Longitude: -75.685147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3:48 GMT-0400 (EDT) </text:span><text:a xlink:type="simple" xlink:href="http://alazgulec.net/try.html"><text:span text:style-name="T2">try.html:33</text:span></text:a></text:p>
      <text:p text:style-name="P2"><text:span text:style-name="T1">Latitude:45.423424 </text:span><text:a xlink:type="simple" xlink:href="http://alazgulec.net/try.html"><text:span text:style-name="T2">try.html:34</text:span></text:a></text:p>
      <text:p text:style-name="P2"><text:span text:style-name="T1">Longitude: -75.685148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3:50 GMT-0400 (EDT) </text:span><text:a xlink:type="simple" xlink:href="http://alazgulec.net/try.html"><text:span text:style-name="T2">try.html:33</text:span></text:a></text:p>
      <text:p text:style-name="P2"><text:span text:style-name="T1">Latitude:45.423423 </text:span><text:a xlink:type="simple" xlink:href="http://alazgulec.net/try.html"><text:span text:style-name="T2">try.html:34</text:span></text:a></text:p>
      <text:p text:style-name="P2"><text:span text:style-name="T1">Longitude: -75.685148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3:52 GMT-0400 (EDT) </text:span><text:a xlink:type="simple" xlink:href="http://alazgulec.net/try.html"><text:span text:style-name="T2">try.html:33</text:span></text:a></text:p>
      <text:p text:style-name="P2"><text:span text:style-name="T1">Latitude:45.4234223 </text:span><text:a xlink:type="simple" xlink:href="http://alazgulec.net/try.html"><text:span text:style-name="T2">try.html:34</text:span></text:a></text:p>
      <text:p text:style-name="P2"><text:span text:style-name="T1">Longitude: -75.685148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3:54 GMT-0400 (EDT) </text:span><text:a xlink:type="simple" xlink:href="http://alazgulec.net/try.html"><text:span text:style-name="T2">try.html:33</text:span></text:a></text:p>
      <text:p text:style-name="P2"><text:span text:style-name="T1">Latitude:45.4234177 </text:span><text:a xlink:type="simple" xlink:href="http://alazgulec.net/try.html"><text:span text:style-name="T2">try.html:34</text:span></text:a></text:p>
      <text:p text:style-name="P2"><text:span text:style-name="T1">Longitude: -75.685148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3:56 GMT-0400 (EDT) </text:span><text:a xlink:type="simple" xlink:href="http://alazgulec.net/try.html"><text:span text:style-name="T2">try.html:33</text:span></text:a></text:p>
      <text:p text:style-name="P2"><text:span text:style-name="T1">Latitude:45.4234073 </text:span><text:a xlink:type="simple" xlink:href="http://alazgulec.net/try.html"><text:span text:style-name="T2">try.html:34</text:span></text:a></text:p>
      <text:p text:style-name="P2"><text:span text:style-name="T1">Longitude: -75.685143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3:58 GMT-0400 (EDT) </text:span><text:a xlink:type="simple" xlink:href="http://alazgulec.net/try.html"><text:span text:style-name="T2">try.html:33</text:span></text:a></text:p>
      <text:p text:style-name="P2"><text:span text:style-name="T1">Latitude:45.4233973 </text:span><text:a xlink:type="simple" xlink:href="http://alazgulec.net/try.html"><text:span text:style-name="T2">try.html:34</text:span></text:a></text:p>
      <text:p text:style-name="P2"><text:span text:style-name="T1">Longitude: -75.685140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00 GMT-0400 (EDT) </text:span><text:a xlink:type="simple" xlink:href="http://alazgulec.net/try.html"><text:span text:style-name="T2">try.html:33</text:span></text:a></text:p>
      <text:p text:style-name="P2"><text:span text:style-name="T1">Latitude:45.4233868 </text:span><text:a xlink:type="simple" xlink:href="http://alazgulec.net/try.html"><text:span text:style-name="T2">try.html:34</text:span></text:a></text:p>
      <text:p text:style-name="P2"><text:span text:style-name="T1">Longitude: -75.685140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02 GMT-0400 (EDT) </text:span><text:a xlink:type="simple" xlink:href="http://alazgulec.net/try.html"><text:span text:style-name="T2">try.html:33</text:span></text:a></text:p>
      <text:p text:style-name="P2"><text:span text:style-name="T1">Latitude:45.4233876 </text:span><text:a xlink:type="simple" xlink:href="http://alazgulec.net/try.html"><text:span text:style-name="T2">try.html:34</text:span></text:a></text:p>
      <text:p text:style-name="P2"><text:span text:style-name="T1">Longitude: -75.685141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9</text:span><text:span text:style-name="T1"> </text:span><text:a xlink:type="simple" xlink:href="http://alazgulec.net/try.html"><text:span text:style-name="T2">try.html:32</text:span></text:a></text:p>
      <text:p text:style-name="P2"><text:soft-page-break/><text:span text:style-name="T1">Time:Tue Mar 25 2014 13:34:04 GMT-0400 (EDT) </text:span><text:a xlink:type="simple" xlink:href="http://alazgulec.net/try.html"><text:span text:style-name="T2">try.html:33</text:span></text:a></text:p>
      <text:p text:style-name="P2"><text:span text:style-name="T1">Latitude:45.423389 </text:span><text:a xlink:type="simple" xlink:href="http://alazgulec.net/try.html"><text:span text:style-name="T2">try.html:34</text:span></text:a></text:p>
      <text:p text:style-name="P2"><text:span text:style-name="T1">Longitude: -75.685141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06 GMT-0400 (EDT) </text:span><text:a xlink:type="simple" xlink:href="http://alazgulec.net/try.html"><text:span text:style-name="T2">try.html:33</text:span></text:a></text:p>
      <text:p text:style-name="P2"><text:span text:style-name="T1">Latitude:45.4233902 </text:span><text:a xlink:type="simple" xlink:href="http://alazgulec.net/try.html"><text:span text:style-name="T2">try.html:34</text:span></text:a></text:p>
      <text:p text:style-name="P2"><text:span text:style-name="T1">Longitude: -75.685141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08 GMT-0400 (EDT) </text:span><text:a xlink:type="simple" xlink:href="http://alazgulec.net/try.html"><text:span text:style-name="T2">try.html:33</text:span></text:a></text:p>
      <text:p text:style-name="P2"><text:span text:style-name="T1">Latitude:45.423384 </text:span><text:a xlink:type="simple" xlink:href="http://alazgulec.net/try.html"><text:span text:style-name="T2">try.html:34</text:span></text:a></text:p>
      <text:p text:style-name="P2"><text:span text:style-name="T1">Longitude: -75.685120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10 GMT-0400 (EDT) </text:span><text:a xlink:type="simple" xlink:href="http://alazgulec.net/try.html"><text:span text:style-name="T2">try.html:33</text:span></text:a></text:p>
      <text:p text:style-name="P2"><text:span text:style-name="T1">Latitude:45.4233829 </text:span><text:a xlink:type="simple" xlink:href="http://alazgulec.net/try.html"><text:span text:style-name="T2">try.html:34</text:span></text:a></text:p>
      <text:p text:style-name="P2"><text:span text:style-name="T1">Longitude: -75.685103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12 GMT-0400 (EDT) </text:span><text:a xlink:type="simple" xlink:href="http://alazgulec.net/try.html"><text:span text:style-name="T2">try.html:33</text:span></text:a></text:p>
      <text:p text:style-name="P2"><text:span text:style-name="T1">Latitude:45.4233829 </text:span><text:a xlink:type="simple" xlink:href="http://alazgulec.net/try.html"><text:span text:style-name="T2">try.html:34</text:span></text:a></text:p>
      <text:p text:style-name="P2"><text:span text:style-name="T1">Longitude: -75.685087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13 GMT-0400 (EDT) </text:span><text:a xlink:type="simple" xlink:href="http://alazgulec.net/try.html"><text:span text:style-name="T2">try.html:33</text:span></text:a></text:p>
      <text:p text:style-name="P2"><text:span text:style-name="T1">Latitude:45.4233878 </text:span><text:a xlink:type="simple" xlink:href="http://alazgulec.net/try.html"><text:span text:style-name="T2">try.html:34</text:span></text:a></text:p>
      <text:p text:style-name="P2"><text:span text:style-name="T1">Longitude: -75.685078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15 GMT-0400 (EDT) </text:span><text:a xlink:type="simple" xlink:href="http://alazgulec.net/try.html"><text:span text:style-name="T2">try.html:33</text:span></text:a></text:p>
      <text:p text:style-name="P2"><text:span text:style-name="T1">Latitude:45.4233908 </text:span><text:a xlink:type="simple" xlink:href="http://alazgulec.net/try.html"><text:span text:style-name="T2">try.html:34</text:span></text:a></text:p>
      <text:p text:style-name="P2"><text:span text:style-name="T1">Longitude: -75.685069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17 GMT-0400 (EDT) </text:span><text:a xlink:type="simple" xlink:href="http://alazgulec.net/try.html"><text:span text:style-name="T2">try.html:33</text:span></text:a></text:p>
      <text:p text:style-name="P2"><text:span text:style-name="T1">Latitude:45.4233937 </text:span><text:a xlink:type="simple" xlink:href="http://alazgulec.net/try.html"><text:span text:style-name="T2">try.html:34</text:span></text:a></text:p>
      <text:p text:style-name="P2"><text:span text:style-name="T1">Longitude: -75.685061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19 GMT-0400 (EDT) </text:span><text:a xlink:type="simple" xlink:href="http://alazgulec.net/try.html"><text:span text:style-name="T2">try.html:33</text:span></text:a></text:p>
      <text:p text:style-name="P2"><text:span text:style-name="T1">Latitude:45.4233961 </text:span><text:a xlink:type="simple" xlink:href="http://alazgulec.net/try.html"><text:span text:style-name="T2">try.html:34</text:span></text:a></text:p>
      <text:p text:style-name="P2"><text:span text:style-name="T1">Longitude: -75.685053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21 GMT-0400 (EDT) </text:span><text:a xlink:type="simple" xlink:href="http://alazgulec.net/try.html"><text:span text:style-name="T2">try.html:33</text:span></text:a></text:p>
      <text:p text:style-name="P2"><text:span text:style-name="T1">Latitude:45.4233982 </text:span><text:a xlink:type="simple" xlink:href="http://alazgulec.net/try.html"><text:span text:style-name="T2">try.html:34</text:span></text:a></text:p>
      <text:p text:style-name="P2"><text:span text:style-name="T1">Longitude: -75.685047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23 GMT-0400 (EDT) </text:span><text:a xlink:type="simple" xlink:href="http://alazgulec.net/try.html"><text:span text:style-name="T2">try.html:33</text:span></text:a></text:p>
      <text:p text:style-name="P2"><text:span text:style-name="T1">Latitude:45.423402 </text:span><text:a xlink:type="simple" xlink:href="http://alazgulec.net/try.html"><text:span text:style-name="T2">try.html:34</text:span></text:a></text:p>
      <text:p text:style-name="P2"><text:span text:style-name="T1">Longitude: -75.685038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25 GMT-0400 (EDT) </text:span><text:a xlink:type="simple" xlink:href="http://alazgulec.net/try.html"><text:span text:style-name="T2">try.html:33</text:span></text:a></text:p>
      <text:p text:style-name="P2"><text:span text:style-name="T1">Latitude:45.4234063 </text:span><text:a xlink:type="simple" xlink:href="http://alazgulec.net/try.html"><text:span text:style-name="T2">try.html:34</text:span></text:a></text:p>
      <text:p text:style-name="P2"><text:span text:style-name="T1">Longitude: -75.685027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26 GMT-0400 (EDT) </text:span><text:a xlink:type="simple" xlink:href="http://alazgulec.net/try.html"><text:span text:style-name="T2">try.html:33</text:span></text:a></text:p>
      <text:p text:style-name="P2"><text:span text:style-name="T1">Latitude:45.4234105 </text:span><text:a xlink:type="simple" xlink:href="http://alazgulec.net/try.html"><text:span text:style-name="T2">try.html:34</text:span></text:a></text:p>
      <text:p text:style-name="P2"><text:span text:style-name="T1">Longitude: -75.685016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29 GMT-0400 (EDT) </text:span><text:a xlink:type="simple" xlink:href="http://alazgulec.net/try.html"><text:span text:style-name="T2">try.html:33</text:span></text:a></text:p>
      <text:p text:style-name="P2"><text:span text:style-name="T1">Latitude:45.423416 </text:span><text:a xlink:type="simple" xlink:href="http://alazgulec.net/try.html"><text:span text:style-name="T2">try.html:34</text:span></text:a></text:p>
      <text:p text:style-name="P2"><text:span text:style-name="T1">Longitude: -75.685002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30 GMT-0400 (EDT) </text:span><text:a xlink:type="simple" xlink:href="http://alazgulec.net/try.html"><text:span text:style-name="T2">try.html:33</text:span></text:a></text:p>
      <text:p text:style-name="P2"><text:span text:style-name="T1">Latitude:45.4234207 </text:span><text:a xlink:type="simple" xlink:href="http://alazgulec.net/try.html"><text:span text:style-name="T2">try.html:34</text:span></text:a></text:p>
      <text:p text:style-name="P2"><text:span text:style-name="T1">Longitude: -75.684990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32 GMT-0400 (EDT) </text:span><text:a xlink:type="simple" xlink:href="http://alazgulec.net/try.html"><text:span text:style-name="T2">try.html:33</text:span></text:a></text:p>
      <text:p text:style-name="P2"><text:span text:style-name="T1">Latitude:45.4234265 </text:span><text:a xlink:type="simple" xlink:href="http://alazgulec.net/try.html"><text:span text:style-name="T2">try.html:34</text:span></text:a></text:p>
      <text:p text:style-name="P2"><text:span text:style-name="T1">Longitude: -75.684975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34 GMT-0400 (EDT) </text:span><text:a xlink:type="simple" xlink:href="http://alazgulec.net/try.html"><text:span text:style-name="T2">try.html:33</text:span></text:a></text:p>
      <text:p text:style-name="P2"><text:span text:style-name="T1">Latitude:45.4234312 </text:span><text:a xlink:type="simple" xlink:href="http://alazgulec.net/try.html"><text:span text:style-name="T2">try.html:34</text:span></text:a></text:p>
      <text:p text:style-name="P2"><text:span text:style-name="T1">Longitude: -75.684961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36 GMT-0400 (EDT) </text:span><text:a xlink:type="simple" xlink:href="http://alazgulec.net/try.html"><text:span text:style-name="T2">try.html:33</text:span></text:a></text:p>
      <text:p text:style-name="P2"><text:span text:style-name="T1">Latitude:45.4234332 </text:span><text:a xlink:type="simple" xlink:href="http://alazgulec.net/try.html"><text:span text:style-name="T2">try.html:34</text:span></text:a></text:p>
      <text:p text:style-name="P2"><text:span text:style-name="T1">Longitude: -75.684954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38 GMT-0400 (EDT) </text:span><text:a xlink:type="simple" xlink:href="http://alazgulec.net/try.html"><text:span text:style-name="T2">try.html:33</text:span></text:a></text:p>
      <text:p text:style-name="P2"><text:span text:style-name="T1">Latitude:45.4234348 </text:span><text:a xlink:type="simple" xlink:href="http://alazgulec.net/try.html"><text:span text:style-name="T2">try.html:34</text:span></text:a></text:p>
      <text:p text:style-name="P2"><text:span text:style-name="T1">Longitude: -75.684948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oft-page-break/><text:span text:style-name="T4">3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40 GMT-0400 (EDT) </text:span><text:a xlink:type="simple" xlink:href="http://alazgulec.net/try.html"><text:span text:style-name="T2">try.html:33</text:span></text:a></text:p>
      <text:p text:style-name="P2"><text:span text:style-name="T1">Latitude:45.4234584 </text:span><text:a xlink:type="simple" xlink:href="http://alazgulec.net/try.html"><text:span text:style-name="T2">try.html:34</text:span></text:a></text:p>
      <text:p text:style-name="P2"><text:span text:style-name="T1">Longitude: -75.684886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42 GMT-0400 (EDT) </text:span><text:a xlink:type="simple" xlink:href="http://alazgulec.net/try.html"><text:span text:style-name="T2">try.html:33</text:span></text:a></text:p>
      <text:p text:style-name="P2"><text:span text:style-name="T1">Latitude:45.4234908 </text:span><text:a xlink:type="simple" xlink:href="http://alazgulec.net/try.html"><text:span text:style-name="T2">try.html:34</text:span></text:a></text:p>
      <text:p text:style-name="P2"><text:span text:style-name="T1">Longitude: -75.684801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44 GMT-0400 (EDT) </text:span><text:a xlink:type="simple" xlink:href="http://alazgulec.net/try.html"><text:span text:style-name="T2">try.html:33</text:span></text:a></text:p>
      <text:p text:style-name="P2"><text:span text:style-name="T1">Latitude:45.4234971 </text:span><text:a xlink:type="simple" xlink:href="http://alazgulec.net/try.html"><text:span text:style-name="T2">try.html:34</text:span></text:a></text:p>
      <text:p text:style-name="P2"><text:span text:style-name="T1">Longitude: -75.68478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46 GMT-0400 (EDT) </text:span><text:a xlink:type="simple" xlink:href="http://alazgulec.net/try.html"><text:span text:style-name="T2">try.html:33</text:span></text:a></text:p>
      <text:p text:style-name="P2"><text:span text:style-name="T1">Latitude:45.423503 </text:span><text:a xlink:type="simple" xlink:href="http://alazgulec.net/try.html"><text:span text:style-name="T2">try.html:34</text:span></text:a></text:p>
      <text:p text:style-name="P2"><text:span text:style-name="T1">Longitude: -75.684763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48 GMT-0400 (EDT) </text:span><text:a xlink:type="simple" xlink:href="http://alazgulec.net/try.html"><text:span text:style-name="T2">try.html:33</text:span></text:a></text:p>
      <text:p text:style-name="P2"><text:span text:style-name="T1">Latitude:45.4235087 </text:span><text:a xlink:type="simple" xlink:href="http://alazgulec.net/try.html"><text:span text:style-name="T2">try.html:34</text:span></text:a></text:p>
      <text:p text:style-name="P2"><text:span text:style-name="T1">Longitude: -75.684746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50 GMT-0400 (EDT) </text:span><text:a xlink:type="simple" xlink:href="http://alazgulec.net/try.html"><text:span text:style-name="T2">try.html:33</text:span></text:a></text:p>
      <text:p text:style-name="P2"><text:span text:style-name="T1">Latitude:45.4235213 </text:span><text:a xlink:type="simple" xlink:href="http://alazgulec.net/try.html"><text:span text:style-name="T2">try.html:34</text:span></text:a></text:p>
      <text:p text:style-name="P2"><text:span text:style-name="T1">Longitude: -75.684706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52 GMT-0400 (EDT) </text:span><text:a xlink:type="simple" xlink:href="http://alazgulec.net/try.html"><text:span text:style-name="T2">try.html:33</text:span></text:a></text:p>
      <text:p text:style-name="P2"><text:span text:style-name="T1">Latitude:45.4235318 </text:span><text:a xlink:type="simple" xlink:href="http://alazgulec.net/try.html"><text:span text:style-name="T2">try.html:34</text:span></text:a></text:p>
      <text:p text:style-name="P2"><text:span text:style-name="T1">Longitude: -75.684677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54 GMT-0400 (EDT) </text:span><text:a xlink:type="simple" xlink:href="http://alazgulec.net/try.html"><text:span text:style-name="T2">try.html:33</text:span></text:a></text:p>
      <text:p text:style-name="P2"><text:span text:style-name="T1">Latitude:45.4235398 </text:span><text:a xlink:type="simple" xlink:href="http://alazgulec.net/try.html"><text:span text:style-name="T2">try.html:34</text:span></text:a></text:p>
      <text:p text:style-name="P2"><text:span text:style-name="T1">Longitude: -75.684651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56 GMT-0400 (EDT) </text:span><text:a xlink:type="simple" xlink:href="http://alazgulec.net/try.html"><text:span text:style-name="T2">try.html:33</text:span></text:a></text:p>
      <text:p text:style-name="P2"><text:span text:style-name="T1">Latitude:45.423549 </text:span><text:a xlink:type="simple" xlink:href="http://alazgulec.net/try.html"><text:span text:style-name="T2">try.html:34</text:span></text:a></text:p>
      <text:p text:style-name="P2"><text:span text:style-name="T1">Longitude: -75.684622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4:58 GMT-0400 (EDT) </text:span><text:a xlink:type="simple" xlink:href="http://alazgulec.net/try.html"><text:span text:style-name="T2">try.html:33</text:span></text:a></text:p>
      <text:p text:style-name="P2"><text:span text:style-name="T1">Latitude:45.423558 </text:span><text:a xlink:type="simple" xlink:href="http://alazgulec.net/try.html"><text:span text:style-name="T2">try.html:34</text:span></text:a></text:p>
      <text:p text:style-name="P2"><text:span text:style-name="T1">Longitude: -75.684595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00 GMT-0400 (EDT) </text:span><text:a xlink:type="simple" xlink:href="http://alazgulec.net/try.html"><text:span text:style-name="T2">try.html:33</text:span></text:a></text:p>
      <text:p text:style-name="P2"><text:span text:style-name="T1">Latitude:45.4235676 </text:span><text:a xlink:type="simple" xlink:href="http://alazgulec.net/try.html"><text:span text:style-name="T2">try.html:34</text:span></text:a></text:p>
      <text:p text:style-name="P2"><text:span text:style-name="T1">Longitude: -75.684569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02 GMT-0400 (EDT) </text:span><text:a xlink:type="simple" xlink:href="http://alazgulec.net/try.html"><text:span text:style-name="T2">try.html:33</text:span></text:a></text:p>
      <text:p text:style-name="P2"><text:span text:style-name="T1">Latitude:45.423576 </text:span><text:a xlink:type="simple" xlink:href="http://alazgulec.net/try.html"><text:span text:style-name="T2">try.html:34</text:span></text:a></text:p>
      <text:p text:style-name="P2"><text:span text:style-name="T1">Longitude: -75.684544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04 GMT-0400 (EDT) </text:span><text:a xlink:type="simple" xlink:href="http://alazgulec.net/try.html"><text:span text:style-name="T2">try.html:33</text:span></text:a></text:p>
      <text:p text:style-name="P2"><text:span text:style-name="T1">Latitude:45.4235834 </text:span><text:a xlink:type="simple" xlink:href="http://alazgulec.net/try.html"><text:span text:style-name="T2">try.html:34</text:span></text:a></text:p>
      <text:p text:style-name="P2"><text:span text:style-name="T1">Longitude: -75.68452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06 GMT-0400 (EDT) </text:span><text:a xlink:type="simple" xlink:href="http://alazgulec.net/try.html"><text:span text:style-name="T2">try.html:33</text:span></text:a></text:p>
      <text:p text:style-name="P2"><text:span text:style-name="T1">Latitude:45.4235913 </text:span><text:a xlink:type="simple" xlink:href="http://alazgulec.net/try.html"><text:span text:style-name="T2">try.html:34</text:span></text:a></text:p>
      <text:p text:style-name="P2"><text:span text:style-name="T1">Longitude: -75.68450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08 GMT-0400 (EDT) </text:span><text:a xlink:type="simple" xlink:href="http://alazgulec.net/try.html"><text:span text:style-name="T2">try.html:33</text:span></text:a></text:p>
      <text:p text:style-name="P2"><text:span text:style-name="T1">Latitude:45.4235995 </text:span><text:a xlink:type="simple" xlink:href="http://alazgulec.net/try.html"><text:span text:style-name="T2">try.html:34</text:span></text:a></text:p>
      <text:p text:style-name="P2"><text:span text:style-name="T1">Longitude: -75.684478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10 GMT-0400 (EDT) </text:span><text:a xlink:type="simple" xlink:href="http://alazgulec.net/try.html"><text:span text:style-name="T2">try.html:33</text:span></text:a></text:p>
      <text:p text:style-name="P2"><text:span text:style-name="T1">Latitude:45.4236055 </text:span><text:a xlink:type="simple" xlink:href="http://alazgulec.net/try.html"><text:span text:style-name="T2">try.html:34</text:span></text:a></text:p>
      <text:p text:style-name="P2"><text:span text:style-name="T1">Longitude: -75.684462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12 GMT-0400 (EDT) </text:span><text:a xlink:type="simple" xlink:href="http://alazgulec.net/try.html"><text:span text:style-name="T2">try.html:33</text:span></text:a></text:p>
      <text:p text:style-name="P2"><text:span text:style-name="T1">Latitude:45.4236106 </text:span><text:a xlink:type="simple" xlink:href="http://alazgulec.net/try.html"><text:span text:style-name="T2">try.html:34</text:span></text:a></text:p>
      <text:p text:style-name="P2"><text:span text:style-name="T1">Longitude: -75.684445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14 GMT-0400 (EDT) </text:span><text:a xlink:type="simple" xlink:href="http://alazgulec.net/try.html"><text:span text:style-name="T2">try.html:33</text:span></text:a></text:p>
      <text:p text:style-name="P2"><text:span text:style-name="T1">Latitude:45.4236159 </text:span><text:a xlink:type="simple" xlink:href="http://alazgulec.net/try.html"><text:span text:style-name="T2">try.html:34</text:span></text:a></text:p>
      <text:p text:style-name="P2"><text:span text:style-name="T1">Longitude: -75.684429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16 GMT-0400 (EDT) </text:span><text:a xlink:type="simple" xlink:href="http://alazgulec.net/try.html"><text:span text:style-name="T2">try.html:33</text:span></text:a></text:p>
      <text:p text:style-name="P2"><text:span text:style-name="T1">Latitude:45.42362 </text:span><text:a xlink:type="simple" xlink:href="http://alazgulec.net/try.html"><text:span text:style-name="T2">try.html:34</text:span></text:a></text:p>
      <text:p text:style-name="P2"><text:span text:style-name="T1">Longitude: -75.6844177 </text:span><text:a xlink:type="simple" xlink:href="http://alazgulec.net/try.html"><text:span text:style-name="T2">try.html:35</text:span></text:a></text:p>
      <text:p text:style-name="P2"><text:soft-page-break/><text:span text:style-name="T1">Accuracy: 10 </text:span><text:a xlink:type="simple" xlink:href="http://alazgulec.net/try.html"><text:span text:style-name="T2">try.html:36</text:span></text:a></text:p>
      <text:p text:style-name="P2"><text:span text:style-name="T4">5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18 GMT-0400 (EDT) </text:span><text:a xlink:type="simple" xlink:href="http://alazgulec.net/try.html"><text:span text:style-name="T2">try.html:33</text:span></text:a></text:p>
      <text:p text:style-name="P2"><text:span text:style-name="T1">Latitude:45.4236283 </text:span><text:a xlink:type="simple" xlink:href="http://alazgulec.net/try.html"><text:span text:style-name="T2">try.html:34</text:span></text:a></text:p>
      <text:p text:style-name="P2"><text:span text:style-name="T1">Longitude: -75.684396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20 GMT-0400 (EDT) </text:span><text:a xlink:type="simple" xlink:href="http://alazgulec.net/try.html"><text:span text:style-name="T2">try.html:33</text:span></text:a></text:p>
      <text:p text:style-name="P2"><text:span text:style-name="T1">Latitude:45.4236369 </text:span><text:a xlink:type="simple" xlink:href="http://alazgulec.net/try.html"><text:span text:style-name="T2">try.html:34</text:span></text:a></text:p>
      <text:p text:style-name="P2"><text:span text:style-name="T1">Longitude: -75.684376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22 GMT-0400 (EDT) </text:span><text:a xlink:type="simple" xlink:href="http://alazgulec.net/try.html"><text:span text:style-name="T2">try.html:33</text:span></text:a></text:p>
      <text:p text:style-name="P2"><text:span text:style-name="T1">Latitude:45.4236443 </text:span><text:a xlink:type="simple" xlink:href="http://alazgulec.net/try.html"><text:span text:style-name="T2">try.html:34</text:span></text:a></text:p>
      <text:p text:style-name="P2"><text:span text:style-name="T1">Longitude: -75.684356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24 GMT-0400 (EDT) </text:span><text:a xlink:type="simple" xlink:href="http://alazgulec.net/try.html"><text:span text:style-name="T2">try.html:33</text:span></text:a></text:p>
      <text:p text:style-name="P2"><text:span text:style-name="T1">Latitude:45.4236514 </text:span><text:a xlink:type="simple" xlink:href="http://alazgulec.net/try.html"><text:span text:style-name="T2">try.html:34</text:span></text:a></text:p>
      <text:p text:style-name="P2"><text:span text:style-name="T1">Longitude: -75.684339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26 GMT-0400 (EDT) </text:span><text:a xlink:type="simple" xlink:href="http://alazgulec.net/try.html"><text:span text:style-name="T2">try.html:33</text:span></text:a></text:p>
      <text:p text:style-name="P2"><text:span text:style-name="T1">Latitude:45.4236581 </text:span><text:a xlink:type="simple" xlink:href="http://alazgulec.net/try.html"><text:span text:style-name="T2">try.html:34</text:span></text:a></text:p>
      <text:p text:style-name="P2"><text:span text:style-name="T1">Longitude: -75.684323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27 GMT-0400 (EDT) </text:span><text:a xlink:type="simple" xlink:href="http://alazgulec.net/try.html"><text:span text:style-name="T2">try.html:33</text:span></text:a></text:p>
      <text:p text:style-name="P2"><text:span text:style-name="T1">Latitude:45.4236645 </text:span><text:a xlink:type="simple" xlink:href="http://alazgulec.net/try.html"><text:span text:style-name="T2">try.html:34</text:span></text:a></text:p>
      <text:p text:style-name="P2"><text:span text:style-name="T1">Longitude: -75.684308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29 GMT-0400 (EDT) </text:span><text:a xlink:type="simple" xlink:href="http://alazgulec.net/try.html"><text:span text:style-name="T2">try.html:33</text:span></text:a></text:p>
      <text:p text:style-name="P2"><text:span text:style-name="T1">Latitude:45.4236699 </text:span><text:a xlink:type="simple" xlink:href="http://alazgulec.net/try.html"><text:span text:style-name="T2">try.html:34</text:span></text:a></text:p>
      <text:p text:style-name="P2"><text:span text:style-name="T1">Longitude: -75.68429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31 GMT-0400 (EDT) </text:span><text:a xlink:type="simple" xlink:href="http://alazgulec.net/try.html"><text:span text:style-name="T2">try.html:33</text:span></text:a></text:p>
      <text:p text:style-name="P2"><text:span text:style-name="T1">Latitude:45.423675 </text:span><text:a xlink:type="simple" xlink:href="http://alazgulec.net/try.html"><text:span text:style-name="T2">try.html:34</text:span></text:a></text:p>
      <text:p text:style-name="P2"><text:span text:style-name="T1">Longitude: -75.684282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33 GMT-0400 (EDT) </text:span><text:a xlink:type="simple" xlink:href="http://alazgulec.net/try.html"><text:span text:style-name="T2">try.html:33</text:span></text:a></text:p>
      <text:p text:style-name="P2"><text:span text:style-name="T1">Latitude:45.423679 </text:span><text:a xlink:type="simple" xlink:href="http://alazgulec.net/try.html"><text:span text:style-name="T2">try.html:34</text:span></text:a></text:p>
      <text:p text:style-name="P2"><text:span text:style-name="T1">Longitude: -75.684271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35 GMT-0400 (EDT) </text:span><text:a xlink:type="simple" xlink:href="http://alazgulec.net/try.html"><text:span text:style-name="T2">try.html:33</text:span></text:a></text:p>
      <text:p text:style-name="P2"><text:span text:style-name="T1">Latitude:45.4236837 </text:span><text:a xlink:type="simple" xlink:href="http://alazgulec.net/try.html"><text:span text:style-name="T2">try.html:34</text:span></text:a></text:p>
      <text:p text:style-name="P2"><text:span text:style-name="T1">Longitude: -75.684261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37 GMT-0400 (EDT) </text:span><text:a xlink:type="simple" xlink:href="http://alazgulec.net/try.html"><text:span text:style-name="T2">try.html:33</text:span></text:a></text:p>
      <text:p text:style-name="P2"><text:span text:style-name="T1">Latitude:45.4236852 </text:span><text:a xlink:type="simple" xlink:href="http://alazgulec.net/try.html"><text:span text:style-name="T2">try.html:34</text:span></text:a></text:p>
      <text:p text:style-name="P2"><text:span text:style-name="T1">Longitude: -75.684256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39 GMT-0400 (EDT) </text:span><text:a xlink:type="simple" xlink:href="http://alazgulec.net/try.html"><text:span text:style-name="T2">try.html:33</text:span></text:a></text:p>
      <text:p text:style-name="P2"><text:span text:style-name="T1">Latitude:45.423688 </text:span><text:a xlink:type="simple" xlink:href="http://alazgulec.net/try.html"><text:span text:style-name="T2">try.html:34</text:span></text:a></text:p>
      <text:p text:style-name="P2"><text:span text:style-name="T1">Longitude: -75.684250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41 GMT-0400 (EDT) </text:span><text:a xlink:type="simple" xlink:href="http://alazgulec.net/try.html"><text:span text:style-name="T2">try.html:33</text:span></text:a></text:p>
      <text:p text:style-name="P2"><text:span text:style-name="T1">Latitude:45.4236909 </text:span><text:a xlink:type="simple" xlink:href="http://alazgulec.net/try.html"><text:span text:style-name="T2">try.html:34</text:span></text:a></text:p>
      <text:p text:style-name="P2"><text:span text:style-name="T1">Longitude: -75.684243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7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43 GMT-0400 (EDT) </text:span><text:a xlink:type="simple" xlink:href="http://alazgulec.net/try.html"><text:span text:style-name="T2">try.html:33</text:span></text:a></text:p>
      <text:p text:style-name="P2"><text:span text:style-name="T1">Latitude:45.4236953 </text:span><text:a xlink:type="simple" xlink:href="http://alazgulec.net/try.html"><text:span text:style-name="T2">try.html:34</text:span></text:a></text:p>
      <text:p text:style-name="P2"><text:span text:style-name="T1">Longitude: -75.684233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7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45 GMT-0400 (EDT) </text:span><text:a xlink:type="simple" xlink:href="http://alazgulec.net/try.html"><text:span text:style-name="T2">try.html:33</text:span></text:a></text:p>
      <text:p text:style-name="P2"><text:span text:style-name="T1">Latitude:45.4236987 </text:span><text:a xlink:type="simple" xlink:href="http://alazgulec.net/try.html"><text:span text:style-name="T2">try.html:34</text:span></text:a></text:p>
      <text:p text:style-name="P2"><text:span text:style-name="T1">Longitude: -75.684225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7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47 GMT-0400 (EDT) </text:span><text:a xlink:type="simple" xlink:href="http://alazgulec.net/try.html"><text:span text:style-name="T2">try.html:33</text:span></text:a></text:p>
      <text:p text:style-name="P2"><text:span text:style-name="T1">Latitude:45.423701 </text:span><text:a xlink:type="simple" xlink:href="http://alazgulec.net/try.html"><text:span text:style-name="T2">try.html:34</text:span></text:a></text:p>
      <text:p text:style-name="P2"><text:span text:style-name="T1">Longitude: -75.6842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7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49 GMT-0400 (EDT) </text:span><text:a xlink:type="simple" xlink:href="http://alazgulec.net/try.html"><text:span text:style-name="T2">try.html:33</text:span></text:a></text:p>
      <text:p text:style-name="P2"><text:span text:style-name="T1">Latitude:45.4237031 </text:span><text:a xlink:type="simple" xlink:href="http://alazgulec.net/try.html"><text:span text:style-name="T2">try.html:34</text:span></text:a></text:p>
      <text:p text:style-name="P2"><text:span text:style-name="T1">Longitude: -75.684214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7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51 GMT-0400 (EDT) </text:span><text:a xlink:type="simple" xlink:href="http://alazgulec.net/try.html"><text:span text:style-name="T2">try.html:33</text:span></text:a></text:p>
      <text:p text:style-name="P2"><text:span text:style-name="T1">Latitude:45.4237053 </text:span><text:a xlink:type="simple" xlink:href="http://alazgulec.net/try.html"><text:span text:style-name="T2">try.html:34</text:span></text:a></text:p>
      <text:p text:style-name="P2"><text:span text:style-name="T1">Longitude: -75.684209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7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53 GMT-0400 (EDT) </text:span><text:a xlink:type="simple" xlink:href="http://alazgulec.net/try.html"><text:span text:style-name="T2">try.html:33</text:span></text:a></text:p>
      <text:p text:style-name="P2"><text:span text:style-name="T1">Latitude:45.4237076 </text:span><text:a xlink:type="simple" xlink:href="http://alazgulec.net/try.html"><text:span text:style-name="T2">try.html:34</text:span></text:a></text:p>
      <text:p text:style-name="P2"><text:soft-page-break/><text:span text:style-name="T1">Longitude: -75.684203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7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55 GMT-0400 (EDT) </text:span><text:a xlink:type="simple" xlink:href="http://alazgulec.net/try.html"><text:span text:style-name="T2">try.html:33</text:span></text:a></text:p>
      <text:p text:style-name="P2"><text:span text:style-name="T1">Latitude:45.4237101 </text:span><text:a xlink:type="simple" xlink:href="http://alazgulec.net/try.html"><text:span text:style-name="T2">try.html:34</text:span></text:a></text:p>
      <text:p text:style-name="P2"><text:span text:style-name="T1">Longitude: -75.684197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7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57 GMT-0400 (EDT) </text:span><text:a xlink:type="simple" xlink:href="http://alazgulec.net/try.html"><text:span text:style-name="T2">try.html:33</text:span></text:a></text:p>
      <text:p text:style-name="P2"><text:span text:style-name="T1">Latitude:45.4237126 </text:span><text:a xlink:type="simple" xlink:href="http://alazgulec.net/try.html"><text:span text:style-name="T2">try.html:34</text:span></text:a></text:p>
      <text:p text:style-name="P2"><text:span text:style-name="T1">Longitude: -75.684191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7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5:59 GMT-0400 (EDT) </text:span><text:a xlink:type="simple" xlink:href="http://alazgulec.net/try.html"><text:span text:style-name="T2">try.html:33</text:span></text:a></text:p>
      <text:p text:style-name="P2"><text:span text:style-name="T1">Latitude:45.4237129 </text:span><text:a xlink:type="simple" xlink:href="http://alazgulec.net/try.html"><text:span text:style-name="T2">try.html:34</text:span></text:a></text:p>
      <text:p text:style-name="P2"><text:span text:style-name="T1">Longitude: -75.684190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7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01 GMT-0400 (EDT) </text:span><text:a xlink:type="simple" xlink:href="http://alazgulec.net/try.html"><text:span text:style-name="T2">try.html:33</text:span></text:a></text:p>
      <text:p text:style-name="P2"><text:span text:style-name="T1">Latitude:45.4237146 </text:span><text:a xlink:type="simple" xlink:href="http://alazgulec.net/try.html"><text:span text:style-name="T2">try.html:34</text:span></text:a></text:p>
      <text:p text:style-name="P2"><text:span text:style-name="T1">Longitude: -75.684185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8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03 GMT-0400 (EDT) </text:span><text:a xlink:type="simple" xlink:href="http://alazgulec.net/try.html"><text:span text:style-name="T2">try.html:33</text:span></text:a></text:p>
      <text:p text:style-name="P2"><text:span text:style-name="T1">Latitude:45.4237164 </text:span><text:a xlink:type="simple" xlink:href="http://alazgulec.net/try.html"><text:span text:style-name="T2">try.html:34</text:span></text:a></text:p>
      <text:p text:style-name="P2"><text:span text:style-name="T1">Longitude: -75.684181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8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05 GMT-0400 (EDT) </text:span><text:a xlink:type="simple" xlink:href="http://alazgulec.net/try.html"><text:span text:style-name="T2">try.html:33</text:span></text:a></text:p>
      <text:p text:style-name="P2"><text:span text:style-name="T1">Latitude:45.4237167 </text:span><text:a xlink:type="simple" xlink:href="http://alazgulec.net/try.html"><text:span text:style-name="T2">try.html:34</text:span></text:a></text:p>
      <text:p text:style-name="P2"><text:span text:style-name="T1">Longitude: -75.684180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8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07 GMT-0400 (EDT) </text:span><text:a xlink:type="simple" xlink:href="http://alazgulec.net/try.html"><text:span text:style-name="T2">try.html:33</text:span></text:a></text:p>
      <text:p text:style-name="P2"><text:span text:style-name="T1">Latitude:45.4237171 </text:span><text:a xlink:type="simple" xlink:href="http://alazgulec.net/try.html"><text:span text:style-name="T2">try.html:34</text:span></text:a></text:p>
      <text:p text:style-name="P2"><text:span text:style-name="T1">Longitude: -75.684179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8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09 GMT-0400 (EDT) </text:span><text:a xlink:type="simple" xlink:href="http://alazgulec.net/try.html"><text:span text:style-name="T2">try.html:33</text:span></text:a></text:p>
      <text:p text:style-name="P2"><text:span text:style-name="T1">Latitude:45.4237173 </text:span><text:a xlink:type="simple" xlink:href="http://alazgulec.net/try.html"><text:span text:style-name="T2">try.html:34</text:span></text:a></text:p>
      <text:p text:style-name="P2"><text:span text:style-name="T1">Longitude: -75.684177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8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11 GMT-0400 (EDT) </text:span><text:a xlink:type="simple" xlink:href="http://alazgulec.net/try.html"><text:span text:style-name="T2">try.html:33</text:span></text:a></text:p>
      <text:p text:style-name="P2"><text:span text:style-name="T1">Latitude:45.4237175 </text:span><text:a xlink:type="simple" xlink:href="http://alazgulec.net/try.html"><text:span text:style-name="T2">try.html:34</text:span></text:a></text:p>
      <text:p text:style-name="P2"><text:span text:style-name="T1">Longitude: -75.684176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8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13 GMT-0400 (EDT) </text:span><text:a xlink:type="simple" xlink:href="http://alazgulec.net/try.html"><text:span text:style-name="T2">try.html:33</text:span></text:a></text:p>
      <text:p text:style-name="P2"><text:span text:style-name="T1">Latitude:45.4237178 </text:span><text:a xlink:type="simple" xlink:href="http://alazgulec.net/try.html"><text:span text:style-name="T2">try.html:34</text:span></text:a></text:p>
      <text:p text:style-name="P2"><text:span text:style-name="T1">Longitude: -75.68417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8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15 GMT-0400 (EDT) </text:span><text:a xlink:type="simple" xlink:href="http://alazgulec.net/try.html"><text:span text:style-name="T2">try.html:33</text:span></text:a></text:p>
      <text:p text:style-name="P2"><text:span text:style-name="T1">Latitude:45.423719 </text:span><text:a xlink:type="simple" xlink:href="http://alazgulec.net/try.html"><text:span text:style-name="T2">try.html:34</text:span></text:a></text:p>
      <text:p text:style-name="P2"><text:span text:style-name="T1">Longitude: -75.684172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8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17 GMT-0400 (EDT) </text:span><text:a xlink:type="simple" xlink:href="http://alazgulec.net/try.html"><text:span text:style-name="T2">try.html:33</text:span></text:a></text:p>
      <text:p text:style-name="P2"><text:span text:style-name="T1">Latitude:45.4237199 </text:span><text:a xlink:type="simple" xlink:href="http://alazgulec.net/try.html"><text:span text:style-name="T2">try.html:34</text:span></text:a></text:p>
      <text:p text:style-name="P2"><text:span text:style-name="T1">Longitude: -75.684169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8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19 GMT-0400 (EDT) </text:span><text:a xlink:type="simple" xlink:href="http://alazgulec.net/try.html"><text:span text:style-name="T2">try.html:33</text:span></text:a></text:p>
      <text:p text:style-name="P2"><text:span text:style-name="T1">Latitude:45.423721 </text:span><text:a xlink:type="simple" xlink:href="http://alazgulec.net/try.html"><text:span text:style-name="T2">try.html:34</text:span></text:a></text:p>
      <text:p text:style-name="P2"><text:span text:style-name="T1">Longitude: -75.684166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8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21 GMT-0400 (EDT) </text:span><text:a xlink:type="simple" xlink:href="http://alazgulec.net/try.html"><text:span text:style-name="T2">try.html:33</text:span></text:a></text:p>
      <text:p text:style-name="P2"><text:span text:style-name="T1">Latitude:45.4237218 </text:span><text:a xlink:type="simple" xlink:href="http://alazgulec.net/try.html"><text:span text:style-name="T2">try.html:34</text:span></text:a></text:p>
      <text:p text:style-name="P2"><text:span text:style-name="T1">Longitude: -75.684163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9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23 GMT-0400 (EDT) </text:span><text:a xlink:type="simple" xlink:href="http://alazgulec.net/try.html"><text:span text:style-name="T2">try.html:33</text:span></text:a></text:p>
      <text:p text:style-name="P2"><text:span text:style-name="T1">Latitude:45.4237239 </text:span><text:a xlink:type="simple" xlink:href="http://alazgulec.net/try.html"><text:span text:style-name="T2">try.html:34</text:span></text:a></text:p>
      <text:p text:style-name="P2"><text:span text:style-name="T1">Longitude: -75.684156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9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25 GMT-0400 (EDT) </text:span><text:a xlink:type="simple" xlink:href="http://alazgulec.net/try.html"><text:span text:style-name="T2">try.html:33</text:span></text:a></text:p>
      <text:p text:style-name="P2"><text:span text:style-name="T1">Latitude:45.4237248 </text:span><text:a xlink:type="simple" xlink:href="http://alazgulec.net/try.html"><text:span text:style-name="T2">try.html:34</text:span></text:a></text:p>
      <text:p text:style-name="P2"><text:span text:style-name="T1">Longitude: -75.684154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9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27 GMT-0400 (EDT) </text:span><text:a xlink:type="simple" xlink:href="http://alazgulec.net/try.html"><text:span text:style-name="T2">try.html:33</text:span></text:a></text:p>
      <text:p text:style-name="P2"><text:span text:style-name="T1">Latitude:45.4237256 </text:span><text:a xlink:type="simple" xlink:href="http://alazgulec.net/try.html"><text:span text:style-name="T2">try.html:34</text:span></text:a></text:p>
      <text:p text:style-name="P2"><text:span text:style-name="T1">Longitude: -75.684151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9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29 GMT-0400 (EDT) </text:span><text:a xlink:type="simple" xlink:href="http://alazgulec.net/try.html"><text:span text:style-name="T2">try.html:33</text:span></text:a></text:p>
      <text:p text:style-name="P2"><text:span text:style-name="T1">Latitude:45.4237263 </text:span><text:a xlink:type="simple" xlink:href="http://alazgulec.net/try.html"><text:span text:style-name="T2">try.html:34</text:span></text:a></text:p>
      <text:p text:style-name="P2"><text:span text:style-name="T1">Longitude: -75.684148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9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31 GMT-0400 (EDT) </text:span><text:a xlink:type="simple" xlink:href="http://alazgulec.net/try.html"><text:span text:style-name="T2">try.html:33</text:span></text:a></text:p>
      <text:p text:style-name="P2"><text:soft-page-break/><text:span text:style-name="T1">Latitude:45.4237271 </text:span><text:a xlink:type="simple" xlink:href="http://alazgulec.net/try.html"><text:span text:style-name="T2">try.html:34</text:span></text:a></text:p>
      <text:p text:style-name="P2"><text:span text:style-name="T1">Longitude: -75.684146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9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33 GMT-0400 (EDT) </text:span><text:a xlink:type="simple" xlink:href="http://alazgulec.net/try.html"><text:span text:style-name="T2">try.html:33</text:span></text:a></text:p>
      <text:p text:style-name="P2"><text:span text:style-name="T1">Latitude:45.4237279 </text:span><text:a xlink:type="simple" xlink:href="http://alazgulec.net/try.html"><text:span text:style-name="T2">try.html:34</text:span></text:a></text:p>
      <text:p text:style-name="P2"><text:span text:style-name="T1">Longitude: -75.684143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9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35 GMT-0400 (EDT) </text:span><text:a xlink:type="simple" xlink:href="http://alazgulec.net/try.html"><text:span text:style-name="T2">try.html:33</text:span></text:a></text:p>
      <text:p text:style-name="P2"><text:span text:style-name="T1">Latitude:45.4237288 </text:span><text:a xlink:type="simple" xlink:href="http://alazgulec.net/try.html"><text:span text:style-name="T2">try.html:34</text:span></text:a></text:p>
      <text:p text:style-name="P2"><text:span text:style-name="T1">Longitude: -75.684141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9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37 GMT-0400 (EDT) </text:span><text:a xlink:type="simple" xlink:href="http://alazgulec.net/try.html"><text:span text:style-name="T2">try.html:33</text:span></text:a></text:p>
      <text:p text:style-name="P2"><text:span text:style-name="T1">Latitude:45.4237297 </text:span><text:a xlink:type="simple" xlink:href="http://alazgulec.net/try.html"><text:span text:style-name="T2">try.html:34</text:span></text:a></text:p>
      <text:p text:style-name="P2"><text:span text:style-name="T1">Longitude: -75.684138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9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39 GMT-0400 (EDT) </text:span><text:a xlink:type="simple" xlink:href="http://alazgulec.net/try.html"><text:span text:style-name="T2">try.html:33</text:span></text:a></text:p>
      <text:p text:style-name="P2"><text:span text:style-name="T1">Latitude:45.4237304 </text:span><text:a xlink:type="simple" xlink:href="http://alazgulec.net/try.html"><text:span text:style-name="T2">try.html:34</text:span></text:a></text:p>
      <text:p text:style-name="P2"><text:span text:style-name="T1">Longitude: -75.684136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9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41 GMT-0400 (EDT) </text:span><text:a xlink:type="simple" xlink:href="http://alazgulec.net/try.html"><text:span text:style-name="T2">try.html:33</text:span></text:a></text:p>
      <text:p text:style-name="P2"><text:span text:style-name="T1">Latitude:45.4237312 </text:span><text:a xlink:type="simple" xlink:href="http://alazgulec.net/try.html"><text:span text:style-name="T2">try.html:34</text:span></text:a></text:p>
      <text:p text:style-name="P2"><text:span text:style-name="T1">Longitude: -75.684133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0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43 GMT-0400 (EDT) </text:span><text:a xlink:type="simple" xlink:href="http://alazgulec.net/try.html"><text:span text:style-name="T2">try.html:33</text:span></text:a></text:p>
      <text:p text:style-name="P2"><text:span text:style-name="T1">Latitude:45.423732 </text:span><text:a xlink:type="simple" xlink:href="http://alazgulec.net/try.html"><text:span text:style-name="T2">try.html:34</text:span></text:a></text:p>
      <text:p text:style-name="P2"><text:span text:style-name="T1">Longitude: -75.684131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0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45 GMT-0400 (EDT) </text:span><text:a xlink:type="simple" xlink:href="http://alazgulec.net/try.html"><text:span text:style-name="T2">try.html:33</text:span></text:a></text:p>
      <text:p text:style-name="P2"><text:span text:style-name="T1">Latitude:45.4237329 </text:span><text:a xlink:type="simple" xlink:href="http://alazgulec.net/try.html"><text:span text:style-name="T2">try.html:34</text:span></text:a></text:p>
      <text:p text:style-name="P2"><text:span text:style-name="T1">Longitude: -75.684128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0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47 GMT-0400 (EDT) </text:span><text:a xlink:type="simple" xlink:href="http://alazgulec.net/try.html"><text:span text:style-name="T2">try.html:33</text:span></text:a></text:p>
      <text:p text:style-name="P2"><text:span text:style-name="T1">Latitude:45.4237349 </text:span><text:a xlink:type="simple" xlink:href="http://alazgulec.net/try.html"><text:span text:style-name="T2">try.html:34</text:span></text:a></text:p>
      <text:p text:style-name="P2"><text:span text:style-name="T1">Longitude: -75.684123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0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49 GMT-0400 (EDT) </text:span><text:a xlink:type="simple" xlink:href="http://alazgulec.net/try.html"><text:span text:style-name="T2">try.html:33</text:span></text:a></text:p>
      <text:p text:style-name="P2"><text:span text:style-name="T1">Latitude:45.4237368 </text:span><text:a xlink:type="simple" xlink:href="http://alazgulec.net/try.html"><text:span text:style-name="T2">try.html:34</text:span></text:a></text:p>
      <text:p text:style-name="P2"><text:span text:style-name="T1">Longitude: -75.684118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0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51 GMT-0400 (EDT) </text:span><text:a xlink:type="simple" xlink:href="http://alazgulec.net/try.html"><text:span text:style-name="T2">try.html:33</text:span></text:a></text:p>
      <text:p text:style-name="P2"><text:span text:style-name="T1">Latitude:45.4237388 </text:span><text:a xlink:type="simple" xlink:href="http://alazgulec.net/try.html"><text:span text:style-name="T2">try.html:34</text:span></text:a></text:p>
      <text:p text:style-name="P2"><text:span text:style-name="T1">Longitude: -75.684113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0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53 GMT-0400 (EDT) </text:span><text:a xlink:type="simple" xlink:href="http://alazgulec.net/try.html"><text:span text:style-name="T2">try.html:33</text:span></text:a></text:p>
      <text:p text:style-name="P2"><text:span text:style-name="T1">Latitude:45.4237408 </text:span><text:a xlink:type="simple" xlink:href="http://alazgulec.net/try.html"><text:span text:style-name="T2">try.html:34</text:span></text:a></text:p>
      <text:p text:style-name="P2"><text:span text:style-name="T1">Longitude: -75.684108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0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55 GMT-0400 (EDT) </text:span><text:a xlink:type="simple" xlink:href="http://alazgulec.net/try.html"><text:span text:style-name="T2">try.html:33</text:span></text:a></text:p>
      <text:p text:style-name="P2"><text:span text:style-name="T1">Latitude:45.4237428 </text:span><text:a xlink:type="simple" xlink:href="http://alazgulec.net/try.html"><text:span text:style-name="T2">try.html:34</text:span></text:a></text:p>
      <text:p text:style-name="P2"><text:span text:style-name="T1">Longitude: -75.684103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0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57 GMT-0400 (EDT) </text:span><text:a xlink:type="simple" xlink:href="http://alazgulec.net/try.html"><text:span text:style-name="T2">try.html:33</text:span></text:a></text:p>
      <text:p text:style-name="P2"><text:span text:style-name="T1">Latitude:45.4237448 </text:span><text:a xlink:type="simple" xlink:href="http://alazgulec.net/try.html"><text:span text:style-name="T2">try.html:34</text:span></text:a></text:p>
      <text:p text:style-name="P2"><text:span text:style-name="T1">Longitude: -75.684098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0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6:59 GMT-0400 (EDT) </text:span><text:a xlink:type="simple" xlink:href="http://alazgulec.net/try.html"><text:span text:style-name="T2">try.html:33</text:span></text:a></text:p>
      <text:p text:style-name="P2"><text:span text:style-name="T1">Latitude:45.4237499 </text:span><text:a xlink:type="simple" xlink:href="http://alazgulec.net/try.html"><text:span text:style-name="T2">try.html:34</text:span></text:a></text:p>
      <text:p text:style-name="P2"><text:span text:style-name="T1">Longitude: -75.684087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0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01 GMT-0400 (EDT) </text:span><text:a xlink:type="simple" xlink:href="http://alazgulec.net/try.html"><text:span text:style-name="T2">try.html:33</text:span></text:a></text:p>
      <text:p text:style-name="P2"><text:span text:style-name="T1">Latitude:45.4237517 </text:span><text:a xlink:type="simple" xlink:href="http://alazgulec.net/try.html"><text:span text:style-name="T2">try.html:34</text:span></text:a></text:p>
      <text:p text:style-name="P2"><text:span text:style-name="T1">Longitude: -75.684083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1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03 GMT-0400 (EDT) </text:span><text:a xlink:type="simple" xlink:href="http://alazgulec.net/try.html"><text:span text:style-name="T2">try.html:33</text:span></text:a></text:p>
      <text:p text:style-name="P2"><text:span text:style-name="T1">Latitude:45.423754 </text:span><text:a xlink:type="simple" xlink:href="http://alazgulec.net/try.html"><text:span text:style-name="T2">try.html:34</text:span></text:a></text:p>
      <text:p text:style-name="P2"><text:span text:style-name="T1">Longitude: -75.684079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1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05 GMT-0400 (EDT) </text:span><text:a xlink:type="simple" xlink:href="http://alazgulec.net/try.html"><text:span text:style-name="T2">try.html:33</text:span></text:a></text:p>
      <text:p text:style-name="P2"><text:span text:style-name="T1">Latitude:45.4237563 </text:span><text:a xlink:type="simple" xlink:href="http://alazgulec.net/try.html"><text:span text:style-name="T2">try.html:34</text:span></text:a></text:p>
      <text:p text:style-name="P2"><text:span text:style-name="T1">Longitude: -75.684075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1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07 GMT-0400 (EDT) </text:span><text:a xlink:type="simple" xlink:href="http://alazgulec.net/try.html"><text:span text:style-name="T2">try.html:33</text:span></text:a></text:p>
      <text:p text:style-name="P2"><text:span text:style-name="T1">Latitude:45.423759 </text:span><text:a xlink:type="simple" xlink:href="http://alazgulec.net/try.html"><text:span text:style-name="T2">try.html:34</text:span></text:a></text:p>
      <text:p text:style-name="P2"><text:span text:style-name="T1">Longitude: -75.68407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13</text:span><text:span text:style-name="T1"> </text:span><text:a xlink:type="simple" xlink:href="http://alazgulec.net/try.html"><text:span text:style-name="T2">try.html:32</text:span></text:a></text:p>
      <text:p text:style-name="P2"><text:soft-page-break/><text:span text:style-name="T1">Time:Tue Mar 25 2014 13:37:10 GMT-0400 (EDT) </text:span><text:a xlink:type="simple" xlink:href="http://alazgulec.net/try.html"><text:span text:style-name="T2">try.html:33</text:span></text:a></text:p>
      <text:p text:style-name="P2"><text:span text:style-name="T1">Latitude:45.4237599 </text:span><text:a xlink:type="simple" xlink:href="http://alazgulec.net/try.html"><text:span text:style-name="T2">try.html:34</text:span></text:a></text:p>
      <text:p text:style-name="P2"><text:span text:style-name="T1">Longitude: -75.684068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1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12 GMT-0400 (EDT) </text:span><text:a xlink:type="simple" xlink:href="http://alazgulec.net/try.html"><text:span text:style-name="T2">try.html:33</text:span></text:a></text:p>
      <text:p text:style-name="P2"><text:span text:style-name="T1">Latitude:45.4237609 </text:span><text:a xlink:type="simple" xlink:href="http://alazgulec.net/try.html"><text:span text:style-name="T2">try.html:34</text:span></text:a></text:p>
      <text:p text:style-name="P2"><text:span text:style-name="T1">Longitude: -75.684066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1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14 GMT-0400 (EDT) </text:span><text:a xlink:type="simple" xlink:href="http://alazgulec.net/try.html"><text:span text:style-name="T2">try.html:33</text:span></text:a></text:p>
      <text:p text:style-name="P2"><text:span text:style-name="T1">Latitude:45.4237631 </text:span><text:a xlink:type="simple" xlink:href="http://alazgulec.net/try.html"><text:span text:style-name="T2">try.html:34</text:span></text:a></text:p>
      <text:p text:style-name="P2"><text:span text:style-name="T1">Longitude: -75.684059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1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16 GMT-0400 (EDT) </text:span><text:a xlink:type="simple" xlink:href="http://alazgulec.net/try.html"><text:span text:style-name="T2">try.html:33</text:span></text:a></text:p>
      <text:p text:style-name="P2"><text:span text:style-name="T1">Latitude:45.4237651 </text:span><text:a xlink:type="simple" xlink:href="http://alazgulec.net/try.html"><text:span text:style-name="T2">try.html:34</text:span></text:a></text:p>
      <text:p text:style-name="P2"><text:span text:style-name="T1">Longitude: -75.684054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1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18 GMT-0400 (EDT) </text:span><text:a xlink:type="simple" xlink:href="http://alazgulec.net/try.html"><text:span text:style-name="T2">try.html:33</text:span></text:a></text:p>
      <text:p text:style-name="P2"><text:span text:style-name="T1">Latitude:45.4237672 </text:span><text:a xlink:type="simple" xlink:href="http://alazgulec.net/try.html"><text:span text:style-name="T2">try.html:34</text:span></text:a></text:p>
      <text:p text:style-name="P2"><text:span text:style-name="T1">Longitude: -75.684048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1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20 GMT-0400 (EDT) </text:span><text:a xlink:type="simple" xlink:href="http://alazgulec.net/try.html"><text:span text:style-name="T2">try.html:33</text:span></text:a></text:p>
      <text:p text:style-name="P2"><text:span text:style-name="T1">Latitude:45.4237691 </text:span><text:a xlink:type="simple" xlink:href="http://alazgulec.net/try.html"><text:span text:style-name="T2">try.html:34</text:span></text:a></text:p>
      <text:p text:style-name="P2"><text:span text:style-name="T1">Longitude: -75.684043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1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22 GMT-0400 (EDT) </text:span><text:a xlink:type="simple" xlink:href="http://alazgulec.net/try.html"><text:span text:style-name="T2">try.html:33</text:span></text:a></text:p>
      <text:p text:style-name="P2"><text:span text:style-name="T1">Latitude:45.4237711 </text:span><text:a xlink:type="simple" xlink:href="http://alazgulec.net/try.html"><text:span text:style-name="T2">try.html:34</text:span></text:a></text:p>
      <text:p text:style-name="P2"><text:span text:style-name="T1">Longitude: -75.684037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2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24 GMT-0400 (EDT) </text:span><text:a xlink:type="simple" xlink:href="http://alazgulec.net/try.html"><text:span text:style-name="T2">try.html:33</text:span></text:a></text:p>
      <text:p text:style-name="P2"><text:span text:style-name="T1">Latitude:45.4237732 </text:span><text:a xlink:type="simple" xlink:href="http://alazgulec.net/try.html"><text:span text:style-name="T2">try.html:34</text:span></text:a></text:p>
      <text:p text:style-name="P2"><text:span text:style-name="T1">Longitude: -75.684031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2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26 GMT-0400 (EDT) </text:span><text:a xlink:type="simple" xlink:href="http://alazgulec.net/try.html"><text:span text:style-name="T2">try.html:33</text:span></text:a></text:p>
      <text:p text:style-name="P2"><text:span text:style-name="T1">Latitude:45.4237754 </text:span><text:a xlink:type="simple" xlink:href="http://alazgulec.net/try.html"><text:span text:style-name="T2">try.html:34</text:span></text:a></text:p>
      <text:p text:style-name="P2"><text:span text:style-name="T1">Longitude: -75.684023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2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29 GMT-0400 (EDT) </text:span><text:a xlink:type="simple" xlink:href="http://alazgulec.net/try.html"><text:span text:style-name="T2">try.html:33</text:span></text:a></text:p>
      <text:p text:style-name="P2"><text:span text:style-name="T1">Latitude:45.4237755 </text:span><text:a xlink:type="simple" xlink:href="http://alazgulec.net/try.html"><text:span text:style-name="T2">try.html:34</text:span></text:a></text:p>
      <text:p text:style-name="P2"><text:span text:style-name="T1">Longitude: -75.684019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2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30 GMT-0400 (EDT) </text:span><text:a xlink:type="simple" xlink:href="http://alazgulec.net/try.html"><text:span text:style-name="T2">try.html:33</text:span></text:a></text:p>
      <text:p text:style-name="P2"><text:span text:style-name="T1">Latitude:45.4237754 </text:span><text:a xlink:type="simple" xlink:href="http://alazgulec.net/try.html"><text:span text:style-name="T2">try.html:34</text:span></text:a></text:p>
      <text:p text:style-name="P2"><text:span text:style-name="T1">Longitude: -75.684013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2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32 GMT-0400 (EDT) </text:span><text:a xlink:type="simple" xlink:href="http://alazgulec.net/try.html"><text:span text:style-name="T2">try.html:33</text:span></text:a></text:p>
      <text:p text:style-name="P2"><text:span text:style-name="T1">Latitude:45.4237752 </text:span><text:a xlink:type="simple" xlink:href="http://alazgulec.net/try.html"><text:span text:style-name="T2">try.html:34</text:span></text:a></text:p>
      <text:p text:style-name="P2"><text:span text:style-name="T1">Longitude: -75.683999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2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34 GMT-0400 (EDT) </text:span><text:a xlink:type="simple" xlink:href="http://alazgulec.net/try.html"><text:span text:style-name="T2">try.html:33</text:span></text:a></text:p>
      <text:p text:style-name="P2"><text:span text:style-name="T1">Latitude:45.4237751 </text:span><text:a xlink:type="simple" xlink:href="http://alazgulec.net/try.html"><text:span text:style-name="T2">try.html:34</text:span></text:a></text:p>
      <text:p text:style-name="P2"><text:span text:style-name="T1">Longitude: -75.683995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2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36 GMT-0400 (EDT) </text:span><text:a xlink:type="simple" xlink:href="http://alazgulec.net/try.html"><text:span text:style-name="T2">try.html:33</text:span></text:a></text:p>
      <text:p text:style-name="P2"><text:span text:style-name="T1">Latitude:45.423775 </text:span><text:a xlink:type="simple" xlink:href="http://alazgulec.net/try.html"><text:span text:style-name="T2">try.html:34</text:span></text:a></text:p>
      <text:p text:style-name="P2"><text:span text:style-name="T1">Longitude: -75.683991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2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38 GMT-0400 (EDT) </text:span><text:a xlink:type="simple" xlink:href="http://alazgulec.net/try.html"><text:span text:style-name="T2">try.html:33</text:span></text:a></text:p>
      <text:p text:style-name="P2"><text:span text:style-name="T1">Latitude:45.4237749 </text:span><text:a xlink:type="simple" xlink:href="http://alazgulec.net/try.html"><text:span text:style-name="T2">try.html:34</text:span></text:a></text:p>
      <text:p text:style-name="P2"><text:span text:style-name="T1">Longitude: -75.683988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2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40 GMT-0400 (EDT) </text:span><text:a xlink:type="simple" xlink:href="http://alazgulec.net/try.html"><text:span text:style-name="T2">try.html:33</text:span></text:a></text:p>
      <text:p text:style-name="P2"><text:span text:style-name="T1">Latitude:45.4237743 </text:span><text:a xlink:type="simple" xlink:href="http://alazgulec.net/try.html"><text:span text:style-name="T2">try.html:34</text:span></text:a></text:p>
      <text:p text:style-name="P2"><text:span text:style-name="T1">Longitude: -75.683978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2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42 GMT-0400 (EDT) </text:span><text:a xlink:type="simple" xlink:href="http://alazgulec.net/try.html"><text:span text:style-name="T2">try.html:33</text:span></text:a></text:p>
      <text:p text:style-name="P2"><text:span text:style-name="T1">Latitude:45.4237728 </text:span><text:a xlink:type="simple" xlink:href="http://alazgulec.net/try.html"><text:span text:style-name="T2">try.html:34</text:span></text:a></text:p>
      <text:p text:style-name="P2"><text:span text:style-name="T1">Longitude: -75.683961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3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44 GMT-0400 (EDT) </text:span><text:a xlink:type="simple" xlink:href="http://alazgulec.net/try.html"><text:span text:style-name="T2">try.html:33</text:span></text:a></text:p>
      <text:p text:style-name="P2"><text:span text:style-name="T1">Latitude:45.4237719 </text:span><text:a xlink:type="simple" xlink:href="http://alazgulec.net/try.html"><text:span text:style-name="T2">try.html:34</text:span></text:a></text:p>
      <text:p text:style-name="P2"><text:span text:style-name="T1">Longitude: -75.683944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3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46 GMT-0400 (EDT) </text:span><text:a xlink:type="simple" xlink:href="http://alazgulec.net/try.html"><text:span text:style-name="T2">try.html:33</text:span></text:a></text:p>
      <text:p text:style-name="P2"><text:span text:style-name="T1">Latitude:45.4237715 </text:span><text:a xlink:type="simple" xlink:href="http://alazgulec.net/try.html"><text:span text:style-name="T2">try.html:34</text:span></text:a></text:p>
      <text:p text:style-name="P2"><text:span text:style-name="T1">Longitude: -75.683939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oft-page-break/><text:span text:style-name="T4">13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48 GMT-0400 (EDT) </text:span><text:a xlink:type="simple" xlink:href="http://alazgulec.net/try.html"><text:span text:style-name="T2">try.html:33</text:span></text:a></text:p>
      <text:p text:style-name="P2"><text:span text:style-name="T1">Latitude:45.4237711 </text:span><text:a xlink:type="simple" xlink:href="http://alazgulec.net/try.html"><text:span text:style-name="T2">try.html:34</text:span></text:a></text:p>
      <text:p text:style-name="P2"><text:span text:style-name="T1">Longitude: -75.683933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3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50 GMT-0400 (EDT) </text:span><text:a xlink:type="simple" xlink:href="http://alazgulec.net/try.html"><text:span text:style-name="T2">try.html:33</text:span></text:a></text:p>
      <text:p text:style-name="P2"><text:span text:style-name="T1">Latitude:45.4237708 </text:span><text:a xlink:type="simple" xlink:href="http://alazgulec.net/try.html"><text:span text:style-name="T2">try.html:34</text:span></text:a></text:p>
      <text:p text:style-name="P2"><text:span text:style-name="T1">Longitude: -75.683928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3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52 GMT-0400 (EDT) </text:span><text:a xlink:type="simple" xlink:href="http://alazgulec.net/try.html"><text:span text:style-name="T2">try.html:33</text:span></text:a></text:p>
      <text:p text:style-name="P2"><text:span text:style-name="T1">Latitude:45.4237705 </text:span><text:a xlink:type="simple" xlink:href="http://alazgulec.net/try.html"><text:span text:style-name="T2">try.html:34</text:span></text:a></text:p>
      <text:p text:style-name="P2"><text:span text:style-name="T1">Longitude: -75.683923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3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54 GMT-0400 (EDT) </text:span><text:a xlink:type="simple" xlink:href="http://alazgulec.net/try.html"><text:span text:style-name="T2">try.html:33</text:span></text:a></text:p>
      <text:p text:style-name="P2"><text:span text:style-name="T1">Latitude:45.4237702 </text:span><text:a xlink:type="simple" xlink:href="http://alazgulec.net/try.html"><text:span text:style-name="T2">try.html:34</text:span></text:a></text:p>
      <text:p text:style-name="P2"><text:span text:style-name="T1">Longitude: -75.683918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3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56 GMT-0400 (EDT) </text:span><text:a xlink:type="simple" xlink:href="http://alazgulec.net/try.html"><text:span text:style-name="T2">try.html:33</text:span></text:a></text:p>
      <text:p text:style-name="P2"><text:span text:style-name="T1">Latitude:45.4237693 </text:span><text:a xlink:type="simple" xlink:href="http://alazgulec.net/try.html"><text:span text:style-name="T2">try.html:34</text:span></text:a></text:p>
      <text:p text:style-name="P2"><text:span text:style-name="T1">Longitude: -75.683903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3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7:58 GMT-0400 (EDT) </text:span><text:a xlink:type="simple" xlink:href="http://alazgulec.net/try.html"><text:span text:style-name="T2">try.html:33</text:span></text:a></text:p>
      <text:p text:style-name="P2"><text:span text:style-name="T1">Latitude:45.4237682 </text:span><text:a xlink:type="simple" xlink:href="http://alazgulec.net/try.html"><text:span text:style-name="T2">try.html:34</text:span></text:a></text:p>
      <text:p text:style-name="P2"><text:span text:style-name="T1">Longitude: -75.68388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3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00 GMT-0400 (EDT) </text:span><text:a xlink:type="simple" xlink:href="http://alazgulec.net/try.html"><text:span text:style-name="T2">try.html:33</text:span></text:a></text:p>
      <text:p text:style-name="P2"><text:span text:style-name="T1">Latitude:45.4237673 </text:span><text:a xlink:type="simple" xlink:href="http://alazgulec.net/try.html"><text:span text:style-name="T2">try.html:34</text:span></text:a></text:p>
      <text:p text:style-name="P2"><text:span text:style-name="T1">Longitude: -75.683874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3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02 GMT-0400 (EDT) </text:span><text:a xlink:type="simple" xlink:href="http://alazgulec.net/try.html"><text:span text:style-name="T2">try.html:33</text:span></text:a></text:p>
      <text:p text:style-name="P2"><text:span text:style-name="T1">Latitude:45.4237664 </text:span><text:a xlink:type="simple" xlink:href="http://alazgulec.net/try.html"><text:span text:style-name="T2">try.html:34</text:span></text:a></text:p>
      <text:p text:style-name="P2"><text:span text:style-name="T1">Longitude: -75.68386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4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04 GMT-0400 (EDT) </text:span><text:a xlink:type="simple" xlink:href="http://alazgulec.net/try.html"><text:span text:style-name="T2">try.html:33</text:span></text:a></text:p>
      <text:p text:style-name="P2"><text:span text:style-name="T1">Latitude:45.4237654 </text:span><text:a xlink:type="simple" xlink:href="http://alazgulec.net/try.html"><text:span text:style-name="T2">try.html:34</text:span></text:a></text:p>
      <text:p text:style-name="P2"><text:span text:style-name="T1">Longitude: -75.683847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4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06 GMT-0400 (EDT) </text:span><text:a xlink:type="simple" xlink:href="http://alazgulec.net/try.html"><text:span text:style-name="T2">try.html:33</text:span></text:a></text:p>
      <text:p text:style-name="P2"><text:span text:style-name="T1">Latitude:45.4237645 </text:span><text:a xlink:type="simple" xlink:href="http://alazgulec.net/try.html"><text:span text:style-name="T2">try.html:34</text:span></text:a></text:p>
      <text:p text:style-name="P2"><text:span text:style-name="T1">Longitude: -75.683834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4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08 GMT-0400 (EDT) </text:span><text:a xlink:type="simple" xlink:href="http://alazgulec.net/try.html"><text:span text:style-name="T2">try.html:33</text:span></text:a></text:p>
      <text:p text:style-name="P2"><text:span text:style-name="T1">Latitude:45.4237632 </text:span><text:a xlink:type="simple" xlink:href="http://alazgulec.net/try.html"><text:span text:style-name="T2">try.html:34</text:span></text:a></text:p>
      <text:p text:style-name="P2"><text:span text:style-name="T1">Longitude: -75.683822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4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10 GMT-0400 (EDT) </text:span><text:a xlink:type="simple" xlink:href="http://alazgulec.net/try.html"><text:span text:style-name="T2">try.html:33</text:span></text:a></text:p>
      <text:p text:style-name="P2"><text:span text:style-name="T1">Latitude:45.4237623 </text:span><text:a xlink:type="simple" xlink:href="http://alazgulec.net/try.html"><text:span text:style-name="T2">try.html:34</text:span></text:a></text:p>
      <text:p text:style-name="P2"><text:span text:style-name="T1">Longitude: -75.683810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4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12 GMT-0400 (EDT) </text:span><text:a xlink:type="simple" xlink:href="http://alazgulec.net/try.html"><text:span text:style-name="T2">try.html:33</text:span></text:a></text:p>
      <text:p text:style-name="P2"><text:span text:style-name="T1">Latitude:45.4237621 </text:span><text:a xlink:type="simple" xlink:href="http://alazgulec.net/try.html"><text:span text:style-name="T2">try.html:34</text:span></text:a></text:p>
      <text:p text:style-name="P2"><text:span text:style-name="T1">Longitude: -75.683806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4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14 GMT-0400 (EDT) </text:span><text:a xlink:type="simple" xlink:href="http://alazgulec.net/try.html"><text:span text:style-name="T2">try.html:33</text:span></text:a></text:p>
      <text:p text:style-name="P2"><text:span text:style-name="T1">Latitude:45.4237619 </text:span><text:a xlink:type="simple" xlink:href="http://alazgulec.net/try.html"><text:span text:style-name="T2">try.html:34</text:span></text:a></text:p>
      <text:p text:style-name="P2"><text:span text:style-name="T1">Longitude: -75.683802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4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16 GMT-0400 (EDT) </text:span><text:a xlink:type="simple" xlink:href="http://alazgulec.net/try.html"><text:span text:style-name="T2">try.html:33</text:span></text:a></text:p>
      <text:p text:style-name="P2"><text:span text:style-name="T1">Latitude:45.4237617 </text:span><text:a xlink:type="simple" xlink:href="http://alazgulec.net/try.html"><text:span text:style-name="T2">try.html:34</text:span></text:a></text:p>
      <text:p text:style-name="P2"><text:span text:style-name="T1">Longitude: -75.683798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4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18 GMT-0400 (EDT) </text:span><text:a xlink:type="simple" xlink:href="http://alazgulec.net/try.html"><text:span text:style-name="T2">try.html:33</text:span></text:a></text:p>
      <text:p text:style-name="P2"><text:span text:style-name="T1">Latitude:45.4237607 </text:span><text:a xlink:type="simple" xlink:href="http://alazgulec.net/try.html"><text:span text:style-name="T2">try.html:34</text:span></text:a></text:p>
      <text:p text:style-name="P2"><text:span text:style-name="T1">Longitude: -75.683787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4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20 GMT-0400 (EDT) </text:span><text:a xlink:type="simple" xlink:href="http://alazgulec.net/try.html"><text:span text:style-name="T2">try.html:33</text:span></text:a></text:p>
      <text:p text:style-name="P2"><text:span text:style-name="T1">Latitude:45.4237601 </text:span><text:a xlink:type="simple" xlink:href="http://alazgulec.net/try.html"><text:span text:style-name="T2">try.html:34</text:span></text:a></text:p>
      <text:p text:style-name="P2"><text:span text:style-name="T1">Longitude: -75.683776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4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22 GMT-0400 (EDT) </text:span><text:a xlink:type="simple" xlink:href="http://alazgulec.net/try.html"><text:span text:style-name="T2">try.html:33</text:span></text:a></text:p>
      <text:p text:style-name="P2"><text:span text:style-name="T1">Latitude:45.4237597 </text:span><text:a xlink:type="simple" xlink:href="http://alazgulec.net/try.html"><text:span text:style-name="T2">try.html:34</text:span></text:a></text:p>
      <text:p text:style-name="P2"><text:span text:style-name="T1">Longitude: -75.683766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5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24 GMT-0400 (EDT) </text:span><text:a xlink:type="simple" xlink:href="http://alazgulec.net/try.html"><text:span text:style-name="T2">try.html:33</text:span></text:a></text:p>
      <text:p text:style-name="P2"><text:span text:style-name="T1">Latitude:45.4237589 </text:span><text:a xlink:type="simple" xlink:href="http://alazgulec.net/try.html"><text:span text:style-name="T2">try.html:34</text:span></text:a></text:p>
      <text:p text:style-name="P2"><text:span text:style-name="T1">Longitude: -75.683756 </text:span><text:a xlink:type="simple" xlink:href="http://alazgulec.net/try.html"><text:span text:style-name="T2">try.html:35</text:span></text:a></text:p>
      <text:p text:style-name="P2"><text:soft-page-break/><text:span text:style-name="T1">Accuracy: 10 </text:span><text:a xlink:type="simple" xlink:href="http://alazgulec.net/try.html"><text:span text:style-name="T2">try.html:36</text:span></text:a></text:p>
      <text:p text:style-name="P2"><text:span text:style-name="T4">15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26 GMT-0400 (EDT) </text:span><text:a xlink:type="simple" xlink:href="http://alazgulec.net/try.html"><text:span text:style-name="T2">try.html:33</text:span></text:a></text:p>
      <text:p text:style-name="P2"><text:span text:style-name="T1">Latitude:45.4237582 </text:span><text:a xlink:type="simple" xlink:href="http://alazgulec.net/try.html"><text:span text:style-name="T2">try.html:34</text:span></text:a></text:p>
      <text:p text:style-name="P2"><text:span text:style-name="T1">Longitude: -75.683745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5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28 GMT-0400 (EDT) </text:span><text:a xlink:type="simple" xlink:href="http://alazgulec.net/try.html"><text:span text:style-name="T2">try.html:33</text:span></text:a></text:p>
      <text:p text:style-name="P2"><text:span text:style-name="T1">Latitude:45.4237572 </text:span><text:a xlink:type="simple" xlink:href="http://alazgulec.net/try.html"><text:span text:style-name="T2">try.html:34</text:span></text:a></text:p>
      <text:p text:style-name="P2"><text:span text:style-name="T1">Longitude: -75.683735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5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30 GMT-0400 (EDT) </text:span><text:a xlink:type="simple" xlink:href="http://alazgulec.net/try.html"><text:span text:style-name="T2">try.html:33</text:span></text:a></text:p>
      <text:p text:style-name="P2"><text:span text:style-name="T1">Latitude:45.4237563 </text:span><text:a xlink:type="simple" xlink:href="http://alazgulec.net/try.html"><text:span text:style-name="T2">try.html:34</text:span></text:a></text:p>
      <text:p text:style-name="P2"><text:span text:style-name="T1">Longitude: -75.683726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5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32 GMT-0400 (EDT) </text:span><text:a xlink:type="simple" xlink:href="http://alazgulec.net/try.html"><text:span text:style-name="T2">try.html:33</text:span></text:a></text:p>
      <text:p text:style-name="P2"><text:span text:style-name="T1">Latitude:45.4237552 </text:span><text:a xlink:type="simple" xlink:href="http://alazgulec.net/try.html"><text:span text:style-name="T2">try.html:34</text:span></text:a></text:p>
      <text:p text:style-name="P2"><text:span text:style-name="T1">Longitude: -75.683716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5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34 GMT-0400 (EDT) </text:span><text:a xlink:type="simple" xlink:href="http://alazgulec.net/try.html"><text:span text:style-name="T2">try.html:33</text:span></text:a></text:p>
      <text:p text:style-name="P2"><text:span text:style-name="T1">Latitude:45.4237541 </text:span><text:a xlink:type="simple" xlink:href="http://alazgulec.net/try.html"><text:span text:style-name="T2">try.html:34</text:span></text:a></text:p>
      <text:p text:style-name="P2"><text:span text:style-name="T1">Longitude: -75.683707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5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36 GMT-0400 (EDT) </text:span><text:a xlink:type="simple" xlink:href="http://alazgulec.net/try.html"><text:span text:style-name="T2">try.html:33</text:span></text:a></text:p>
      <text:p text:style-name="P2"><text:span text:style-name="T1">Latitude:45.423753 </text:span><text:a xlink:type="simple" xlink:href="http://alazgulec.net/try.html"><text:span text:style-name="T2">try.html:34</text:span></text:a></text:p>
      <text:p text:style-name="P2"><text:span text:style-name="T1">Longitude: -75.683698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5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38 GMT-0400 (EDT) </text:span><text:a xlink:type="simple" xlink:href="http://alazgulec.net/try.html"><text:span text:style-name="T2">try.html:33</text:span></text:a></text:p>
      <text:p text:style-name="P2"><text:span text:style-name="T1">Latitude:45.4237519 </text:span><text:a xlink:type="simple" xlink:href="http://alazgulec.net/try.html"><text:span text:style-name="T2">try.html:34</text:span></text:a></text:p>
      <text:p text:style-name="P2"><text:span text:style-name="T1">Longitude: -75.683689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5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41 GMT-0400 (EDT) </text:span><text:a xlink:type="simple" xlink:href="http://alazgulec.net/try.html"><text:span text:style-name="T2">try.html:33</text:span></text:a></text:p>
      <text:p text:style-name="P2"><text:span text:style-name="T1">Latitude:45.4237509 </text:span><text:a xlink:type="simple" xlink:href="http://alazgulec.net/try.html"><text:span text:style-name="T2">try.html:34</text:span></text:a></text:p>
      <text:p text:style-name="P2"><text:span text:style-name="T1">Longitude: -75.683680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5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42 GMT-0400 (EDT) </text:span><text:a xlink:type="simple" xlink:href="http://alazgulec.net/try.html"><text:span text:style-name="T2">try.html:33</text:span></text:a></text:p>
      <text:p text:style-name="P2"><text:span text:style-name="T1">Latitude:45.4237498 </text:span><text:a xlink:type="simple" xlink:href="http://alazgulec.net/try.html"><text:span text:style-name="T2">try.html:34</text:span></text:a></text:p>
      <text:p text:style-name="P2"><text:span text:style-name="T1">Longitude: -75.683672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6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44 GMT-0400 (EDT) </text:span><text:a xlink:type="simple" xlink:href="http://alazgulec.net/try.html"><text:span text:style-name="T2">try.html:33</text:span></text:a></text:p>
      <text:p text:style-name="P2"><text:span text:style-name="T1">Latitude:45.4237488 </text:span><text:a xlink:type="simple" xlink:href="http://alazgulec.net/try.html"><text:span text:style-name="T2">try.html:34</text:span></text:a></text:p>
      <text:p text:style-name="P2"><text:span text:style-name="T1">Longitude: -75.683663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6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46 GMT-0400 (EDT) </text:span><text:a xlink:type="simple" xlink:href="http://alazgulec.net/try.html"><text:span text:style-name="T2">try.html:33</text:span></text:a></text:p>
      <text:p text:style-name="P2"><text:span text:style-name="T1">Latitude:45.423748 </text:span><text:a xlink:type="simple" xlink:href="http://alazgulec.net/try.html"><text:span text:style-name="T2">try.html:34</text:span></text:a></text:p>
      <text:p text:style-name="P2"><text:span text:style-name="T1">Longitude: -75.683655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6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48 GMT-0400 (EDT) </text:span><text:a xlink:type="simple" xlink:href="http://alazgulec.net/try.html"><text:span text:style-name="T2">try.html:33</text:span></text:a></text:p>
      <text:p text:style-name="P2"><text:span text:style-name="T1">Latitude:45.4237479 </text:span><text:a xlink:type="simple" xlink:href="http://alazgulec.net/try.html"><text:span text:style-name="T2">try.html:34</text:span></text:a></text:p>
      <text:p text:style-name="P2"><text:span text:style-name="T1">Longitude: -75.683654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6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50 GMT-0400 (EDT) </text:span><text:a xlink:type="simple" xlink:href="http://alazgulec.net/try.html"><text:span text:style-name="T2">try.html:33</text:span></text:a></text:p>
      <text:p text:style-name="P2"><text:span text:style-name="T1">Latitude:45.4237478 </text:span><text:a xlink:type="simple" xlink:href="http://alazgulec.net/try.html"><text:span text:style-name="T2">try.html:34</text:span></text:a></text:p>
      <text:p text:style-name="P2"><text:span text:style-name="T1">Longitude: -75.683653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6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52 GMT-0400 (EDT) </text:span><text:a xlink:type="simple" xlink:href="http://alazgulec.net/try.html"><text:span text:style-name="T2">try.html:33</text:span></text:a></text:p>
      <text:p text:style-name="P2"><text:span text:style-name="T1">Latitude:45.4237477 </text:span><text:a xlink:type="simple" xlink:href="http://alazgulec.net/try.html"><text:span text:style-name="T2">try.html:34</text:span></text:a></text:p>
      <text:p text:style-name="P2"><text:span text:style-name="T1">Longitude: -75.683652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6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54 GMT-0400 (EDT) </text:span><text:a xlink:type="simple" xlink:href="http://alazgulec.net/try.html"><text:span text:style-name="T2">try.html:33</text:span></text:a></text:p>
      <text:p text:style-name="P2"><text:span text:style-name="T1">Latitude:45.4237469 </text:span><text:a xlink:type="simple" xlink:href="http://alazgulec.net/try.html"><text:span text:style-name="T2">try.html:34</text:span></text:a></text:p>
      <text:p text:style-name="P2"><text:span text:style-name="T1">Longitude: -75.683644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6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56 GMT-0400 (EDT) </text:span><text:a xlink:type="simple" xlink:href="http://alazgulec.net/try.html"><text:span text:style-name="T2">try.html:33</text:span></text:a></text:p>
      <text:p text:style-name="P2"><text:span text:style-name="T1">Latitude:45.4237462 </text:span><text:a xlink:type="simple" xlink:href="http://alazgulec.net/try.html"><text:span text:style-name="T2">try.html:34</text:span></text:a></text:p>
      <text:p text:style-name="P2"><text:span text:style-name="T1">Longitude: -75.683637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6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8:58 GMT-0400 (EDT) </text:span><text:a xlink:type="simple" xlink:href="http://alazgulec.net/try.html"><text:span text:style-name="T2">try.html:33</text:span></text:a></text:p>
      <text:p text:style-name="P2"><text:span text:style-name="T1">Latitude:45.4237454 </text:span><text:a xlink:type="simple" xlink:href="http://alazgulec.net/try.html"><text:span text:style-name="T2">try.html:34</text:span></text:a></text:p>
      <text:p text:style-name="P2"><text:span text:style-name="T1">Longitude: -75.683629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6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00 GMT-0400 (EDT) </text:span><text:a xlink:type="simple" xlink:href="http://alazgulec.net/try.html"><text:span text:style-name="T2">try.html:33</text:span></text:a></text:p>
      <text:p text:style-name="P2"><text:span text:style-name="T1">Latitude:45.4237445 </text:span><text:a xlink:type="simple" xlink:href="http://alazgulec.net/try.html"><text:span text:style-name="T2">try.html:34</text:span></text:a></text:p>
      <text:p text:style-name="P2"><text:span text:style-name="T1">Longitude: -75.683622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6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02 GMT-0400 (EDT) </text:span><text:a xlink:type="simple" xlink:href="http://alazgulec.net/try.html"><text:span text:style-name="T2">try.html:33</text:span></text:a></text:p>
      <text:p text:style-name="P2"><text:span text:style-name="T1">Latitude:45.4237439 </text:span><text:a xlink:type="simple" xlink:href="http://alazgulec.net/try.html"><text:span text:style-name="T2">try.html:34</text:span></text:a></text:p>
      <text:p text:style-name="P2"><text:soft-page-break/><text:span text:style-name="T1">Longitude: -75.683615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7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04 GMT-0400 (EDT) </text:span><text:a xlink:type="simple" xlink:href="http://alazgulec.net/try.html"><text:span text:style-name="T2">try.html:33</text:span></text:a></text:p>
      <text:p text:style-name="P2"><text:span text:style-name="T1">Latitude:45.4237431 </text:span><text:a xlink:type="simple" xlink:href="http://alazgulec.net/try.html"><text:span text:style-name="T2">try.html:34</text:span></text:a></text:p>
      <text:p text:style-name="P2"><text:span text:style-name="T1">Longitude: -75.683608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7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06 GMT-0400 (EDT) </text:span><text:a xlink:type="simple" xlink:href="http://alazgulec.net/try.html"><text:span text:style-name="T2">try.html:33</text:span></text:a></text:p>
      <text:p text:style-name="P2"><text:span text:style-name="T1">Latitude:45.4237425 </text:span><text:a xlink:type="simple" xlink:href="http://alazgulec.net/try.html"><text:span text:style-name="T2">try.html:34</text:span></text:a></text:p>
      <text:p text:style-name="P2"><text:span text:style-name="T1">Longitude: -75.683602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7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08 GMT-0400 (EDT) </text:span><text:a xlink:type="simple" xlink:href="http://alazgulec.net/try.html"><text:span text:style-name="T2">try.html:33</text:span></text:a></text:p>
      <text:p text:style-name="P2"><text:span text:style-name="T1">Latitude:45.4237418 </text:span><text:a xlink:type="simple" xlink:href="http://alazgulec.net/try.html"><text:span text:style-name="T2">try.html:34</text:span></text:a></text:p>
      <text:p text:style-name="P2"><text:span text:style-name="T1">Longitude: -75.683595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7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10 GMT-0400 (EDT) </text:span><text:a xlink:type="simple" xlink:href="http://alazgulec.net/try.html"><text:span text:style-name="T2">try.html:33</text:span></text:a></text:p>
      <text:p text:style-name="P2"><text:span text:style-name="T1">Latitude:45.4237412 </text:span><text:a xlink:type="simple" xlink:href="http://alazgulec.net/try.html"><text:span text:style-name="T2">try.html:34</text:span></text:a></text:p>
      <text:p text:style-name="P2"><text:span text:style-name="T1">Longitude: -75.683589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7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12 GMT-0400 (EDT) </text:span><text:a xlink:type="simple" xlink:href="http://alazgulec.net/try.html"><text:span text:style-name="T2">try.html:33</text:span></text:a></text:p>
      <text:p text:style-name="P2"><text:span text:style-name="T1">Latitude:45.4237409 </text:span><text:a xlink:type="simple" xlink:href="http://alazgulec.net/try.html"><text:span text:style-name="T2">try.html:34</text:span></text:a></text:p>
      <text:p text:style-name="P2"><text:span text:style-name="T1">Longitude: -75.683585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7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14 GMT-0400 (EDT) </text:span><text:a xlink:type="simple" xlink:href="http://alazgulec.net/try.html"><text:span text:style-name="T2">try.html:33</text:span></text:a></text:p>
      <text:p text:style-name="P2"><text:span text:style-name="T1">Latitude:45.4237403 </text:span><text:a xlink:type="simple" xlink:href="http://alazgulec.net/try.html"><text:span text:style-name="T2">try.html:34</text:span></text:a></text:p>
      <text:p text:style-name="P2"><text:span text:style-name="T1">Longitude: -75.683580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7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16 GMT-0400 (EDT) </text:span><text:a xlink:type="simple" xlink:href="http://alazgulec.net/try.html"><text:span text:style-name="T2">try.html:33</text:span></text:a></text:p>
      <text:p text:style-name="P2"><text:span text:style-name="T1">Latitude:45.42374 </text:span><text:a xlink:type="simple" xlink:href="http://alazgulec.net/try.html"><text:span text:style-name="T2">try.html:34</text:span></text:a></text:p>
      <text:p text:style-name="P2"><text:span text:style-name="T1">Longitude: -75.683575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7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18 GMT-0400 (EDT) </text:span><text:a xlink:type="simple" xlink:href="http://alazgulec.net/try.html"><text:span text:style-name="T2">try.html:33</text:span></text:a></text:p>
      <text:p text:style-name="P2"><text:span text:style-name="T1">Latitude:45.4237396 </text:span><text:a xlink:type="simple" xlink:href="http://alazgulec.net/try.html"><text:span text:style-name="T2">try.html:34</text:span></text:a></text:p>
      <text:p text:style-name="P2"><text:span text:style-name="T1">Longitude: -75.683569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7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20 GMT-0400 (EDT) </text:span><text:a xlink:type="simple" xlink:href="http://alazgulec.net/try.html"><text:span text:style-name="T2">try.html:33</text:span></text:a></text:p>
      <text:p text:style-name="P2"><text:span text:style-name="T1">Latitude:45.4237391 </text:span><text:a xlink:type="simple" xlink:href="http://alazgulec.net/try.html"><text:span text:style-name="T2">try.html:34</text:span></text:a></text:p>
      <text:p text:style-name="P2"><text:span text:style-name="T1">Longitude: -75.683563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7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22 GMT-0400 (EDT) </text:span><text:a xlink:type="simple" xlink:href="http://alazgulec.net/try.html"><text:span text:style-name="T2">try.html:33</text:span></text:a></text:p>
      <text:p text:style-name="P2"><text:span text:style-name="T1">Latitude:45.4237386 </text:span><text:a xlink:type="simple" xlink:href="http://alazgulec.net/try.html"><text:span text:style-name="T2">try.html:34</text:span></text:a></text:p>
      <text:p text:style-name="P2"><text:span text:style-name="T1">Longitude: -75.683557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8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24 GMT-0400 (EDT) </text:span><text:a xlink:type="simple" xlink:href="http://alazgulec.net/try.html"><text:span text:style-name="T2">try.html:33</text:span></text:a></text:p>
      <text:p text:style-name="P2"><text:span text:style-name="T1">Latitude:45.4237383 </text:span><text:a xlink:type="simple" xlink:href="http://alazgulec.net/try.html"><text:span text:style-name="T2">try.html:34</text:span></text:a></text:p>
      <text:p text:style-name="P2"><text:span text:style-name="T1">Longitude: -75.683552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8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26 GMT-0400 (EDT) </text:span><text:a xlink:type="simple" xlink:href="http://alazgulec.net/try.html"><text:span text:style-name="T2">try.html:33</text:span></text:a></text:p>
      <text:p text:style-name="P2"><text:span text:style-name="T1">Latitude:45.4237382 </text:span><text:a xlink:type="simple" xlink:href="http://alazgulec.net/try.html"><text:span text:style-name="T2">try.html:34</text:span></text:a></text:p>
      <text:p text:style-name="P2"><text:span text:style-name="T1">Longitude: -75.683548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8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28 GMT-0400 (EDT) </text:span><text:a xlink:type="simple" xlink:href="http://alazgulec.net/try.html"><text:span text:style-name="T2">try.html:33</text:span></text:a></text:p>
      <text:p text:style-name="P2"><text:span text:style-name="T1">Latitude:45.4237381 </text:span><text:a xlink:type="simple" xlink:href="http://alazgulec.net/try.html"><text:span text:style-name="T2">try.html:34</text:span></text:a></text:p>
      <text:p text:style-name="P2"><text:span text:style-name="T1">Longitude: -75.683547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8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30 GMT-0400 (EDT) </text:span><text:a xlink:type="simple" xlink:href="http://alazgulec.net/try.html"><text:span text:style-name="T2">try.html:33</text:span></text:a></text:p>
      <text:p text:style-name="P2"><text:span text:style-name="T1">Latitude:45.423738 </text:span><text:a xlink:type="simple" xlink:href="http://alazgulec.net/try.html"><text:span text:style-name="T2">try.html:34</text:span></text:a></text:p>
      <text:p text:style-name="P2"><text:span text:style-name="T1">Longitude: -75.683545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8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32 GMT-0400 (EDT) </text:span><text:a xlink:type="simple" xlink:href="http://alazgulec.net/try.html"><text:span text:style-name="T2">try.html:33</text:span></text:a></text:p>
      <text:p text:style-name="P2"><text:span text:style-name="T1">Latitude:45.4237377 </text:span><text:a xlink:type="simple" xlink:href="http://alazgulec.net/try.html"><text:span text:style-name="T2">try.html:34</text:span></text:a></text:p>
      <text:p text:style-name="P2"><text:span text:style-name="T1">Longitude: -75.683544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8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35 GMT-0400 (EDT) </text:span><text:a xlink:type="simple" xlink:href="http://alazgulec.net/try.html"><text:span text:style-name="T2">try.html:33</text:span></text:a></text:p>
      <text:p text:style-name="P2"><text:span text:style-name="T1">Latitude:45.4237373 </text:span><text:a xlink:type="simple" xlink:href="http://alazgulec.net/try.html"><text:span text:style-name="T2">try.html:34</text:span></text:a></text:p>
      <text:p text:style-name="P2"><text:span text:style-name="T1">Longitude: -75.683542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8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37 GMT-0400 (EDT) </text:span><text:a xlink:type="simple" xlink:href="http://alazgulec.net/try.html"><text:span text:style-name="T2">try.html:33</text:span></text:a></text:p>
      <text:p text:style-name="P2"><text:span text:style-name="T1">Latitude:45.4237373 </text:span><text:a xlink:type="simple" xlink:href="http://alazgulec.net/try.html"><text:span text:style-name="T2">try.html:34</text:span></text:a></text:p>
      <text:p text:style-name="P2"><text:span text:style-name="T1">Longitude: -75.683542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8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38 GMT-0400 (EDT) </text:span><text:a xlink:type="simple" xlink:href="http://alazgulec.net/try.html"><text:span text:style-name="T2">try.html:33</text:span></text:a></text:p>
      <text:p text:style-name="P2"><text:span text:style-name="T1">Latitude:45.4237373 </text:span><text:a xlink:type="simple" xlink:href="http://alazgulec.net/try.html"><text:span text:style-name="T2">try.html:34</text:span></text:a></text:p>
      <text:p text:style-name="P2"><text:span text:style-name="T1">Longitude: -75.683542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18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40 GMT-0400 (EDT) </text:span><text:a xlink:type="simple" xlink:href="http://alazgulec.net/try.html"><text:span text:style-name="T2">try.html:33</text:span></text:a></text:p>
      <text:p text:style-name="P2"><text:soft-page-break/><text:span text:style-name="T1">Latitude:45.4232961 </text:span><text:a xlink:type="simple" xlink:href="http://alazgulec.net/try.html"><text:span text:style-name="T2">try.html:34</text:span></text:a></text:p>
      <text:p text:style-name="P2"><text:span text:style-name="T1">Longitude: -75.6822803 </text:span><text:a xlink:type="simple" xlink:href="http://alazgulec.net/try.html"><text:span text:style-name="T2">try.html:35</text:span></text:a></text:p>
      <text:p text:style-name="P2"><text:span text:style-name="T1">Accuracy: 25.285999298095703 </text:span><text:a xlink:type="simple" xlink:href="http://alazgulec.net/try.html"><text:span text:style-name="T2">try.html:36</text:span></text:a></text:p>
      <text:p text:style-name="P2"><text:span text:style-name="T4">18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42 GMT-0400 (EDT) </text:span><text:a xlink:type="simple" xlink:href="http://alazgulec.net/try.html"><text:span text:style-name="T2">try.html:33</text:span></text:a></text:p>
      <text:p text:style-name="P2"><text:span text:style-name="T1">Latitude:45.4232968 </text:span><text:a xlink:type="simple" xlink:href="http://alazgulec.net/try.html"><text:span text:style-name="T2">try.html:34</text:span></text:a></text:p>
      <text:p text:style-name="P2"><text:span text:style-name="T1">Longitude: -75.6822779 </text:span><text:a xlink:type="simple" xlink:href="http://alazgulec.net/try.html"><text:span text:style-name="T2">try.html:35</text:span></text:a></text:p>
      <text:p text:style-name="P2"><text:span text:style-name="T1">Accuracy: 23.933000564575195 </text:span><text:a xlink:type="simple" xlink:href="http://alazgulec.net/try.html"><text:span text:style-name="T2">try.html:36</text:span></text:a></text:p>
      <text:p text:style-name="P2"><text:span text:style-name="T4">19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44 GMT-0400 (EDT) </text:span><text:a xlink:type="simple" xlink:href="http://alazgulec.net/try.html"><text:span text:style-name="T2">try.html:33</text:span></text:a></text:p>
      <text:p text:style-name="P2"><text:span text:style-name="T1">Latitude:45.4232961 </text:span><text:a xlink:type="simple" xlink:href="http://alazgulec.net/try.html"><text:span text:style-name="T2">try.html:34</text:span></text:a></text:p>
      <text:p text:style-name="P2"><text:span text:style-name="T1">Longitude: -75.6822737 </text:span><text:a xlink:type="simple" xlink:href="http://alazgulec.net/try.html"><text:span text:style-name="T2">try.html:35</text:span></text:a></text:p>
      <text:p text:style-name="P2"><text:span text:style-name="T1">Accuracy: 22.233999252319336 </text:span><text:a xlink:type="simple" xlink:href="http://alazgulec.net/try.html"><text:span text:style-name="T2">try.html:36</text:span></text:a></text:p>
      <text:p text:style-name="P2"><text:span text:style-name="T4">19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46 GMT-0400 (EDT) </text:span><text:a xlink:type="simple" xlink:href="http://alazgulec.net/try.html"><text:span text:style-name="T2">try.html:33</text:span></text:a></text:p>
      <text:p text:style-name="P2"><text:span text:style-name="T1">Latitude:45.4232953 </text:span><text:a xlink:type="simple" xlink:href="http://alazgulec.net/try.html"><text:span text:style-name="T2">try.html:34</text:span></text:a></text:p>
      <text:p text:style-name="P2"><text:span text:style-name="T1">Longitude: -75.6822724 </text:span><text:a xlink:type="simple" xlink:href="http://alazgulec.net/try.html"><text:span text:style-name="T2">try.html:35</text:span></text:a></text:p>
      <text:p text:style-name="P2"><text:span text:style-name="T1">Accuracy: 20.822999954223633 </text:span><text:a xlink:type="simple" xlink:href="http://alazgulec.net/try.html"><text:span text:style-name="T2">try.html:36</text:span></text:a></text:p>
      <text:p text:style-name="P2"><text:span text:style-name="T4">19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48 GMT-0400 (EDT) </text:span><text:a xlink:type="simple" xlink:href="http://alazgulec.net/try.html"><text:span text:style-name="T2">try.html:33</text:span></text:a></text:p>
      <text:p text:style-name="P2"><text:span text:style-name="T1">Latitude:45.4232945 </text:span><text:a xlink:type="simple" xlink:href="http://alazgulec.net/try.html"><text:span text:style-name="T2">try.html:34</text:span></text:a></text:p>
      <text:p text:style-name="P2"><text:span text:style-name="T1">Longitude: -75.6822727 </text:span><text:a xlink:type="simple" xlink:href="http://alazgulec.net/try.html"><text:span text:style-name="T2">try.html:35</text:span></text:a></text:p>
      <text:p text:style-name="P2"><text:span text:style-name="T1">Accuracy: 19.6299991607666 </text:span><text:a xlink:type="simple" xlink:href="http://alazgulec.net/try.html"><text:span text:style-name="T2">try.html:36</text:span></text:a></text:p>
      <text:p text:style-name="P2"><text:span text:style-name="T4">19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50 GMT-0400 (EDT) </text:span><text:a xlink:type="simple" xlink:href="http://alazgulec.net/try.html"><text:span text:style-name="T2">try.html:33</text:span></text:a></text:p>
      <text:p text:style-name="P2"><text:span text:style-name="T1">Latitude:45.4232944 </text:span><text:a xlink:type="simple" xlink:href="http://alazgulec.net/try.html"><text:span text:style-name="T2">try.html:34</text:span></text:a></text:p>
      <text:p text:style-name="P2"><text:span text:style-name="T1">Longitude: -75.6822738 </text:span><text:a xlink:type="simple" xlink:href="http://alazgulec.net/try.html"><text:span text:style-name="T2">try.html:35</text:span></text:a></text:p>
      <text:p text:style-name="P2"><text:span text:style-name="T1">Accuracy: 18.600000381469727 </text:span><text:a xlink:type="simple" xlink:href="http://alazgulec.net/try.html"><text:span text:style-name="T2">try.html:36</text:span></text:a></text:p>
      <text:p text:style-name="P2"><text:span text:style-name="T4">19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52 GMT-0400 (EDT) </text:span><text:a xlink:type="simple" xlink:href="http://alazgulec.net/try.html"><text:span text:style-name="T2">try.html:33</text:span></text:a></text:p>
      <text:p text:style-name="P2"><text:span text:style-name="T1">Latitude:45.4232963 </text:span><text:a xlink:type="simple" xlink:href="http://alazgulec.net/try.html"><text:span text:style-name="T2">try.html:34</text:span></text:a></text:p>
      <text:p text:style-name="P2"><text:span text:style-name="T1">Longitude: -75.6822747 </text:span><text:a xlink:type="simple" xlink:href="http://alazgulec.net/try.html"><text:span text:style-name="T2">try.html:35</text:span></text:a></text:p>
      <text:p text:style-name="P2"><text:span text:style-name="T1">Accuracy: 17.679000854492188 </text:span><text:a xlink:type="simple" xlink:href="http://alazgulec.net/try.html"><text:span text:style-name="T2">try.html:36</text:span></text:a></text:p>
      <text:p text:style-name="P2"><text:span text:style-name="T4">19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54 GMT-0400 (EDT) </text:span><text:a xlink:type="simple" xlink:href="http://alazgulec.net/try.html"><text:span text:style-name="T2">try.html:33</text:span></text:a></text:p>
      <text:p text:style-name="P2"><text:span text:style-name="T1">Latitude:45.4233015 </text:span><text:a xlink:type="simple" xlink:href="http://alazgulec.net/try.html"><text:span text:style-name="T2">try.html:34</text:span></text:a></text:p>
      <text:p text:style-name="P2"><text:span text:style-name="T1">Longitude: -75.6822842 </text:span><text:a xlink:type="simple" xlink:href="http://alazgulec.net/try.html"><text:span text:style-name="T2">try.html:35</text:span></text:a></text:p>
      <text:p text:style-name="P2"><text:span text:style-name="T1">Accuracy: 16.70800018310547 </text:span><text:a xlink:type="simple" xlink:href="http://alazgulec.net/try.html"><text:span text:style-name="T2">try.html:36</text:span></text:a></text:p>
      <text:p text:style-name="P2"><text:span text:style-name="T4">19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56 GMT-0400 (EDT) </text:span><text:a xlink:type="simple" xlink:href="http://alazgulec.net/try.html"><text:span text:style-name="T2">try.html:33</text:span></text:a></text:p>
      <text:p text:style-name="P2"><text:span text:style-name="T1">Latitude:45.4233064 </text:span><text:a xlink:type="simple" xlink:href="http://alazgulec.net/try.html"><text:span text:style-name="T2">try.html:34</text:span></text:a></text:p>
      <text:p text:style-name="P2"><text:span text:style-name="T1">Longitude: -75.6822941 </text:span><text:a xlink:type="simple" xlink:href="http://alazgulec.net/try.html"><text:span text:style-name="T2">try.html:35</text:span></text:a></text:p>
      <text:p text:style-name="P2"><text:span text:style-name="T1">Accuracy: 15.842000007629395 </text:span><text:a xlink:type="simple" xlink:href="http://alazgulec.net/try.html"><text:span text:style-name="T2">try.html:36</text:span></text:a></text:p>
      <text:p text:style-name="P2"><text:span text:style-name="T4">19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39:58 GMT-0400 (EDT) </text:span><text:a xlink:type="simple" xlink:href="http://alazgulec.net/try.html"><text:span text:style-name="T2">try.html:33</text:span></text:a></text:p>
      <text:p text:style-name="P2"><text:span text:style-name="T1">Latitude:45.4232946 </text:span><text:a xlink:type="simple" xlink:href="http://alazgulec.net/try.html"><text:span text:style-name="T2">try.html:34</text:span></text:a></text:p>
      <text:p text:style-name="P2"><text:span text:style-name="T1">Longitude: -75.6822878 </text:span><text:a xlink:type="simple" xlink:href="http://alazgulec.net/try.html"><text:span text:style-name="T2">try.html:35</text:span></text:a></text:p>
      <text:p text:style-name="P2"><text:span text:style-name="T1">Accuracy: 14.677000045776367 </text:span><text:a xlink:type="simple" xlink:href="http://alazgulec.net/try.html"><text:span text:style-name="T2">try.html:36</text:span></text:a></text:p>
      <text:p text:style-name="P2"><text:span text:style-name="T4">19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00 GMT-0400 (EDT) </text:span><text:a xlink:type="simple" xlink:href="http://alazgulec.net/try.html"><text:span text:style-name="T2">try.html:33</text:span></text:a></text:p>
      <text:p text:style-name="P2"><text:span text:style-name="T1">Latitude:45.4232852 </text:span><text:a xlink:type="simple" xlink:href="http://alazgulec.net/try.html"><text:span text:style-name="T2">try.html:34</text:span></text:a></text:p>
      <text:p text:style-name="P2"><text:span text:style-name="T1">Longitude: -75.6822829 </text:span><text:a xlink:type="simple" xlink:href="http://alazgulec.net/try.html"><text:span text:style-name="T2">try.html:35</text:span></text:a></text:p>
      <text:p text:style-name="P2"><text:span text:style-name="T1">Accuracy: 13.854999542236328 </text:span><text:a xlink:type="simple" xlink:href="http://alazgulec.net/try.html"><text:span text:style-name="T2">try.html:36</text:span></text:a></text:p>
      <text:p text:style-name="P2"><text:span text:style-name="T4">19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02 GMT-0400 (EDT) </text:span><text:a xlink:type="simple" xlink:href="http://alazgulec.net/try.html"><text:span text:style-name="T2">try.html:33</text:span></text:a></text:p>
      <text:p text:style-name="P2"><text:span text:style-name="T1">Latitude:45.4232785 </text:span><text:a xlink:type="simple" xlink:href="http://alazgulec.net/try.html"><text:span text:style-name="T2">try.html:34</text:span></text:a></text:p>
      <text:p text:style-name="P2"><text:span text:style-name="T1">Longitude: -75.6822797 </text:span><text:a xlink:type="simple" xlink:href="http://alazgulec.net/try.html"><text:span text:style-name="T2">try.html:35</text:span></text:a></text:p>
      <text:p text:style-name="P2"><text:span text:style-name="T1">Accuracy: 13.241999626159668 </text:span><text:a xlink:type="simple" xlink:href="http://alazgulec.net/try.html"><text:span text:style-name="T2">try.html:36</text:span></text:a></text:p>
      <text:p text:style-name="P2"><text:span text:style-name="T4">20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07 GMT-0400 (EDT) </text:span><text:a xlink:type="simple" xlink:href="http://alazgulec.net/try.html"><text:span text:style-name="T2">try.html:33</text:span></text:a></text:p>
      <text:p text:style-name="P2"><text:span text:style-name="T1">Latitude:45.4232115 </text:span><text:a xlink:type="simple" xlink:href="http://alazgulec.net/try.html"><text:span text:style-name="T2">try.html:34</text:span></text:a></text:p>
      <text:p text:style-name="P2"><text:span text:style-name="T1">Longitude: -75.682218 </text:span><text:a xlink:type="simple" xlink:href="http://alazgulec.net/try.html"><text:span text:style-name="T2">try.html:35</text:span></text:a></text:p>
      <text:p text:style-name="P2"><text:span text:style-name="T1">Accuracy: 11.541000366210938 </text:span><text:a xlink:type="simple" xlink:href="http://alazgulec.net/try.html"><text:span text:style-name="T2">try.html:36</text:span></text:a></text:p>
      <text:p text:style-name="P2"><text:span text:style-name="T4">20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08 GMT-0400 (EDT) </text:span><text:a xlink:type="simple" xlink:href="http://alazgulec.net/try.html"><text:span text:style-name="T2">try.html:33</text:span></text:a></text:p>
      <text:p text:style-name="P2"><text:span text:style-name="T1">Latitude:45.4231693 </text:span><text:a xlink:type="simple" xlink:href="http://alazgulec.net/try.html"><text:span text:style-name="T2">try.html:34</text:span></text:a></text:p>
      <text:p text:style-name="P2"><text:span text:style-name="T1">Longitude: -75.6821814 </text:span><text:a xlink:type="simple" xlink:href="http://alazgulec.net/try.html"><text:span text:style-name="T2">try.html:35</text:span></text:a></text:p>
      <text:p text:style-name="P2"><text:span text:style-name="T1">Accuracy: 10.307999610900879 </text:span><text:a xlink:type="simple" xlink:href="http://alazgulec.net/try.html"><text:span text:style-name="T2">try.html:36</text:span></text:a></text:p>
      <text:p text:style-name="P2"><text:span text:style-name="T4">20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10 GMT-0400 (EDT) </text:span><text:a xlink:type="simple" xlink:href="http://alazgulec.net/try.html"><text:span text:style-name="T2">try.html:33</text:span></text:a></text:p>
      <text:p text:style-name="P2"><text:span text:style-name="T1">Latitude:45.4231676 </text:span><text:a xlink:type="simple" xlink:href="http://alazgulec.net/try.html"><text:span text:style-name="T2">try.html:34</text:span></text:a></text:p>
      <text:p text:style-name="P2"><text:span text:style-name="T1">Longitude: -75.6821795 </text:span><text:a xlink:type="simple" xlink:href="http://alazgulec.net/try.html"><text:span text:style-name="T2">try.html:35</text:span></text:a></text:p>
      <text:p text:style-name="P2"><text:span text:style-name="T1">Accuracy: 10.232000350952148 </text:span><text:a xlink:type="simple" xlink:href="http://alazgulec.net/try.html"><text:span text:style-name="T2">try.html:36</text:span></text:a></text:p>
      <text:p text:style-name="P2"><text:span text:style-name="T4">20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12 GMT-0400 (EDT) </text:span><text:a xlink:type="simple" xlink:href="http://alazgulec.net/try.html"><text:span text:style-name="T2">try.html:33</text:span></text:a></text:p>
      <text:p text:style-name="P2"><text:span text:style-name="T1">Latitude:45.4231657 </text:span><text:a xlink:type="simple" xlink:href="http://alazgulec.net/try.html"><text:span text:style-name="T2">try.html:34</text:span></text:a></text:p>
      <text:p text:style-name="P2"><text:span text:style-name="T1">Longitude: -75.6821778 </text:span><text:a xlink:type="simple" xlink:href="http://alazgulec.net/try.html"><text:span text:style-name="T2">try.html:35</text:span></text:a></text:p>
      <text:p text:style-name="P2"><text:span text:style-name="T1">Accuracy: 10.159000396728516 </text:span><text:a xlink:type="simple" xlink:href="http://alazgulec.net/try.html"><text:span text:style-name="T2">try.html:36</text:span></text:a></text:p>
      <text:p text:style-name="P2"><text:span text:style-name="T4">20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15 GMT-0400 (EDT) </text:span><text:a xlink:type="simple" xlink:href="http://alazgulec.net/try.html"><text:span text:style-name="T2">try.html:33</text:span></text:a></text:p>
      <text:p text:style-name="P2"><text:span text:style-name="T1">Latitude:45.4231638 </text:span><text:a xlink:type="simple" xlink:href="http://alazgulec.net/try.html"><text:span text:style-name="T2">try.html:34</text:span></text:a></text:p>
      <text:p text:style-name="P2"><text:span text:style-name="T1">Longitude: -75.6821764 </text:span><text:a xlink:type="simple" xlink:href="http://alazgulec.net/try.html"><text:span text:style-name="T2">try.html:35</text:span></text:a></text:p>
      <text:p text:style-name="P2"><text:span text:style-name="T1">Accuracy: 10.086000442504883 </text:span><text:a xlink:type="simple" xlink:href="http://alazgulec.net/try.html"><text:span text:style-name="T2">try.html:36</text:span></text:a></text:p>
      <text:p text:style-name="P2"><text:span text:style-name="T4">20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16 GMT-0400 (EDT) </text:span><text:a xlink:type="simple" xlink:href="http://alazgulec.net/try.html"><text:span text:style-name="T2">try.html:33</text:span></text:a></text:p>
      <text:p text:style-name="P2"><text:span text:style-name="T1">Latitude:45.4231377 </text:span><text:a xlink:type="simple" xlink:href="http://alazgulec.net/try.html"><text:span text:style-name="T2">try.html:34</text:span></text:a></text:p>
      <text:p text:style-name="P2"><text:span text:style-name="T1">Longitude: -75.682155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0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18 GMT-0400 (EDT) </text:span><text:a xlink:type="simple" xlink:href="http://alazgulec.net/try.html"><text:span text:style-name="T2">try.html:33</text:span></text:a></text:p>
      <text:p text:style-name="P2"><text:span text:style-name="T1">Latitude:45.4231368 </text:span><text:a xlink:type="simple" xlink:href="http://alazgulec.net/try.html"><text:span text:style-name="T2">try.html:34</text:span></text:a></text:p>
      <text:p text:style-name="P2"><text:span text:style-name="T1">Longitude: -75.682148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07</text:span><text:span text:style-name="T1"> </text:span><text:a xlink:type="simple" xlink:href="http://alazgulec.net/try.html"><text:span text:style-name="T2">try.html:32</text:span></text:a></text:p>
      <text:p text:style-name="P2"><text:soft-page-break/><text:span text:style-name="T1">Time:Tue Mar 25 2014 13:40:20 GMT-0400 (EDT) </text:span><text:a xlink:type="simple" xlink:href="http://alazgulec.net/try.html"><text:span text:style-name="T2">try.html:33</text:span></text:a></text:p>
      <text:p text:style-name="P2"><text:span text:style-name="T1">Latitude:45.4231391 </text:span><text:a xlink:type="simple" xlink:href="http://alazgulec.net/try.html"><text:span text:style-name="T2">try.html:34</text:span></text:a></text:p>
      <text:p text:style-name="P2"><text:span text:style-name="T1">Longitude: -75.682142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0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22 GMT-0400 (EDT) </text:span><text:a xlink:type="simple" xlink:href="http://alazgulec.net/try.html"><text:span text:style-name="T2">try.html:33</text:span></text:a></text:p>
      <text:p text:style-name="P2"><text:span text:style-name="T1">Latitude:45.4231416 </text:span><text:a xlink:type="simple" xlink:href="http://alazgulec.net/try.html"><text:span text:style-name="T2">try.html:34</text:span></text:a></text:p>
      <text:p text:style-name="P2"><text:span text:style-name="T1">Longitude: -75.682137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0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24 GMT-0400 (EDT) </text:span><text:a xlink:type="simple" xlink:href="http://alazgulec.net/try.html"><text:span text:style-name="T2">try.html:33</text:span></text:a></text:p>
      <text:p text:style-name="P2"><text:span text:style-name="T1">Latitude:45.4231435 </text:span><text:a xlink:type="simple" xlink:href="http://alazgulec.net/try.html"><text:span text:style-name="T2">try.html:34</text:span></text:a></text:p>
      <text:p text:style-name="P2"><text:span text:style-name="T1">Longitude: -75.682133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1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27 GMT-0400 (EDT) </text:span><text:a xlink:type="simple" xlink:href="http://alazgulec.net/try.html"><text:span text:style-name="T2">try.html:33</text:span></text:a></text:p>
      <text:p text:style-name="P2"><text:span text:style-name="T1">Latitude:45.4231166 </text:span><text:a xlink:type="simple" xlink:href="http://alazgulec.net/try.html"><text:span text:style-name="T2">try.html:34</text:span></text:a></text:p>
      <text:p text:style-name="P2"><text:span text:style-name="T1">Longitude: -75.682116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1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28 GMT-0400 (EDT) </text:span><text:a xlink:type="simple" xlink:href="http://alazgulec.net/try.html"><text:span text:style-name="T2">try.html:33</text:span></text:a></text:p>
      <text:p text:style-name="P2"><text:span text:style-name="T1">Latitude:45.4230764 </text:span><text:a xlink:type="simple" xlink:href="http://alazgulec.net/try.html"><text:span text:style-name="T2">try.html:34</text:span></text:a></text:p>
      <text:p text:style-name="P2"><text:span text:style-name="T1">Longitude: -75.68210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1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30 GMT-0400 (EDT) </text:span><text:a xlink:type="simple" xlink:href="http://alazgulec.net/try.html"><text:span text:style-name="T2">try.html:33</text:span></text:a></text:p>
      <text:p text:style-name="P2"><text:span text:style-name="T1">Latitude:45.4230446 </text:span><text:a xlink:type="simple" xlink:href="http://alazgulec.net/try.html"><text:span text:style-name="T2">try.html:34</text:span></text:a></text:p>
      <text:p text:style-name="P2"><text:span text:style-name="T1">Longitude: -75.682096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1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32 GMT-0400 (EDT) </text:span><text:a xlink:type="simple" xlink:href="http://alazgulec.net/try.html"><text:span text:style-name="T2">try.html:33</text:span></text:a></text:p>
      <text:p text:style-name="P2"><text:span text:style-name="T1">Latitude:45.423023 </text:span><text:a xlink:type="simple" xlink:href="http://alazgulec.net/try.html"><text:span text:style-name="T2">try.html:34</text:span></text:a></text:p>
      <text:p text:style-name="P2"><text:span text:style-name="T1">Longitude: -75.682088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1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34 GMT-0400 (EDT) </text:span><text:a xlink:type="simple" xlink:href="http://alazgulec.net/try.html"><text:span text:style-name="T2">try.html:33</text:span></text:a></text:p>
      <text:p text:style-name="P2"><text:span text:style-name="T1">Latitude:45.4230103 </text:span><text:a xlink:type="simple" xlink:href="http://alazgulec.net/try.html"><text:span text:style-name="T2">try.html:34</text:span></text:a></text:p>
      <text:p text:style-name="P2"><text:span text:style-name="T1">Longitude: -75.682087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1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36 GMT-0400 (EDT) </text:span><text:a xlink:type="simple" xlink:href="http://alazgulec.net/try.html"><text:span text:style-name="T2">try.html:33</text:span></text:a></text:p>
      <text:p text:style-name="P2"><text:span text:style-name="T1">Latitude:45.4229893 </text:span><text:a xlink:type="simple" xlink:href="http://alazgulec.net/try.html"><text:span text:style-name="T2">try.html:34</text:span></text:a></text:p>
      <text:p text:style-name="P2"><text:span text:style-name="T1">Longitude: -75.682082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1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38 GMT-0400 (EDT) </text:span><text:a xlink:type="simple" xlink:href="http://alazgulec.net/try.html"><text:span text:style-name="T2">try.html:33</text:span></text:a></text:p>
      <text:p text:style-name="P2"><text:span text:style-name="T1">Latitude:45.4229688 </text:span><text:a xlink:type="simple" xlink:href="http://alazgulec.net/try.html"><text:span text:style-name="T2">try.html:34</text:span></text:a></text:p>
      <text:p text:style-name="P2"><text:span text:style-name="T1">Longitude: -75.682078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1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40 GMT-0400 (EDT) </text:span><text:a xlink:type="simple" xlink:href="http://alazgulec.net/try.html"><text:span text:style-name="T2">try.html:33</text:span></text:a></text:p>
      <text:p text:style-name="P2"><text:span text:style-name="T1">Latitude:45.4229465 </text:span><text:a xlink:type="simple" xlink:href="http://alazgulec.net/try.html"><text:span text:style-name="T2">try.html:34</text:span></text:a></text:p>
      <text:p text:style-name="P2"><text:span text:style-name="T1">Longitude: -75.682076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1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42 GMT-0400 (EDT) </text:span><text:a xlink:type="simple" xlink:href="http://alazgulec.net/try.html"><text:span text:style-name="T2">try.html:33</text:span></text:a></text:p>
      <text:p text:style-name="P2"><text:span text:style-name="T1">Latitude:45.4229439 </text:span><text:a xlink:type="simple" xlink:href="http://alazgulec.net/try.html"><text:span text:style-name="T2">try.html:34</text:span></text:a></text:p>
      <text:p text:style-name="P2"><text:span text:style-name="T1">Longitude: -75.682077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1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44 GMT-0400 (EDT) </text:span><text:a xlink:type="simple" xlink:href="http://alazgulec.net/try.html"><text:span text:style-name="T2">try.html:33</text:span></text:a></text:p>
      <text:p text:style-name="P2"><text:span text:style-name="T1">Latitude:45.4229413 </text:span><text:a xlink:type="simple" xlink:href="http://alazgulec.net/try.html"><text:span text:style-name="T2">try.html:34</text:span></text:a></text:p>
      <text:p text:style-name="P2"><text:span text:style-name="T1">Longitude: -75.682078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2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46 GMT-0400 (EDT) </text:span><text:a xlink:type="simple" xlink:href="http://alazgulec.net/try.html"><text:span text:style-name="T2">try.html:33</text:span></text:a></text:p>
      <text:p text:style-name="P2"><text:span text:style-name="T1">Latitude:45.4229383 </text:span><text:a xlink:type="simple" xlink:href="http://alazgulec.net/try.html"><text:span text:style-name="T2">try.html:34</text:span></text:a></text:p>
      <text:p text:style-name="P2"><text:span text:style-name="T1">Longitude: -75.682080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2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48 GMT-0400 (EDT) </text:span><text:a xlink:type="simple" xlink:href="http://alazgulec.net/try.html"><text:span text:style-name="T2">try.html:33</text:span></text:a></text:p>
      <text:p text:style-name="P2"><text:span text:style-name="T1">Latitude:45.4229343 </text:span><text:a xlink:type="simple" xlink:href="http://alazgulec.net/try.html"><text:span text:style-name="T2">try.html:34</text:span></text:a></text:p>
      <text:p text:style-name="P2"><text:span text:style-name="T1">Longitude: -75.682082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2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49 GMT-0400 (EDT) </text:span><text:a xlink:type="simple" xlink:href="http://alazgulec.net/try.html"><text:span text:style-name="T2">try.html:33</text:span></text:a></text:p>
      <text:p text:style-name="P2"><text:span text:style-name="T1">Latitude:45.4229308 </text:span><text:a xlink:type="simple" xlink:href="http://alazgulec.net/try.html"><text:span text:style-name="T2">try.html:34</text:span></text:a></text:p>
      <text:p text:style-name="P2"><text:span text:style-name="T1">Longitude: -75.682084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2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51 GMT-0400 (EDT) </text:span><text:a xlink:type="simple" xlink:href="http://alazgulec.net/try.html"><text:span text:style-name="T2">try.html:33</text:span></text:a></text:p>
      <text:p text:style-name="P2"><text:span text:style-name="T1">Latitude:45.4229276 </text:span><text:a xlink:type="simple" xlink:href="http://alazgulec.net/try.html"><text:span text:style-name="T2">try.html:34</text:span></text:a></text:p>
      <text:p text:style-name="P2"><text:span text:style-name="T1">Longitude: -75.68208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2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53 GMT-0400 (EDT) </text:span><text:a xlink:type="simple" xlink:href="http://alazgulec.net/try.html"><text:span text:style-name="T2">try.html:33</text:span></text:a></text:p>
      <text:p text:style-name="P2"><text:span text:style-name="T1">Latitude:45.4229241 </text:span><text:a xlink:type="simple" xlink:href="http://alazgulec.net/try.html"><text:span text:style-name="T2">try.html:34</text:span></text:a></text:p>
      <text:p text:style-name="P2"><text:span text:style-name="T1">Longitude: -75.682087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2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55 GMT-0400 (EDT) </text:span><text:a xlink:type="simple" xlink:href="http://alazgulec.net/try.html"><text:span text:style-name="T2">try.html:33</text:span></text:a></text:p>
      <text:p text:style-name="P2"><text:span text:style-name="T1">Latitude:45.4229206 </text:span><text:a xlink:type="simple" xlink:href="http://alazgulec.net/try.html"><text:span text:style-name="T2">try.html:34</text:span></text:a></text:p>
      <text:p text:style-name="P2"><text:span text:style-name="T1">Longitude: -75.682087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oft-page-break/><text:span text:style-name="T4">22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58 GMT-0400 (EDT) </text:span><text:a xlink:type="simple" xlink:href="http://alazgulec.net/try.html"><text:span text:style-name="T2">try.html:33</text:span></text:a></text:p>
      <text:p text:style-name="P2"><text:span text:style-name="T1">Latitude:45.4229206 </text:span><text:a xlink:type="simple" xlink:href="http://alazgulec.net/try.html"><text:span text:style-name="T2">try.html:34</text:span></text:a></text:p>
      <text:p text:style-name="P2"><text:span text:style-name="T1">Longitude: -75.682087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2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0:59 GMT-0400 (EDT) </text:span><text:a xlink:type="simple" xlink:href="http://alazgulec.net/try.html"><text:span text:style-name="T2">try.html:33</text:span></text:a></text:p>
      <text:p text:style-name="P2"><text:span text:style-name="T1">Latitude:45.4229206 </text:span><text:a xlink:type="simple" xlink:href="http://alazgulec.net/try.html"><text:span text:style-name="T2">try.html:34</text:span></text:a></text:p>
      <text:p text:style-name="P2"><text:span text:style-name="T1">Longitude: -75.682087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2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01 GMT-0400 (EDT) </text:span><text:a xlink:type="simple" xlink:href="http://alazgulec.net/try.html"><text:span text:style-name="T2">try.html:33</text:span></text:a></text:p>
      <text:p text:style-name="P2"><text:span text:style-name="T1">Latitude:45.4219462 </text:span><text:a xlink:type="simple" xlink:href="http://alazgulec.net/try.html"><text:span text:style-name="T2">try.html:34</text:span></text:a></text:p>
      <text:p text:style-name="P2"><text:span text:style-name="T1">Longitude: -75.6831118 </text:span><text:a xlink:type="simple" xlink:href="http://alazgulec.net/try.html"><text:span text:style-name="T2">try.html:35</text:span></text:a></text:p>
      <text:p text:style-name="P2"><text:span text:style-name="T1">Accuracy: 33.676998138427734 </text:span><text:a xlink:type="simple" xlink:href="http://alazgulec.net/try.html"><text:span text:style-name="T2">try.html:36</text:span></text:a></text:p>
      <text:p text:style-name="P2"><text:span text:style-name="T4">22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03 GMT-0400 (EDT) </text:span><text:a xlink:type="simple" xlink:href="http://alazgulec.net/try.html"><text:span text:style-name="T2">try.html:33</text:span></text:a></text:p>
      <text:p text:style-name="P2"><text:span text:style-name="T1">Latitude:45.4219414 </text:span><text:a xlink:type="simple" xlink:href="http://alazgulec.net/try.html"><text:span text:style-name="T2">try.html:34</text:span></text:a></text:p>
      <text:p text:style-name="P2"><text:span text:style-name="T1">Longitude: -75.683155 </text:span><text:a xlink:type="simple" xlink:href="http://alazgulec.net/try.html"><text:span text:style-name="T2">try.html:35</text:span></text:a></text:p>
      <text:p text:style-name="P2"><text:span text:style-name="T1">Accuracy: 29.615999221801758 </text:span><text:a xlink:type="simple" xlink:href="http://alazgulec.net/try.html"><text:span text:style-name="T2">try.html:36</text:span></text:a></text:p>
      <text:p text:style-name="P2"><text:span text:style-name="T4">23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05 GMT-0400 (EDT) </text:span><text:a xlink:type="simple" xlink:href="http://alazgulec.net/try.html"><text:span text:style-name="T2">try.html:33</text:span></text:a></text:p>
      <text:p text:style-name="P2"><text:span text:style-name="T1">Latitude:45.4219133 </text:span><text:a xlink:type="simple" xlink:href="http://alazgulec.net/try.html"><text:span text:style-name="T2">try.html:34</text:span></text:a></text:p>
      <text:p text:style-name="P2"><text:span text:style-name="T1">Longitude: -75.6831564 </text:span><text:a xlink:type="simple" xlink:href="http://alazgulec.net/try.html"><text:span text:style-name="T2">try.html:35</text:span></text:a></text:p>
      <text:p text:style-name="P2"><text:span text:style-name="T1">Accuracy: 27.76099967956543 </text:span><text:a xlink:type="simple" xlink:href="http://alazgulec.net/try.html"><text:span text:style-name="T2">try.html:36</text:span></text:a></text:p>
      <text:p text:style-name="P2"><text:span text:style-name="T4">23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07 GMT-0400 (EDT) </text:span><text:a xlink:type="simple" xlink:href="http://alazgulec.net/try.html"><text:span text:style-name="T2">try.html:33</text:span></text:a></text:p>
      <text:p text:style-name="P2"><text:span text:style-name="T1">Latitude:45.4219071 </text:span><text:a xlink:type="simple" xlink:href="http://alazgulec.net/try.html"><text:span text:style-name="T2">try.html:34</text:span></text:a></text:p>
      <text:p text:style-name="P2"><text:span text:style-name="T1">Longitude: -75.6832159 </text:span><text:a xlink:type="simple" xlink:href="http://alazgulec.net/try.html"><text:span text:style-name="T2">try.html:35</text:span></text:a></text:p>
      <text:p text:style-name="P2"><text:span text:style-name="T1">Accuracy: 26.23900032043457 </text:span><text:a xlink:type="simple" xlink:href="http://alazgulec.net/try.html"><text:span text:style-name="T2">try.html:36</text:span></text:a></text:p>
      <text:p text:style-name="P2"><text:span text:style-name="T4">23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09 GMT-0400 (EDT) </text:span><text:a xlink:type="simple" xlink:href="http://alazgulec.net/try.html"><text:span text:style-name="T2">try.html:33</text:span></text:a></text:p>
      <text:p text:style-name="P2"><text:span text:style-name="T1">Latitude:45.4219029 </text:span><text:a xlink:type="simple" xlink:href="http://alazgulec.net/try.html"><text:span text:style-name="T2">try.html:34</text:span></text:a></text:p>
      <text:p text:style-name="P2"><text:span text:style-name="T1">Longitude: -75.6832585 </text:span><text:a xlink:type="simple" xlink:href="http://alazgulec.net/try.html"><text:span text:style-name="T2">try.html:35</text:span></text:a></text:p>
      <text:p text:style-name="P2"><text:span text:style-name="T1">Accuracy: 24.791000366210938 </text:span><text:a xlink:type="simple" xlink:href="http://alazgulec.net/try.html"><text:span text:style-name="T2">try.html:36</text:span></text:a></text:p>
      <text:p text:style-name="P2"><text:span text:style-name="T4">23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11 GMT-0400 (EDT) </text:span><text:a xlink:type="simple" xlink:href="http://alazgulec.net/try.html"><text:span text:style-name="T2">try.html:33</text:span></text:a></text:p>
      <text:p text:style-name="P2"><text:span text:style-name="T1">Latitude:45.4219013 </text:span><text:a xlink:type="simple" xlink:href="http://alazgulec.net/try.html"><text:span text:style-name="T2">try.html:34</text:span></text:a></text:p>
      <text:p text:style-name="P2"><text:span text:style-name="T1">Longitude: -75.6832696 </text:span><text:a xlink:type="simple" xlink:href="http://alazgulec.net/try.html"><text:span text:style-name="T2">try.html:35</text:span></text:a></text:p>
      <text:p text:style-name="P2"><text:span text:style-name="T1">Accuracy: 23.219999313354492 </text:span><text:a xlink:type="simple" xlink:href="http://alazgulec.net/try.html"><text:span text:style-name="T2">try.html:36</text:span></text:a></text:p>
      <text:p text:style-name="P2"><text:span text:style-name="T4">23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13 GMT-0400 (EDT) </text:span><text:a xlink:type="simple" xlink:href="http://alazgulec.net/try.html"><text:span text:style-name="T2">try.html:33</text:span></text:a></text:p>
      <text:p text:style-name="P2"><text:span text:style-name="T1">Latitude:45.4219065 </text:span><text:a xlink:type="simple" xlink:href="http://alazgulec.net/try.html"><text:span text:style-name="T2">try.html:34</text:span></text:a></text:p>
      <text:p text:style-name="P2"><text:span text:style-name="T1">Longitude: -75.6832347 </text:span><text:a xlink:type="simple" xlink:href="http://alazgulec.net/try.html"><text:span text:style-name="T2">try.html:35</text:span></text:a></text:p>
      <text:p text:style-name="P2"><text:span text:style-name="T1">Accuracy: 21.541000366210938 </text:span><text:a xlink:type="simple" xlink:href="http://alazgulec.net/try.html"><text:span text:style-name="T2">try.html:36</text:span></text:a></text:p>
      <text:p text:style-name="P2"><text:span text:style-name="T4">23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15 GMT-0400 (EDT) </text:span><text:a xlink:type="simple" xlink:href="http://alazgulec.net/try.html"><text:span text:style-name="T2">try.html:33</text:span></text:a></text:p>
      <text:p text:style-name="P2"><text:span text:style-name="T1">Latitude:45.4219178 </text:span><text:a xlink:type="simple" xlink:href="http://alazgulec.net/try.html"><text:span text:style-name="T2">try.html:34</text:span></text:a></text:p>
      <text:p text:style-name="P2"><text:span text:style-name="T1">Longitude: -75.6832096 </text:span><text:a xlink:type="simple" xlink:href="http://alazgulec.net/try.html"><text:span text:style-name="T2">try.html:35</text:span></text:a></text:p>
      <text:p text:style-name="P2"><text:span text:style-name="T1">Accuracy: 19.974000930786133 </text:span><text:a xlink:type="simple" xlink:href="http://alazgulec.net/try.html"><text:span text:style-name="T2">try.html:36</text:span></text:a></text:p>
      <text:p text:style-name="P2"><text:span text:style-name="T4">23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17 GMT-0400 (EDT) </text:span><text:a xlink:type="simple" xlink:href="http://alazgulec.net/try.html"><text:span text:style-name="T2">try.html:33</text:span></text:a></text:p>
      <text:p text:style-name="P2"><text:span text:style-name="T1">Latitude:45.4219248 </text:span><text:a xlink:type="simple" xlink:href="http://alazgulec.net/try.html"><text:span text:style-name="T2">try.html:34</text:span></text:a></text:p>
      <text:p text:style-name="P2"><text:span text:style-name="T1">Longitude: -75.6831897 </text:span><text:a xlink:type="simple" xlink:href="http://alazgulec.net/try.html"><text:span text:style-name="T2">try.html:35</text:span></text:a></text:p>
      <text:p text:style-name="P2"><text:span text:style-name="T1">Accuracy: 18.746999740600586 </text:span><text:a xlink:type="simple" xlink:href="http://alazgulec.net/try.html"><text:span text:style-name="T2">try.html:36</text:span></text:a></text:p>
      <text:p text:style-name="P2"><text:span text:style-name="T4">23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19 GMT-0400 (EDT) </text:span><text:a xlink:type="simple" xlink:href="http://alazgulec.net/try.html"><text:span text:style-name="T2">try.html:33</text:span></text:a></text:p>
      <text:p text:style-name="P2"><text:span text:style-name="T1">Latitude:45.4219314 </text:span><text:a xlink:type="simple" xlink:href="http://alazgulec.net/try.html"><text:span text:style-name="T2">try.html:34</text:span></text:a></text:p>
      <text:p text:style-name="P2"><text:span text:style-name="T1">Longitude: -75.6831725 </text:span><text:a xlink:type="simple" xlink:href="http://alazgulec.net/try.html"><text:span text:style-name="T2">try.html:35</text:span></text:a></text:p>
      <text:p text:style-name="P2"><text:span text:style-name="T1">Accuracy: 18.07699966430664 </text:span><text:a xlink:type="simple" xlink:href="http://alazgulec.net/try.html"><text:span text:style-name="T2">try.html:36</text:span></text:a></text:p>
      <text:p text:style-name="P2"><text:span text:style-name="T4">23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21 GMT-0400 (EDT) </text:span><text:a xlink:type="simple" xlink:href="http://alazgulec.net/try.html"><text:span text:style-name="T2">try.html:33</text:span></text:a></text:p>
      <text:p text:style-name="P2"><text:span text:style-name="T1">Latitude:45.4219379 </text:span><text:a xlink:type="simple" xlink:href="http://alazgulec.net/try.html"><text:span text:style-name="T2">try.html:34</text:span></text:a></text:p>
      <text:p text:style-name="P2"><text:span text:style-name="T1">Longitude: -75.6831597 </text:span><text:a xlink:type="simple" xlink:href="http://alazgulec.net/try.html"><text:span text:style-name="T2">try.html:35</text:span></text:a></text:p>
      <text:p text:style-name="P2"><text:span text:style-name="T1">Accuracy: 17.488000869750977 </text:span><text:a xlink:type="simple" xlink:href="http://alazgulec.net/try.html"><text:span text:style-name="T2">try.html:36</text:span></text:a></text:p>
      <text:p text:style-name="P2"><text:span text:style-name="T4">23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23 GMT-0400 (EDT) </text:span><text:a xlink:type="simple" xlink:href="http://alazgulec.net/try.html"><text:span text:style-name="T2">try.html:33</text:span></text:a></text:p>
      <text:p text:style-name="P2"><text:span text:style-name="T1">Latitude:45.4219529 </text:span><text:a xlink:type="simple" xlink:href="http://alazgulec.net/try.html"><text:span text:style-name="T2">try.html:34</text:span></text:a></text:p>
      <text:p text:style-name="P2"><text:span text:style-name="T1">Longitude: -75.6831263 </text:span><text:a xlink:type="simple" xlink:href="http://alazgulec.net/try.html"><text:span text:style-name="T2">try.html:35</text:span></text:a></text:p>
      <text:p text:style-name="P2"><text:span text:style-name="T1">Accuracy: 17.038000106811523 </text:span><text:a xlink:type="simple" xlink:href="http://alazgulec.net/try.html"><text:span text:style-name="T2">try.html:36</text:span></text:a></text:p>
      <text:p text:style-name="P2"><text:span text:style-name="T4">24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25 GMT-0400 (EDT) </text:span><text:a xlink:type="simple" xlink:href="http://alazgulec.net/try.html"><text:span text:style-name="T2">try.html:33</text:span></text:a></text:p>
      <text:p text:style-name="P2"><text:span text:style-name="T1">Latitude:45.4219569 </text:span><text:a xlink:type="simple" xlink:href="http://alazgulec.net/try.html"><text:span text:style-name="T2">try.html:34</text:span></text:a></text:p>
      <text:p text:style-name="P2"><text:span text:style-name="T1">Longitude: -75.6831017 </text:span><text:a xlink:type="simple" xlink:href="http://alazgulec.net/try.html"><text:span text:style-name="T2">try.html:35</text:span></text:a></text:p>
      <text:p text:style-name="P2"><text:span text:style-name="T1">Accuracy: 16.4060001373291 </text:span><text:a xlink:type="simple" xlink:href="http://alazgulec.net/try.html"><text:span text:style-name="T2">try.html:36</text:span></text:a></text:p>
      <text:p text:style-name="P2"><text:span text:style-name="T4">24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27 GMT-0400 (EDT) </text:span><text:a xlink:type="simple" xlink:href="http://alazgulec.net/try.html"><text:span text:style-name="T2">try.html:33</text:span></text:a></text:p>
      <text:p text:style-name="P2"><text:span text:style-name="T1">Latitude:45.4219492 </text:span><text:a xlink:type="simple" xlink:href="http://alazgulec.net/try.html"><text:span text:style-name="T2">try.html:34</text:span></text:a></text:p>
      <text:p text:style-name="P2"><text:span text:style-name="T1">Longitude: -75.6830866 </text:span><text:a xlink:type="simple" xlink:href="http://alazgulec.net/try.html"><text:span text:style-name="T2">try.html:35</text:span></text:a></text:p>
      <text:p text:style-name="P2"><text:span text:style-name="T1">Accuracy: 15.991000175476074 </text:span><text:a xlink:type="simple" xlink:href="http://alazgulec.net/try.html"><text:span text:style-name="T2">try.html:36</text:span></text:a></text:p>
      <text:p text:style-name="P2"><text:span text:style-name="T4">24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29 GMT-0400 (EDT) </text:span><text:a xlink:type="simple" xlink:href="http://alazgulec.net/try.html"><text:span text:style-name="T2">try.html:33</text:span></text:a></text:p>
      <text:p text:style-name="P2"><text:span text:style-name="T1">Latitude:45.4219448 </text:span><text:a xlink:type="simple" xlink:href="http://alazgulec.net/try.html"><text:span text:style-name="T2">try.html:34</text:span></text:a></text:p>
      <text:p text:style-name="P2"><text:span text:style-name="T1">Longitude: -75.6830798 </text:span><text:a xlink:type="simple" xlink:href="http://alazgulec.net/try.html"><text:span text:style-name="T2">try.html:35</text:span></text:a></text:p>
      <text:p text:style-name="P2"><text:span text:style-name="T1">Accuracy: 15.508000373840332 </text:span><text:a xlink:type="simple" xlink:href="http://alazgulec.net/try.html"><text:span text:style-name="T2">try.html:36</text:span></text:a></text:p>
      <text:p text:style-name="P2"><text:span text:style-name="T4">24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31 GMT-0400 (EDT) </text:span><text:a xlink:type="simple" xlink:href="http://alazgulec.net/try.html"><text:span text:style-name="T2">try.html:33</text:span></text:a></text:p>
      <text:p text:style-name="P2"><text:span text:style-name="T1">Latitude:45.4219347 </text:span><text:a xlink:type="simple" xlink:href="http://alazgulec.net/try.html"><text:span text:style-name="T2">try.html:34</text:span></text:a></text:p>
      <text:p text:style-name="P2"><text:span text:style-name="T1">Longitude: -75.6830783 </text:span><text:a xlink:type="simple" xlink:href="http://alazgulec.net/try.html"><text:span text:style-name="T2">try.html:35</text:span></text:a></text:p>
      <text:p text:style-name="P2"><text:span text:style-name="T1">Accuracy: 15.27299976348877 </text:span><text:a xlink:type="simple" xlink:href="http://alazgulec.net/try.html"><text:span text:style-name="T2">try.html:36</text:span></text:a></text:p>
      <text:p text:style-name="P2"><text:span text:style-name="T4">24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33 GMT-0400 (EDT) </text:span><text:a xlink:type="simple" xlink:href="http://alazgulec.net/try.html"><text:span text:style-name="T2">try.html:33</text:span></text:a></text:p>
      <text:p text:style-name="P2"><text:span text:style-name="T1">Latitude:45.4218575 </text:span><text:a xlink:type="simple" xlink:href="http://alazgulec.net/try.html"><text:span text:style-name="T2">try.html:34</text:span></text:a></text:p>
      <text:p text:style-name="P2"><text:span text:style-name="T1">Longitude: -75.6830628 </text:span><text:a xlink:type="simple" xlink:href="http://alazgulec.net/try.html"><text:span text:style-name="T2">try.html:35</text:span></text:a></text:p>
      <text:p text:style-name="P2"><text:soft-page-break/><text:span text:style-name="T1">Accuracy: 13.032999992370605 </text:span><text:a xlink:type="simple" xlink:href="http://alazgulec.net/try.html"><text:span text:style-name="T2">try.html:36</text:span></text:a></text:p>
      <text:p text:style-name="P2"><text:span text:style-name="T4">24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35 GMT-0400 (EDT) </text:span><text:a xlink:type="simple" xlink:href="http://alazgulec.net/try.html"><text:span text:style-name="T2">try.html:33</text:span></text:a></text:p>
      <text:p text:style-name="P2"><text:span text:style-name="T1">Latitude:45.4218377 </text:span><text:a xlink:type="simple" xlink:href="http://alazgulec.net/try.html"><text:span text:style-name="T2">try.html:34</text:span></text:a></text:p>
      <text:p text:style-name="P2"><text:span text:style-name="T1">Longitude: -75.6830263 </text:span><text:a xlink:type="simple" xlink:href="http://alazgulec.net/try.html"><text:span text:style-name="T2">try.html:35</text:span></text:a></text:p>
      <text:p text:style-name="P2"><text:span text:style-name="T1">Accuracy: 11.595000267028809 </text:span><text:a xlink:type="simple" xlink:href="http://alazgulec.net/try.html"><text:span text:style-name="T2">try.html:36</text:span></text:a></text:p>
      <text:p text:style-name="P2"><text:span text:style-name="T4">24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37 GMT-0400 (EDT) </text:span><text:a xlink:type="simple" xlink:href="http://alazgulec.net/try.html"><text:span text:style-name="T2">try.html:33</text:span></text:a></text:p>
      <text:p text:style-name="P2"><text:span text:style-name="T1">Latitude:45.4218219 </text:span><text:a xlink:type="simple" xlink:href="http://alazgulec.net/try.html"><text:span text:style-name="T2">try.html:34</text:span></text:a></text:p>
      <text:p text:style-name="P2"><text:span text:style-name="T1">Longitude: -75.6830045 </text:span><text:a xlink:type="simple" xlink:href="http://alazgulec.net/try.html"><text:span text:style-name="T2">try.html:35</text:span></text:a></text:p>
      <text:p text:style-name="P2"><text:span text:style-name="T1">Accuracy: 10.437000274658203 </text:span><text:a xlink:type="simple" xlink:href="http://alazgulec.net/try.html"><text:span text:style-name="T2">try.html:36</text:span></text:a></text:p>
      <text:p text:style-name="P2"><text:span text:style-name="T4">24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39 GMT-0400 (EDT) </text:span><text:a xlink:type="simple" xlink:href="http://alazgulec.net/try.html"><text:span text:style-name="T2">try.html:33</text:span></text:a></text:p>
      <text:p text:style-name="P2"><text:span text:style-name="T1">Latitude:45.421805 </text:span><text:a xlink:type="simple" xlink:href="http://alazgulec.net/try.html"><text:span text:style-name="T2">try.html:34</text:span></text:a></text:p>
      <text:p text:style-name="P2"><text:span text:style-name="T1">Longitude: -75.682979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4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41 GMT-0400 (EDT) </text:span><text:a xlink:type="simple" xlink:href="http://alazgulec.net/try.html"><text:span text:style-name="T2">try.html:33</text:span></text:a></text:p>
      <text:p text:style-name="P2"><text:span text:style-name="T1">Latitude:45.421791 </text:span><text:a xlink:type="simple" xlink:href="http://alazgulec.net/try.html"><text:span text:style-name="T2">try.html:34</text:span></text:a></text:p>
      <text:p text:style-name="P2"><text:span text:style-name="T1">Longitude: -75.682963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4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43 GMT-0400 (EDT) </text:span><text:a xlink:type="simple" xlink:href="http://alazgulec.net/try.html"><text:span text:style-name="T2">try.html:33</text:span></text:a></text:p>
      <text:p text:style-name="P2"><text:span text:style-name="T1">Latitude:45.4217896 </text:span><text:a xlink:type="simple" xlink:href="http://alazgulec.net/try.html"><text:span text:style-name="T2">try.html:34</text:span></text:a></text:p>
      <text:p text:style-name="P2"><text:span text:style-name="T1">Longitude: -75.682963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5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45 GMT-0400 (EDT) </text:span><text:a xlink:type="simple" xlink:href="http://alazgulec.net/try.html"><text:span text:style-name="T2">try.html:33</text:span></text:a></text:p>
      <text:p text:style-name="P2"><text:span text:style-name="T1">Latitude:45.4217887 </text:span><text:a xlink:type="simple" xlink:href="http://alazgulec.net/try.html"><text:span text:style-name="T2">try.html:34</text:span></text:a></text:p>
      <text:p text:style-name="P2"><text:span text:style-name="T1">Longitude: -75.682961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5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47 GMT-0400 (EDT) </text:span><text:a xlink:type="simple" xlink:href="http://alazgulec.net/try.html"><text:span text:style-name="T2">try.html:33</text:span></text:a></text:p>
      <text:p text:style-name="P2"><text:span text:style-name="T1">Latitude:45.4217873 </text:span><text:a xlink:type="simple" xlink:href="http://alazgulec.net/try.html"><text:span text:style-name="T2">try.html:34</text:span></text:a></text:p>
      <text:p text:style-name="P2"><text:span text:style-name="T1">Longitude: -75.682960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5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49 GMT-0400 (EDT) </text:span><text:a xlink:type="simple" xlink:href="http://alazgulec.net/try.html"><text:span text:style-name="T2">try.html:33</text:span></text:a></text:p>
      <text:p text:style-name="P2"><text:span text:style-name="T1">Latitude:45.4217813 </text:span><text:a xlink:type="simple" xlink:href="http://alazgulec.net/try.html"><text:span text:style-name="T2">try.html:34</text:span></text:a></text:p>
      <text:p text:style-name="P2"><text:span text:style-name="T1">Longitude: -75.682945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5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51 GMT-0400 (EDT) </text:span><text:a xlink:type="simple" xlink:href="http://alazgulec.net/try.html"><text:span text:style-name="T2">try.html:33</text:span></text:a></text:p>
      <text:p text:style-name="P2"><text:span text:style-name="T1">Latitude:45.4217767 </text:span><text:a xlink:type="simple" xlink:href="http://alazgulec.net/try.html"><text:span text:style-name="T2">try.html:34</text:span></text:a></text:p>
      <text:p text:style-name="P2"><text:span text:style-name="T1">Longitude: -75.682935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5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53 GMT-0400 (EDT) </text:span><text:a xlink:type="simple" xlink:href="http://alazgulec.net/try.html"><text:span text:style-name="T2">try.html:33</text:span></text:a></text:p>
      <text:p text:style-name="P2"><text:span text:style-name="T1">Latitude:45.4217726 </text:span><text:a xlink:type="simple" xlink:href="http://alazgulec.net/try.html"><text:span text:style-name="T2">try.html:34</text:span></text:a></text:p>
      <text:p text:style-name="P2"><text:span text:style-name="T1">Longitude: -75.682924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5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55 GMT-0400 (EDT) </text:span><text:a xlink:type="simple" xlink:href="http://alazgulec.net/try.html"><text:span text:style-name="T2">try.html:33</text:span></text:a></text:p>
      <text:p text:style-name="P2"><text:span text:style-name="T1">Latitude:45.4217691 </text:span><text:a xlink:type="simple" xlink:href="http://alazgulec.net/try.html"><text:span text:style-name="T2">try.html:34</text:span></text:a></text:p>
      <text:p text:style-name="P2"><text:span text:style-name="T1">Longitude: -75.68291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5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57 GMT-0400 (EDT) </text:span><text:a xlink:type="simple" xlink:href="http://alazgulec.net/try.html"><text:span text:style-name="T2">try.html:33</text:span></text:a></text:p>
      <text:p text:style-name="P2"><text:span text:style-name="T1">Latitude:45.4217624 </text:span><text:a xlink:type="simple" xlink:href="http://alazgulec.net/try.html"><text:span text:style-name="T2">try.html:34</text:span></text:a></text:p>
      <text:p text:style-name="P2"><text:span text:style-name="T1">Longitude: -75.682892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5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1:59 GMT-0400 (EDT) </text:span><text:a xlink:type="simple" xlink:href="http://alazgulec.net/try.html"><text:span text:style-name="T2">try.html:33</text:span></text:a></text:p>
      <text:p text:style-name="P2"><text:span text:style-name="T1">Latitude:45.4217498 </text:span><text:a xlink:type="simple" xlink:href="http://alazgulec.net/try.html"><text:span text:style-name="T2">try.html:34</text:span></text:a></text:p>
      <text:p text:style-name="P2"><text:span text:style-name="T1">Longitude: -75.682853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5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01 GMT-0400 (EDT) </text:span><text:a xlink:type="simple" xlink:href="http://alazgulec.net/try.html"><text:span text:style-name="T2">try.html:33</text:span></text:a></text:p>
      <text:p text:style-name="P2"><text:span text:style-name="T1">Latitude:45.4217334 </text:span><text:a xlink:type="simple" xlink:href="http://alazgulec.net/try.html"><text:span text:style-name="T2">try.html:34</text:span></text:a></text:p>
      <text:p text:style-name="P2"><text:span text:style-name="T1">Longitude: -75.682816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5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03 GMT-0400 (EDT) </text:span><text:a xlink:type="simple" xlink:href="http://alazgulec.net/try.html"><text:span text:style-name="T2">try.html:33</text:span></text:a></text:p>
      <text:p text:style-name="P2"><text:span text:style-name="T1">Latitude:45.4217253 </text:span><text:a xlink:type="simple" xlink:href="http://alazgulec.net/try.html"><text:span text:style-name="T2">try.html:34</text:span></text:a></text:p>
      <text:p text:style-name="P2"><text:span text:style-name="T1">Longitude: -75.68279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6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05 GMT-0400 (EDT) </text:span><text:a xlink:type="simple" xlink:href="http://alazgulec.net/try.html"><text:span text:style-name="T2">try.html:33</text:span></text:a></text:p>
      <text:p text:style-name="P2"><text:span text:style-name="T1">Latitude:45.4217176 </text:span><text:a xlink:type="simple" xlink:href="http://alazgulec.net/try.html"><text:span text:style-name="T2">try.html:34</text:span></text:a></text:p>
      <text:p text:style-name="P2"><text:span text:style-name="T1">Longitude: -75.682774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6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07 GMT-0400 (EDT) </text:span><text:a xlink:type="simple" xlink:href="http://alazgulec.net/try.html"><text:span text:style-name="T2">try.html:33</text:span></text:a></text:p>
      <text:p text:style-name="P2"><text:span text:style-name="T1">Latitude:45.4217101 </text:span><text:a xlink:type="simple" xlink:href="http://alazgulec.net/try.html"><text:span text:style-name="T2">try.html:34</text:span></text:a></text:p>
      <text:p text:style-name="P2"><text:span text:style-name="T1">Longitude: -75.68275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6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09 GMT-0400 (EDT) </text:span><text:a xlink:type="simple" xlink:href="http://alazgulec.net/try.html"><text:span text:style-name="T2">try.html:33</text:span></text:a></text:p>
      <text:p text:style-name="P2"><text:span text:style-name="T1">Latitude:45.4217073 </text:span><text:a xlink:type="simple" xlink:href="http://alazgulec.net/try.html"><text:span text:style-name="T2">try.html:34</text:span></text:a></text:p>
      <text:p text:style-name="P2"><text:span text:style-name="T1">Longitude: -75.68274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6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11 GMT-0400 (EDT) </text:span><text:a xlink:type="simple" xlink:href="http://alazgulec.net/try.html"><text:span text:style-name="T2">try.html:33</text:span></text:a></text:p>
      <text:p text:style-name="P2"><text:span text:style-name="T1">Latitude:45.4217048 </text:span><text:a xlink:type="simple" xlink:href="http://alazgulec.net/try.html"><text:span text:style-name="T2">try.html:34</text:span></text:a></text:p>
      <text:p text:style-name="P2"><text:soft-page-break/><text:span text:style-name="T1">Longitude: -75.682740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6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13 GMT-0400 (EDT) </text:span><text:a xlink:type="simple" xlink:href="http://alazgulec.net/try.html"><text:span text:style-name="T2">try.html:33</text:span></text:a></text:p>
      <text:p text:style-name="P2"><text:span text:style-name="T1">Latitude:45.4217015 </text:span><text:a xlink:type="simple" xlink:href="http://alazgulec.net/try.html"><text:span text:style-name="T2">try.html:34</text:span></text:a></text:p>
      <text:p text:style-name="P2"><text:span text:style-name="T1">Longitude: -75.68273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6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15 GMT-0400 (EDT) </text:span><text:a xlink:type="simple" xlink:href="http://alazgulec.net/try.html"><text:span text:style-name="T2">try.html:33</text:span></text:a></text:p>
      <text:p text:style-name="P2"><text:span text:style-name="T1">Latitude:45.4216977 </text:span><text:a xlink:type="simple" xlink:href="http://alazgulec.net/try.html"><text:span text:style-name="T2">try.html:34</text:span></text:a></text:p>
      <text:p text:style-name="P2"><text:span text:style-name="T1">Longitude: -75.682719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6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17 GMT-0400 (EDT) </text:span><text:a xlink:type="simple" xlink:href="http://alazgulec.net/try.html"><text:span text:style-name="T2">try.html:33</text:span></text:a></text:p>
      <text:p text:style-name="P2"><text:span text:style-name="T1">Latitude:45.4216912 </text:span><text:a xlink:type="simple" xlink:href="http://alazgulec.net/try.html"><text:span text:style-name="T2">try.html:34</text:span></text:a></text:p>
      <text:p text:style-name="P2"><text:span text:style-name="T1">Longitude: -75.682709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6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19 GMT-0400 (EDT) </text:span><text:a xlink:type="simple" xlink:href="http://alazgulec.net/try.html"><text:span text:style-name="T2">try.html:33</text:span></text:a></text:p>
      <text:p text:style-name="P2"><text:span text:style-name="T1">Latitude:45.4216843 </text:span><text:a xlink:type="simple" xlink:href="http://alazgulec.net/try.html"><text:span text:style-name="T2">try.html:34</text:span></text:a></text:p>
      <text:p text:style-name="P2"><text:span text:style-name="T1">Longitude: -75.682695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6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21 GMT-0400 (EDT) </text:span><text:a xlink:type="simple" xlink:href="http://alazgulec.net/try.html"><text:span text:style-name="T2">try.html:33</text:span></text:a></text:p>
      <text:p text:style-name="P2"><text:span text:style-name="T1">Latitude:45.421674 </text:span><text:a xlink:type="simple" xlink:href="http://alazgulec.net/try.html"><text:span text:style-name="T2">try.html:34</text:span></text:a></text:p>
      <text:p text:style-name="P2"><text:span text:style-name="T1">Longitude: -75.682676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6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23 GMT-0400 (EDT) </text:span><text:a xlink:type="simple" xlink:href="http://alazgulec.net/try.html"><text:span text:style-name="T2">try.html:33</text:span></text:a></text:p>
      <text:p text:style-name="P2"><text:span text:style-name="T1">Latitude:45.4216609 </text:span><text:a xlink:type="simple" xlink:href="http://alazgulec.net/try.html"><text:span text:style-name="T2">try.html:34</text:span></text:a></text:p>
      <text:p text:style-name="P2"><text:span text:style-name="T1">Longitude: -75.682654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7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25 GMT-0400 (EDT) </text:span><text:a xlink:type="simple" xlink:href="http://alazgulec.net/try.html"><text:span text:style-name="T2">try.html:33</text:span></text:a></text:p>
      <text:p text:style-name="P2"><text:span text:style-name="T1">Latitude:45.4216584 </text:span><text:a xlink:type="simple" xlink:href="http://alazgulec.net/try.html"><text:span text:style-name="T2">try.html:34</text:span></text:a></text:p>
      <text:p text:style-name="P2"><text:span text:style-name="T1">Longitude: -75.682649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7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27 GMT-0400 (EDT) </text:span><text:a xlink:type="simple" xlink:href="http://alazgulec.net/try.html"><text:span text:style-name="T2">try.html:33</text:span></text:a></text:p>
      <text:p text:style-name="P2"><text:span text:style-name="T1">Latitude:45.4216442 </text:span><text:a xlink:type="simple" xlink:href="http://alazgulec.net/try.html"><text:span text:style-name="T2">try.html:34</text:span></text:a></text:p>
      <text:p text:style-name="P2"><text:span text:style-name="T1">Longitude: -75.682630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7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30 GMT-0400 (EDT) </text:span><text:a xlink:type="simple" xlink:href="http://alazgulec.net/try.html"><text:span text:style-name="T2">try.html:33</text:span></text:a></text:p>
      <text:p text:style-name="P2"><text:span text:style-name="T1">Latitude:45.4216312 </text:span><text:a xlink:type="simple" xlink:href="http://alazgulec.net/try.html"><text:span text:style-name="T2">try.html:34</text:span></text:a></text:p>
      <text:p text:style-name="P2"><text:span text:style-name="T1">Longitude: -75.682613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7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31 GMT-0400 (EDT) </text:span><text:a xlink:type="simple" xlink:href="http://alazgulec.net/try.html"><text:span text:style-name="T2">try.html:33</text:span></text:a></text:p>
      <text:p text:style-name="P2"><text:span text:style-name="T1">Latitude:45.4216245 </text:span><text:a xlink:type="simple" xlink:href="http://alazgulec.net/try.html"><text:span text:style-name="T2">try.html:34</text:span></text:a></text:p>
      <text:p text:style-name="P2"><text:span text:style-name="T1">Longitude: -75.682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7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33 GMT-0400 (EDT) </text:span><text:a xlink:type="simple" xlink:href="http://alazgulec.net/try.html"><text:span text:style-name="T2">try.html:33</text:span></text:a></text:p>
      <text:p text:style-name="P2"><text:span text:style-name="T1">Latitude:45.421617 </text:span><text:a xlink:type="simple" xlink:href="http://alazgulec.net/try.html"><text:span text:style-name="T2">try.html:34</text:span></text:a></text:p>
      <text:p text:style-name="P2"><text:span text:style-name="T1">Longitude: -75.68258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7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35 GMT-0400 (EDT) </text:span><text:a xlink:type="simple" xlink:href="http://alazgulec.net/try.html"><text:span text:style-name="T2">try.html:33</text:span></text:a></text:p>
      <text:p text:style-name="P2"><text:span text:style-name="T1">Latitude:45.4216061 </text:span><text:a xlink:type="simple" xlink:href="http://alazgulec.net/try.html"><text:span text:style-name="T2">try.html:34</text:span></text:a></text:p>
      <text:p text:style-name="P2"><text:span text:style-name="T1">Longitude: -75.682564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7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37 GMT-0400 (EDT) </text:span><text:a xlink:type="simple" xlink:href="http://alazgulec.net/try.html"><text:span text:style-name="T2">try.html:33</text:span></text:a></text:p>
      <text:p text:style-name="P2"><text:span text:style-name="T1">Latitude:45.4215951 </text:span><text:a xlink:type="simple" xlink:href="http://alazgulec.net/try.html"><text:span text:style-name="T2">try.html:34</text:span></text:a></text:p>
      <text:p text:style-name="P2"><text:span text:style-name="T1">Longitude: -75.682545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7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39 GMT-0400 (EDT) </text:span><text:a xlink:type="simple" xlink:href="http://alazgulec.net/try.html"><text:span text:style-name="T2">try.html:33</text:span></text:a></text:p>
      <text:p text:style-name="P2"><text:span text:style-name="T1">Latitude:45.4215854 </text:span><text:a xlink:type="simple" xlink:href="http://alazgulec.net/try.html"><text:span text:style-name="T2">try.html:34</text:span></text:a></text:p>
      <text:p text:style-name="P2"><text:span text:style-name="T1">Longitude: -75.68253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7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41 GMT-0400 (EDT) </text:span><text:a xlink:type="simple" xlink:href="http://alazgulec.net/try.html"><text:span text:style-name="T2">try.html:33</text:span></text:a></text:p>
      <text:p text:style-name="P2"><text:span text:style-name="T1">Latitude:45.4215812 </text:span><text:a xlink:type="simple" xlink:href="http://alazgulec.net/try.html"><text:span text:style-name="T2">try.html:34</text:span></text:a></text:p>
      <text:p text:style-name="P2"><text:span text:style-name="T1">Longitude: -75.682529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7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43 GMT-0400 (EDT) </text:span><text:a xlink:type="simple" xlink:href="http://alazgulec.net/try.html"><text:span text:style-name="T2">try.html:33</text:span></text:a></text:p>
      <text:p text:style-name="P2"><text:span text:style-name="T1">Latitude:45.4215695 </text:span><text:a xlink:type="simple" xlink:href="http://alazgulec.net/try.html"><text:span text:style-name="T2">try.html:34</text:span></text:a></text:p>
      <text:p text:style-name="P2"><text:span text:style-name="T1">Longitude: -75.682517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8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45 GMT-0400 (EDT) </text:span><text:a xlink:type="simple" xlink:href="http://alazgulec.net/try.html"><text:span text:style-name="T2">try.html:33</text:span></text:a></text:p>
      <text:p text:style-name="P2"><text:span text:style-name="T1">Latitude:45.4215581 </text:span><text:a xlink:type="simple" xlink:href="http://alazgulec.net/try.html"><text:span text:style-name="T2">try.html:34</text:span></text:a></text:p>
      <text:p text:style-name="P2"><text:span text:style-name="T1">Longitude: -75.682505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8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47 GMT-0400 (EDT) </text:span><text:a xlink:type="simple" xlink:href="http://alazgulec.net/try.html"><text:span text:style-name="T2">try.html:33</text:span></text:a></text:p>
      <text:p text:style-name="P2"><text:span text:style-name="T1">Latitude:45.421548 </text:span><text:a xlink:type="simple" xlink:href="http://alazgulec.net/try.html"><text:span text:style-name="T2">try.html:34</text:span></text:a></text:p>
      <text:p text:style-name="P2"><text:span text:style-name="T1">Longitude: -75.682494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8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50 GMT-0400 (EDT) </text:span><text:a xlink:type="simple" xlink:href="http://alazgulec.net/try.html"><text:span text:style-name="T2">try.html:33</text:span></text:a></text:p>
      <text:p text:style-name="P2"><text:soft-page-break/><text:span text:style-name="T1">Latitude:45.4215123 </text:span><text:a xlink:type="simple" xlink:href="http://alazgulec.net/try.html"><text:span text:style-name="T2">try.html:34</text:span></text:a></text:p>
      <text:p text:style-name="P2"><text:span text:style-name="T1">Longitude: -75.682449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8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51 GMT-0400 (EDT) </text:span><text:a xlink:type="simple" xlink:href="http://alazgulec.net/try.html"><text:span text:style-name="T2">try.html:33</text:span></text:a></text:p>
      <text:p text:style-name="P2"><text:span text:style-name="T1">Latitude:45.4214798 </text:span><text:a xlink:type="simple" xlink:href="http://alazgulec.net/try.html"><text:span text:style-name="T2">try.html:34</text:span></text:a></text:p>
      <text:p text:style-name="P2"><text:span text:style-name="T1">Longitude: -75.682409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8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53 GMT-0400 (EDT) </text:span><text:a xlink:type="simple" xlink:href="http://alazgulec.net/try.html"><text:span text:style-name="T2">try.html:33</text:span></text:a></text:p>
      <text:p text:style-name="P2"><text:span text:style-name="T1">Latitude:45.4214449 </text:span><text:a xlink:type="simple" xlink:href="http://alazgulec.net/try.html"><text:span text:style-name="T2">try.html:34</text:span></text:a></text:p>
      <text:p text:style-name="P2"><text:span text:style-name="T1">Longitude: -75.682365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8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55 GMT-0400 (EDT) </text:span><text:a xlink:type="simple" xlink:href="http://alazgulec.net/try.html"><text:span text:style-name="T2">try.html:33</text:span></text:a></text:p>
      <text:p text:style-name="P2"><text:span text:style-name="T1">Latitude:45.4214138 </text:span><text:a xlink:type="simple" xlink:href="http://alazgulec.net/try.html"><text:span text:style-name="T2">try.html:34</text:span></text:a></text:p>
      <text:p text:style-name="P2"><text:span text:style-name="T1">Longitude: -75.682327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8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57 GMT-0400 (EDT) </text:span><text:a xlink:type="simple" xlink:href="http://alazgulec.net/try.html"><text:span text:style-name="T2">try.html:33</text:span></text:a></text:p>
      <text:p text:style-name="P2"><text:span text:style-name="T1">Latitude:45.4213862 </text:span><text:a xlink:type="simple" xlink:href="http://alazgulec.net/try.html"><text:span text:style-name="T2">try.html:34</text:span></text:a></text:p>
      <text:p text:style-name="P2"><text:span text:style-name="T1">Longitude: -75.682293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8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2:59 GMT-0400 (EDT) </text:span><text:a xlink:type="simple" xlink:href="http://alazgulec.net/try.html"><text:span text:style-name="T2">try.html:33</text:span></text:a></text:p>
      <text:p text:style-name="P2"><text:span text:style-name="T1">Latitude:45.4213688 </text:span><text:a xlink:type="simple" xlink:href="http://alazgulec.net/try.html"><text:span text:style-name="T2">try.html:34</text:span></text:a></text:p>
      <text:p text:style-name="P2"><text:span text:style-name="T1">Longitude: -75.682271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8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01 GMT-0400 (EDT) </text:span><text:a xlink:type="simple" xlink:href="http://alazgulec.net/try.html"><text:span text:style-name="T2">try.html:33</text:span></text:a></text:p>
      <text:p text:style-name="P2"><text:span text:style-name="T1">Latitude:45.4213456 </text:span><text:a xlink:type="simple" xlink:href="http://alazgulec.net/try.html"><text:span text:style-name="T2">try.html:34</text:span></text:a></text:p>
      <text:p text:style-name="P2"><text:span text:style-name="T1">Longitude: -75.682243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8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03 GMT-0400 (EDT) </text:span><text:a xlink:type="simple" xlink:href="http://alazgulec.net/try.html"><text:span text:style-name="T2">try.html:33</text:span></text:a></text:p>
      <text:p text:style-name="P2"><text:span text:style-name="T1">Latitude:45.4213247 </text:span><text:a xlink:type="simple" xlink:href="http://alazgulec.net/try.html"><text:span text:style-name="T2">try.html:34</text:span></text:a></text:p>
      <text:p text:style-name="P2"><text:span text:style-name="T1">Longitude: -75.682218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9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05 GMT-0400 (EDT) </text:span><text:a xlink:type="simple" xlink:href="http://alazgulec.net/try.html"><text:span text:style-name="T2">try.html:33</text:span></text:a></text:p>
      <text:p text:style-name="P2"><text:span text:style-name="T1">Latitude:45.421306 </text:span><text:a xlink:type="simple" xlink:href="http://alazgulec.net/try.html"><text:span text:style-name="T2">try.html:34</text:span></text:a></text:p>
      <text:p text:style-name="P2"><text:span text:style-name="T1">Longitude: -75.682194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9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06 GMT-0400 (EDT) </text:span><text:a xlink:type="simple" xlink:href="http://alazgulec.net/try.html"><text:span text:style-name="T2">try.html:33</text:span></text:a></text:p>
      <text:p text:style-name="P2"><text:span text:style-name="T1">Latitude:45.4212884 </text:span><text:a xlink:type="simple" xlink:href="http://alazgulec.net/try.html"><text:span text:style-name="T2">try.html:34</text:span></text:a></text:p>
      <text:p text:style-name="P2"><text:span text:style-name="T1">Longitude: -75.682172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9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08 GMT-0400 (EDT) </text:span><text:a xlink:type="simple" xlink:href="http://alazgulec.net/try.html"><text:span text:style-name="T2">try.html:33</text:span></text:a></text:p>
      <text:p text:style-name="P2"><text:span text:style-name="T1">Latitude:45.4212719 </text:span><text:a xlink:type="simple" xlink:href="http://alazgulec.net/try.html"><text:span text:style-name="T2">try.html:34</text:span></text:a></text:p>
      <text:p text:style-name="P2"><text:span text:style-name="T1">Longitude: -75.682152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9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10 GMT-0400 (EDT) </text:span><text:a xlink:type="simple" xlink:href="http://alazgulec.net/try.html"><text:span text:style-name="T2">try.html:33</text:span></text:a></text:p>
      <text:p text:style-name="P2"><text:span text:style-name="T1">Latitude:45.4212597 </text:span><text:a xlink:type="simple" xlink:href="http://alazgulec.net/try.html"><text:span text:style-name="T2">try.html:34</text:span></text:a></text:p>
      <text:p text:style-name="P2"><text:span text:style-name="T1">Longitude: -75.682137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9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12 GMT-0400 (EDT) </text:span><text:a xlink:type="simple" xlink:href="http://alazgulec.net/try.html"><text:span text:style-name="T2">try.html:33</text:span></text:a></text:p>
      <text:p text:style-name="P2"><text:span text:style-name="T1">Latitude:45.4212513 </text:span><text:a xlink:type="simple" xlink:href="http://alazgulec.net/try.html"><text:span text:style-name="T2">try.html:34</text:span></text:a></text:p>
      <text:p text:style-name="P2"><text:span text:style-name="T1">Longitude: -75.682127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9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14 GMT-0400 (EDT) </text:span><text:a xlink:type="simple" xlink:href="http://alazgulec.net/try.html"><text:span text:style-name="T2">try.html:33</text:span></text:a></text:p>
      <text:p text:style-name="P2"><text:span text:style-name="T1">Latitude:45.4212432 </text:span><text:a xlink:type="simple" xlink:href="http://alazgulec.net/try.html"><text:span text:style-name="T2">try.html:34</text:span></text:a></text:p>
      <text:p text:style-name="P2"><text:span text:style-name="T1">Longitude: -75.682117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9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16 GMT-0400 (EDT) </text:span><text:a xlink:type="simple" xlink:href="http://alazgulec.net/try.html"><text:span text:style-name="T2">try.html:33</text:span></text:a></text:p>
      <text:p text:style-name="P2"><text:span text:style-name="T1">Latitude:45.421232 </text:span><text:a xlink:type="simple" xlink:href="http://alazgulec.net/try.html"><text:span text:style-name="T2">try.html:34</text:span></text:a></text:p>
      <text:p text:style-name="P2"><text:span text:style-name="T1">Longitude: -75.682103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9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18 GMT-0400 (EDT) </text:span><text:a xlink:type="simple" xlink:href="http://alazgulec.net/try.html"><text:span text:style-name="T2">try.html:33</text:span></text:a></text:p>
      <text:p text:style-name="P2"><text:span text:style-name="T1">Latitude:45.4212237 </text:span><text:a xlink:type="simple" xlink:href="http://alazgulec.net/try.html"><text:span text:style-name="T2">try.html:34</text:span></text:a></text:p>
      <text:p text:style-name="P2"><text:span text:style-name="T1">Longitude: -75.682093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9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20 GMT-0400 (EDT) </text:span><text:a xlink:type="simple" xlink:href="http://alazgulec.net/try.html"><text:span text:style-name="T2">try.html:33</text:span></text:a></text:p>
      <text:p text:style-name="P2"><text:span text:style-name="T1">Latitude:45.4212175 </text:span><text:a xlink:type="simple" xlink:href="http://alazgulec.net/try.html"><text:span text:style-name="T2">try.html:34</text:span></text:a></text:p>
      <text:p text:style-name="P2"><text:span text:style-name="T1">Longitude: -75.682084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29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22 GMT-0400 (EDT) </text:span><text:a xlink:type="simple" xlink:href="http://alazgulec.net/try.html"><text:span text:style-name="T2">try.html:33</text:span></text:a></text:p>
      <text:p text:style-name="P2"><text:span text:style-name="T1">Latitude:45.4212092 </text:span><text:a xlink:type="simple" xlink:href="http://alazgulec.net/try.html"><text:span text:style-name="T2">try.html:34</text:span></text:a></text:p>
      <text:p text:style-name="P2"><text:span text:style-name="T1">Longitude: -75.682075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0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24 GMT-0400 (EDT) </text:span><text:a xlink:type="simple" xlink:href="http://alazgulec.net/try.html"><text:span text:style-name="T2">try.html:33</text:span></text:a></text:p>
      <text:p text:style-name="P2"><text:span text:style-name="T1">Latitude:45.4212025 </text:span><text:a xlink:type="simple" xlink:href="http://alazgulec.net/try.html"><text:span text:style-name="T2">try.html:34</text:span></text:a></text:p>
      <text:p text:style-name="P2"><text:span text:style-name="T1">Longitude: -75.682067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01</text:span><text:span text:style-name="T1"> </text:span><text:a xlink:type="simple" xlink:href="http://alazgulec.net/try.html"><text:span text:style-name="T2">try.html:32</text:span></text:a></text:p>
      <text:p text:style-name="P2"><text:soft-page-break/><text:span text:style-name="T1">Time:Tue Mar 25 2014 13:43:26 GMT-0400 (EDT) </text:span><text:a xlink:type="simple" xlink:href="http://alazgulec.net/try.html"><text:span text:style-name="T2">try.html:33</text:span></text:a></text:p>
      <text:p text:style-name="P2"><text:span text:style-name="T1">Latitude:45.4211956 </text:span><text:a xlink:type="simple" xlink:href="http://alazgulec.net/try.html"><text:span text:style-name="T2">try.html:34</text:span></text:a></text:p>
      <text:p text:style-name="P2"><text:span text:style-name="T1">Longitude: -75.682058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0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28 GMT-0400 (EDT) </text:span><text:a xlink:type="simple" xlink:href="http://alazgulec.net/try.html"><text:span text:style-name="T2">try.html:33</text:span></text:a></text:p>
      <text:p text:style-name="P2"><text:span text:style-name="T1">Latitude:45.4211942 </text:span><text:a xlink:type="simple" xlink:href="http://alazgulec.net/try.html"><text:span text:style-name="T2">try.html:34</text:span></text:a></text:p>
      <text:p text:style-name="P2"><text:span text:style-name="T1">Longitude: -75.682056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0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30 GMT-0400 (EDT) </text:span><text:a xlink:type="simple" xlink:href="http://alazgulec.net/try.html"><text:span text:style-name="T2">try.html:33</text:span></text:a></text:p>
      <text:p text:style-name="P2"><text:span text:style-name="T1">Latitude:45.4211927 </text:span><text:a xlink:type="simple" xlink:href="http://alazgulec.net/try.html"><text:span text:style-name="T2">try.html:34</text:span></text:a></text:p>
      <text:p text:style-name="P2"><text:span text:style-name="T1">Longitude: -75.682053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0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32 GMT-0400 (EDT) </text:span><text:a xlink:type="simple" xlink:href="http://alazgulec.net/try.html"><text:span text:style-name="T2">try.html:33</text:span></text:a></text:p>
      <text:p text:style-name="P2"><text:span text:style-name="T1">Latitude:45.4211909 </text:span><text:a xlink:type="simple" xlink:href="http://alazgulec.net/try.html"><text:span text:style-name="T2">try.html:34</text:span></text:a></text:p>
      <text:p text:style-name="P2"><text:span text:style-name="T1">Longitude: -75.682050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0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34 GMT-0400 (EDT) </text:span><text:a xlink:type="simple" xlink:href="http://alazgulec.net/try.html"><text:span text:style-name="T2">try.html:33</text:span></text:a></text:p>
      <text:p text:style-name="P2"><text:span text:style-name="T1">Latitude:45.4211896 </text:span><text:a xlink:type="simple" xlink:href="http://alazgulec.net/try.html"><text:span text:style-name="T2">try.html:34</text:span></text:a></text:p>
      <text:p text:style-name="P2"><text:span text:style-name="T1">Longitude: -75.682048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0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36 GMT-0400 (EDT) </text:span><text:a xlink:type="simple" xlink:href="http://alazgulec.net/try.html"><text:span text:style-name="T2">try.html:33</text:span></text:a></text:p>
      <text:p text:style-name="P2"><text:span text:style-name="T1">Latitude:45.4211866 </text:span><text:a xlink:type="simple" xlink:href="http://alazgulec.net/try.html"><text:span text:style-name="T2">try.html:34</text:span></text:a></text:p>
      <text:p text:style-name="P2"><text:span text:style-name="T1">Longitude: -75.682041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0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38 GMT-0400 (EDT) </text:span><text:a xlink:type="simple" xlink:href="http://alazgulec.net/try.html"><text:span text:style-name="T2">try.html:33</text:span></text:a></text:p>
      <text:p text:style-name="P2"><text:span text:style-name="T1">Latitude:45.4211844 </text:span><text:a xlink:type="simple" xlink:href="http://alazgulec.net/try.html"><text:span text:style-name="T2">try.html:34</text:span></text:a></text:p>
      <text:p text:style-name="P2"><text:span text:style-name="T1">Longitude: -75.682035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0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40 GMT-0400 (EDT) </text:span><text:a xlink:type="simple" xlink:href="http://alazgulec.net/try.html"><text:span text:style-name="T2">try.html:33</text:span></text:a></text:p>
      <text:p text:style-name="P2"><text:span text:style-name="T1">Latitude:45.4211824 </text:span><text:a xlink:type="simple" xlink:href="http://alazgulec.net/try.html"><text:span text:style-name="T2">try.html:34</text:span></text:a></text:p>
      <text:p text:style-name="P2"><text:span text:style-name="T1">Longitude: -75.682030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0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42 GMT-0400 (EDT) </text:span><text:a xlink:type="simple" xlink:href="http://alazgulec.net/try.html"><text:span text:style-name="T2">try.html:33</text:span></text:a></text:p>
      <text:p text:style-name="P2"><text:span text:style-name="T1">Latitude:45.4211791 </text:span><text:a xlink:type="simple" xlink:href="http://alazgulec.net/try.html"><text:span text:style-name="T2">try.html:34</text:span></text:a></text:p>
      <text:p text:style-name="P2"><text:span text:style-name="T1">Longitude: -75.682020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1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44 GMT-0400 (EDT) </text:span><text:a xlink:type="simple" xlink:href="http://alazgulec.net/try.html"><text:span text:style-name="T2">try.html:33</text:span></text:a></text:p>
      <text:p text:style-name="P2"><text:span text:style-name="T1">Latitude:45.4211757 </text:span><text:a xlink:type="simple" xlink:href="http://alazgulec.net/try.html"><text:span text:style-name="T2">try.html:34</text:span></text:a></text:p>
      <text:p text:style-name="P2"><text:span text:style-name="T1">Longitude: -75.682011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1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46 GMT-0400 (EDT) </text:span><text:a xlink:type="simple" xlink:href="http://alazgulec.net/try.html"><text:span text:style-name="T2">try.html:33</text:span></text:a></text:p>
      <text:p text:style-name="P2"><text:span text:style-name="T1">Latitude:45.4211724 </text:span><text:a xlink:type="simple" xlink:href="http://alazgulec.net/try.html"><text:span text:style-name="T2">try.html:34</text:span></text:a></text:p>
      <text:p text:style-name="P2"><text:span text:style-name="T1">Longitude: -75.682002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1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48 GMT-0400 (EDT) </text:span><text:a xlink:type="simple" xlink:href="http://alazgulec.net/try.html"><text:span text:style-name="T2">try.html:33</text:span></text:a></text:p>
      <text:p text:style-name="P2"><text:span text:style-name="T1">Latitude:45.4211674 </text:span><text:a xlink:type="simple" xlink:href="http://alazgulec.net/try.html"><text:span text:style-name="T2">try.html:34</text:span></text:a></text:p>
      <text:p text:style-name="P2"><text:span text:style-name="T1">Longitude: -75.681988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1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50 GMT-0400 (EDT) </text:span><text:a xlink:type="simple" xlink:href="http://alazgulec.net/try.html"><text:span text:style-name="T2">try.html:33</text:span></text:a></text:p>
      <text:p text:style-name="P2"><text:span text:style-name="T1">Latitude:45.4211628 </text:span><text:a xlink:type="simple" xlink:href="http://alazgulec.net/try.html"><text:span text:style-name="T2">try.html:34</text:span></text:a></text:p>
      <text:p text:style-name="P2"><text:span text:style-name="T1">Longitude: -75.681975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1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52 GMT-0400 (EDT) </text:span><text:a xlink:type="simple" xlink:href="http://alazgulec.net/try.html"><text:span text:style-name="T2">try.html:33</text:span></text:a></text:p>
      <text:p text:style-name="P2"><text:span text:style-name="T1">Latitude:45.421158 </text:span><text:a xlink:type="simple" xlink:href="http://alazgulec.net/try.html"><text:span text:style-name="T2">try.html:34</text:span></text:a></text:p>
      <text:p text:style-name="P2"><text:span text:style-name="T1">Longitude: -75.68196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1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54 GMT-0400 (EDT) </text:span><text:a xlink:type="simple" xlink:href="http://alazgulec.net/try.html"><text:span text:style-name="T2">try.html:33</text:span></text:a></text:p>
      <text:p text:style-name="P2"><text:span text:style-name="T1">Latitude:45.4211504 </text:span><text:a xlink:type="simple" xlink:href="http://alazgulec.net/try.html"><text:span text:style-name="T2">try.html:34</text:span></text:a></text:p>
      <text:p text:style-name="P2"><text:span text:style-name="T1">Longitude: -75.681942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1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56 GMT-0400 (EDT) </text:span><text:a xlink:type="simple" xlink:href="http://alazgulec.net/try.html"><text:span text:style-name="T2">try.html:33</text:span></text:a></text:p>
      <text:p text:style-name="P2"><text:span text:style-name="T1">Latitude:45.4211428 </text:span><text:a xlink:type="simple" xlink:href="http://alazgulec.net/try.html"><text:span text:style-name="T2">try.html:34</text:span></text:a></text:p>
      <text:p text:style-name="P2"><text:span text:style-name="T1">Longitude: -75.681924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1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3:58 GMT-0400 (EDT) </text:span><text:a xlink:type="simple" xlink:href="http://alazgulec.net/try.html"><text:span text:style-name="T2">try.html:33</text:span></text:a></text:p>
      <text:p text:style-name="P2"><text:span text:style-name="T1">Latitude:45.4211365 </text:span><text:a xlink:type="simple" xlink:href="http://alazgulec.net/try.html"><text:span text:style-name="T2">try.html:34</text:span></text:a></text:p>
      <text:p text:style-name="P2"><text:span text:style-name="T1">Longitude: -75.681909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1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00 GMT-0400 (EDT) </text:span><text:a xlink:type="simple" xlink:href="http://alazgulec.net/try.html"><text:span text:style-name="T2">try.html:33</text:span></text:a></text:p>
      <text:p text:style-name="P2"><text:span text:style-name="T1">Latitude:45.4211305 </text:span><text:a xlink:type="simple" xlink:href="http://alazgulec.net/try.html"><text:span text:style-name="T2">try.html:34</text:span></text:a></text:p>
      <text:p text:style-name="P2"><text:span text:style-name="T1">Longitude: -75.681894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1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02 GMT-0400 (EDT) </text:span><text:a xlink:type="simple" xlink:href="http://alazgulec.net/try.html"><text:span text:style-name="T2">try.html:33</text:span></text:a></text:p>
      <text:p text:style-name="P2"><text:span text:style-name="T1">Latitude:45.421124 </text:span><text:a xlink:type="simple" xlink:href="http://alazgulec.net/try.html"><text:span text:style-name="T2">try.html:34</text:span></text:a></text:p>
      <text:p text:style-name="P2"><text:span text:style-name="T1">Longitude: -75.681878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oft-page-break/><text:span text:style-name="T4">32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04 GMT-0400 (EDT) </text:span><text:a xlink:type="simple" xlink:href="http://alazgulec.net/try.html"><text:span text:style-name="T2">try.html:33</text:span></text:a></text:p>
      <text:p text:style-name="P2"><text:span text:style-name="T1">Latitude:45.4211204 </text:span><text:a xlink:type="simple" xlink:href="http://alazgulec.net/try.html"><text:span text:style-name="T2">try.html:34</text:span></text:a></text:p>
      <text:p text:style-name="P2"><text:span text:style-name="T1">Longitude: -75.681870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2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05 GMT-0400 (EDT) </text:span><text:a xlink:type="simple" xlink:href="http://alazgulec.net/try.html"><text:span text:style-name="T2">try.html:33</text:span></text:a></text:p>
      <text:p text:style-name="P2"><text:span text:style-name="T1">Latitude:45.4211167 </text:span><text:a xlink:type="simple" xlink:href="http://alazgulec.net/try.html"><text:span text:style-name="T2">try.html:34</text:span></text:a></text:p>
      <text:p text:style-name="P2"><text:span text:style-name="T1">Longitude: -75.681863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2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07 GMT-0400 (EDT) </text:span><text:a xlink:type="simple" xlink:href="http://alazgulec.net/try.html"><text:span text:style-name="T2">try.html:33</text:span></text:a></text:p>
      <text:p text:style-name="P2"><text:span text:style-name="T1">Latitude:45.4211136 </text:span><text:a xlink:type="simple" xlink:href="http://alazgulec.net/try.html"><text:span text:style-name="T2">try.html:34</text:span></text:a></text:p>
      <text:p text:style-name="P2"><text:span text:style-name="T1">Longitude: -75.681856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2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09 GMT-0400 (EDT) </text:span><text:a xlink:type="simple" xlink:href="http://alazgulec.net/try.html"><text:span text:style-name="T2">try.html:33</text:span></text:a></text:p>
      <text:p text:style-name="P2"><text:span text:style-name="T1">Latitude:45.4211085 </text:span><text:a xlink:type="simple" xlink:href="http://alazgulec.net/try.html"><text:span text:style-name="T2">try.html:34</text:span></text:a></text:p>
      <text:p text:style-name="P2"><text:span text:style-name="T1">Longitude: -75.68184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2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11 GMT-0400 (EDT) </text:span><text:a xlink:type="simple" xlink:href="http://alazgulec.net/try.html"><text:span text:style-name="T2">try.html:33</text:span></text:a></text:p>
      <text:p text:style-name="P2"><text:span text:style-name="T1">Latitude:45.4211026 </text:span><text:a xlink:type="simple" xlink:href="http://alazgulec.net/try.html"><text:span text:style-name="T2">try.html:34</text:span></text:a></text:p>
      <text:p text:style-name="P2"><text:span text:style-name="T1">Longitude: -75.681825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2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13 GMT-0400 (EDT) </text:span><text:a xlink:type="simple" xlink:href="http://alazgulec.net/try.html"><text:span text:style-name="T2">try.html:33</text:span></text:a></text:p>
      <text:p text:style-name="P2"><text:span text:style-name="T1">Latitude:45.4210969 </text:span><text:a xlink:type="simple" xlink:href="http://alazgulec.net/try.html"><text:span text:style-name="T2">try.html:34</text:span></text:a></text:p>
      <text:p text:style-name="P2"><text:span text:style-name="T1">Longitude: -75.681809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2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15 GMT-0400 (EDT) </text:span><text:a xlink:type="simple" xlink:href="http://alazgulec.net/try.html"><text:span text:style-name="T2">try.html:33</text:span></text:a></text:p>
      <text:p text:style-name="P2"><text:span text:style-name="T1">Latitude:45.4210971 </text:span><text:a xlink:type="simple" xlink:href="http://alazgulec.net/try.html"><text:span text:style-name="T2">try.html:34</text:span></text:a></text:p>
      <text:p text:style-name="P2"><text:span text:style-name="T1">Longitude: -75.681803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2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17 GMT-0400 (EDT) </text:span><text:a xlink:type="simple" xlink:href="http://alazgulec.net/try.html"><text:span text:style-name="T2">try.html:33</text:span></text:a></text:p>
      <text:p text:style-name="P2"><text:span text:style-name="T1">Latitude:45.4210955 </text:span><text:a xlink:type="simple" xlink:href="http://alazgulec.net/try.html"><text:span text:style-name="T2">try.html:34</text:span></text:a></text:p>
      <text:p text:style-name="P2"><text:span text:style-name="T1">Longitude: -75.681798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2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19 GMT-0400 (EDT) </text:span><text:a xlink:type="simple" xlink:href="http://alazgulec.net/try.html"><text:span text:style-name="T2">try.html:33</text:span></text:a></text:p>
      <text:p text:style-name="P2"><text:span text:style-name="T1">Latitude:45.4210943 </text:span><text:a xlink:type="simple" xlink:href="http://alazgulec.net/try.html"><text:span text:style-name="T2">try.html:34</text:span></text:a></text:p>
      <text:p text:style-name="P2"><text:span text:style-name="T1">Longitude: -75.681794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2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21 GMT-0400 (EDT) </text:span><text:a xlink:type="simple" xlink:href="http://alazgulec.net/try.html"><text:span text:style-name="T2">try.html:33</text:span></text:a></text:p>
      <text:p text:style-name="P2"><text:span text:style-name="T1">Latitude:45.421094 </text:span><text:a xlink:type="simple" xlink:href="http://alazgulec.net/try.html"><text:span text:style-name="T2">try.html:34</text:span></text:a></text:p>
      <text:p text:style-name="P2"><text:span text:style-name="T1">Longitude: -75.681791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3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23 GMT-0400 (EDT) </text:span><text:a xlink:type="simple" xlink:href="http://alazgulec.net/try.html"><text:span text:style-name="T2">try.html:33</text:span></text:a></text:p>
      <text:p text:style-name="P2"><text:span text:style-name="T1">Latitude:45.4210924 </text:span><text:a xlink:type="simple" xlink:href="http://alazgulec.net/try.html"><text:span text:style-name="T2">try.html:34</text:span></text:a></text:p>
      <text:p text:style-name="P2"><text:span text:style-name="T1">Longitude: -75.681786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3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25 GMT-0400 (EDT) </text:span><text:a xlink:type="simple" xlink:href="http://alazgulec.net/try.html"><text:span text:style-name="T2">try.html:33</text:span></text:a></text:p>
      <text:p text:style-name="P2"><text:span text:style-name="T1">Latitude:45.4210914 </text:span><text:a xlink:type="simple" xlink:href="http://alazgulec.net/try.html"><text:span text:style-name="T2">try.html:34</text:span></text:a></text:p>
      <text:p text:style-name="P2"><text:span text:style-name="T1">Longitude: -75.681782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3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27 GMT-0400 (EDT) </text:span><text:a xlink:type="simple" xlink:href="http://alazgulec.net/try.html"><text:span text:style-name="T2">try.html:33</text:span></text:a></text:p>
      <text:p text:style-name="P2"><text:span text:style-name="T1">Latitude:45.4210907 </text:span><text:a xlink:type="simple" xlink:href="http://alazgulec.net/try.html"><text:span text:style-name="T2">try.html:34</text:span></text:a></text:p>
      <text:p text:style-name="P2"><text:span text:style-name="T1">Longitude: -75.681779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3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29 GMT-0400 (EDT) </text:span><text:a xlink:type="simple" xlink:href="http://alazgulec.net/try.html"><text:span text:style-name="T2">try.html:33</text:span></text:a></text:p>
      <text:p text:style-name="P2"><text:span text:style-name="T1">Latitude:45.4210911 </text:span><text:a xlink:type="simple" xlink:href="http://alazgulec.net/try.html"><text:span text:style-name="T2">try.html:34</text:span></text:a></text:p>
      <text:p text:style-name="P2"><text:span text:style-name="T1">Longitude: -75.681774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3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31 GMT-0400 (EDT) </text:span><text:a xlink:type="simple" xlink:href="http://alazgulec.net/try.html"><text:span text:style-name="T2">try.html:33</text:span></text:a></text:p>
      <text:p text:style-name="P2"><text:span text:style-name="T1">Latitude:45.4210911 </text:span><text:a xlink:type="simple" xlink:href="http://alazgulec.net/try.html"><text:span text:style-name="T2">try.html:34</text:span></text:a></text:p>
      <text:p text:style-name="P2"><text:span text:style-name="T1">Longitude: -75.681774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3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34 GMT-0400 (EDT) </text:span><text:a xlink:type="simple" xlink:href="http://alazgulec.net/try.html"><text:span text:style-name="T2">try.html:33</text:span></text:a></text:p>
      <text:p text:style-name="P2"><text:span text:style-name="T1">Latitude:45.4210911 </text:span><text:a xlink:type="simple" xlink:href="http://alazgulec.net/try.html"><text:span text:style-name="T2">try.html:34</text:span></text:a></text:p>
      <text:p text:style-name="P2"><text:span text:style-name="T1">Longitude: -75.681774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3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36 GMT-0400 (EDT) </text:span><text:a xlink:type="simple" xlink:href="http://alazgulec.net/try.html"><text:span text:style-name="T2">try.html:33</text:span></text:a></text:p>
      <text:p text:style-name="P2"><text:span text:style-name="T1">Latitude:45.4208442 </text:span><text:a xlink:type="simple" xlink:href="http://alazgulec.net/try.html"><text:span text:style-name="T2">try.html:34</text:span></text:a></text:p>
      <text:p text:style-name="P2"><text:span text:style-name="T1">Longitude: -75.6805371 </text:span><text:a xlink:type="simple" xlink:href="http://alazgulec.net/try.html"><text:span text:style-name="T2">try.html:35</text:span></text:a></text:p>
      <text:p text:style-name="P2"><text:span text:style-name="T1">Accuracy: 20.757999420166016 </text:span><text:a xlink:type="simple" xlink:href="http://alazgulec.net/try.html"><text:span text:style-name="T2">try.html:36</text:span></text:a></text:p>
      <text:p text:style-name="P2"><text:span text:style-name="T4">33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38 GMT-0400 (EDT) </text:span><text:a xlink:type="simple" xlink:href="http://alazgulec.net/try.html"><text:span text:style-name="T2">try.html:33</text:span></text:a></text:p>
      <text:p text:style-name="P2"><text:span text:style-name="T1">Latitude:45.4208015 </text:span><text:a xlink:type="simple" xlink:href="http://alazgulec.net/try.html"><text:span text:style-name="T2">try.html:34</text:span></text:a></text:p>
      <text:p text:style-name="P2"><text:span text:style-name="T1">Longitude: -75.6805292 </text:span><text:a xlink:type="simple" xlink:href="http://alazgulec.net/try.html"><text:span text:style-name="T2">try.html:35</text:span></text:a></text:p>
      <text:p text:style-name="P2"><text:span text:style-name="T1">Accuracy: 17.542999267578125 </text:span><text:a xlink:type="simple" xlink:href="http://alazgulec.net/try.html"><text:span text:style-name="T2">try.html:36</text:span></text:a></text:p>
      <text:p text:style-name="P2"><text:span text:style-name="T4">33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40 GMT-0400 (EDT) </text:span><text:a xlink:type="simple" xlink:href="http://alazgulec.net/try.html"><text:span text:style-name="T2">try.html:33</text:span></text:a></text:p>
      <text:p text:style-name="P2"><text:span text:style-name="T1">Latitude:45.4207799 </text:span><text:a xlink:type="simple" xlink:href="http://alazgulec.net/try.html"><text:span text:style-name="T2">try.html:34</text:span></text:a></text:p>
      <text:p text:style-name="P2"><text:span text:style-name="T1">Longitude: -75.6805204 </text:span><text:a xlink:type="simple" xlink:href="http://alazgulec.net/try.html"><text:span text:style-name="T2">try.html:35</text:span></text:a></text:p>
      <text:p text:style-name="P2"><text:soft-page-break/><text:span text:style-name="T1">Accuracy: 15.326000213623047 </text:span><text:a xlink:type="simple" xlink:href="http://alazgulec.net/try.html"><text:span text:style-name="T2">try.html:36</text:span></text:a></text:p>
      <text:p text:style-name="P2"><text:span text:style-name="T4">33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42 GMT-0400 (EDT) </text:span><text:a xlink:type="simple" xlink:href="http://alazgulec.net/try.html"><text:span text:style-name="T2">try.html:33</text:span></text:a></text:p>
      <text:p text:style-name="P2"><text:span text:style-name="T1">Latitude:45.4207613 </text:span><text:a xlink:type="simple" xlink:href="http://alazgulec.net/try.html"><text:span text:style-name="T2">try.html:34</text:span></text:a></text:p>
      <text:p text:style-name="P2"><text:span text:style-name="T1">Longitude: -75.6805095 </text:span><text:a xlink:type="simple" xlink:href="http://alazgulec.net/try.html"><text:span text:style-name="T2">try.html:35</text:span></text:a></text:p>
      <text:p text:style-name="P2"><text:span text:style-name="T1">Accuracy: 13.781000137329102 </text:span><text:a xlink:type="simple" xlink:href="http://alazgulec.net/try.html"><text:span text:style-name="T2">try.html:36</text:span></text:a></text:p>
      <text:p text:style-name="P2"><text:span text:style-name="T4">34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44 GMT-0400 (EDT) </text:span><text:a xlink:type="simple" xlink:href="http://alazgulec.net/try.html"><text:span text:style-name="T2">try.html:33</text:span></text:a></text:p>
      <text:p text:style-name="P2"><text:span text:style-name="T1">Latitude:45.420746 </text:span><text:a xlink:type="simple" xlink:href="http://alazgulec.net/try.html"><text:span text:style-name="T2">try.html:34</text:span></text:a></text:p>
      <text:p text:style-name="P2"><text:span text:style-name="T1">Longitude: -75.6805027 </text:span><text:a xlink:type="simple" xlink:href="http://alazgulec.net/try.html"><text:span text:style-name="T2">try.html:35</text:span></text:a></text:p>
      <text:p text:style-name="P2"><text:span text:style-name="T1">Accuracy: 12.62600040435791 </text:span><text:a xlink:type="simple" xlink:href="http://alazgulec.net/try.html"><text:span text:style-name="T2">try.html:36</text:span></text:a></text:p>
      <text:p text:style-name="P2"><text:span text:style-name="T4">34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46 GMT-0400 (EDT) </text:span><text:a xlink:type="simple" xlink:href="http://alazgulec.net/try.html"><text:span text:style-name="T2">try.html:33</text:span></text:a></text:p>
      <text:p text:style-name="P2"><text:span text:style-name="T1">Latitude:45.4207352 </text:span><text:a xlink:type="simple" xlink:href="http://alazgulec.net/try.html"><text:span text:style-name="T2">try.html:34</text:span></text:a></text:p>
      <text:p text:style-name="P2"><text:span text:style-name="T1">Longitude: -75.6804976 </text:span><text:a xlink:type="simple" xlink:href="http://alazgulec.net/try.html"><text:span text:style-name="T2">try.html:35</text:span></text:a></text:p>
      <text:p text:style-name="P2"><text:span text:style-name="T1">Accuracy: 11.791999816894531 </text:span><text:a xlink:type="simple" xlink:href="http://alazgulec.net/try.html"><text:span text:style-name="T2">try.html:36</text:span></text:a></text:p>
      <text:p text:style-name="P2"><text:span text:style-name="T4">34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48 GMT-0400 (EDT) </text:span><text:a xlink:type="simple" xlink:href="http://alazgulec.net/try.html"><text:span text:style-name="T2">try.html:33</text:span></text:a></text:p>
      <text:p text:style-name="P2"><text:span text:style-name="T1">Latitude:45.4207106 </text:span><text:a xlink:type="simple" xlink:href="http://alazgulec.net/try.html"><text:span text:style-name="T2">try.html:34</text:span></text:a></text:p>
      <text:p text:style-name="P2"><text:span text:style-name="T1">Longitude: -75.6804252 </text:span><text:a xlink:type="simple" xlink:href="http://alazgulec.net/try.html"><text:span text:style-name="T2">try.html:35</text:span></text:a></text:p>
      <text:p text:style-name="P2"><text:span text:style-name="T1">Accuracy: 11.312999725341797 </text:span><text:a xlink:type="simple" xlink:href="http://alazgulec.net/try.html"><text:span text:style-name="T2">try.html:36</text:span></text:a></text:p>
      <text:p text:style-name="P2"><text:span text:style-name="T4">34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50 GMT-0400 (EDT) </text:span><text:a xlink:type="simple" xlink:href="http://alazgulec.net/try.html"><text:span text:style-name="T2">try.html:33</text:span></text:a></text:p>
      <text:p text:style-name="P2"><text:span text:style-name="T1">Latitude:45.4206905 </text:span><text:a xlink:type="simple" xlink:href="http://alazgulec.net/try.html"><text:span text:style-name="T2">try.html:34</text:span></text:a></text:p>
      <text:p text:style-name="P2"><text:span text:style-name="T1">Longitude: -75.6803699 </text:span><text:a xlink:type="simple" xlink:href="http://alazgulec.net/try.html"><text:span text:style-name="T2">try.html:35</text:span></text:a></text:p>
      <text:p text:style-name="P2"><text:span text:style-name="T1">Accuracy: 10.909000396728516 </text:span><text:a xlink:type="simple" xlink:href="http://alazgulec.net/try.html"><text:span text:style-name="T2">try.html:36</text:span></text:a></text:p>
      <text:p text:style-name="P2"><text:span text:style-name="T4">34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52 GMT-0400 (EDT) </text:span><text:a xlink:type="simple" xlink:href="http://alazgulec.net/try.html"><text:span text:style-name="T2">try.html:33</text:span></text:a></text:p>
      <text:p text:style-name="P2"><text:span text:style-name="T1">Latitude:45.4206762 </text:span><text:a xlink:type="simple" xlink:href="http://alazgulec.net/try.html"><text:span text:style-name="T2">try.html:34</text:span></text:a></text:p>
      <text:p text:style-name="P2"><text:span text:style-name="T1">Longitude: -75.6803258 </text:span><text:a xlink:type="simple" xlink:href="http://alazgulec.net/try.html"><text:span text:style-name="T2">try.html:35</text:span></text:a></text:p>
      <text:p text:style-name="P2"><text:span text:style-name="T1">Accuracy: 10.57699966430664 </text:span><text:a xlink:type="simple" xlink:href="http://alazgulec.net/try.html"><text:span text:style-name="T2">try.html:36</text:span></text:a></text:p>
      <text:p text:style-name="P2"><text:span text:style-name="T4">34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54 GMT-0400 (EDT) </text:span><text:a xlink:type="simple" xlink:href="http://alazgulec.net/try.html"><text:span text:style-name="T2">try.html:33</text:span></text:a></text:p>
      <text:p text:style-name="P2"><text:span text:style-name="T1">Latitude:45.4206532 </text:span><text:a xlink:type="simple" xlink:href="http://alazgulec.net/try.html"><text:span text:style-name="T2">try.html:34</text:span></text:a></text:p>
      <text:p text:style-name="P2"><text:span text:style-name="T1">Longitude: -75.6802587 </text:span><text:a xlink:type="simple" xlink:href="http://alazgulec.net/try.html"><text:span text:style-name="T2">try.html:35</text:span></text:a></text:p>
      <text:p text:style-name="P2"><text:span text:style-name="T1">Accuracy: 10.137999534606934 </text:span><text:a xlink:type="simple" xlink:href="http://alazgulec.net/try.html"><text:span text:style-name="T2">try.html:36</text:span></text:a></text:p>
      <text:p text:style-name="P2"><text:span text:style-name="T4">34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56 GMT-0400 (EDT) </text:span><text:a xlink:type="simple" xlink:href="http://alazgulec.net/try.html"><text:span text:style-name="T2">try.html:33</text:span></text:a></text:p>
      <text:p text:style-name="P2"><text:span text:style-name="T1">Latitude:45.4206423 </text:span><text:a xlink:type="simple" xlink:href="http://alazgulec.net/try.html"><text:span text:style-name="T2">try.html:34</text:span></text:a></text:p>
      <text:p text:style-name="P2"><text:span text:style-name="T1">Longitude: -75.680214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4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4:58 GMT-0400 (EDT) </text:span><text:a xlink:type="simple" xlink:href="http://alazgulec.net/try.html"><text:span text:style-name="T2">try.html:33</text:span></text:a></text:p>
      <text:p text:style-name="P2"><text:span text:style-name="T1">Latitude:45.4206323 </text:span><text:a xlink:type="simple" xlink:href="http://alazgulec.net/try.html"><text:span text:style-name="T2">try.html:34</text:span></text:a></text:p>
      <text:p text:style-name="P2"><text:span text:style-name="T1">Longitude: -75.680178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4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00 GMT-0400 (EDT) </text:span><text:a xlink:type="simple" xlink:href="http://alazgulec.net/try.html"><text:span text:style-name="T2">try.html:33</text:span></text:a></text:p>
      <text:p text:style-name="P2"><text:span text:style-name="T1">Latitude:45.4206216 </text:span><text:a xlink:type="simple" xlink:href="http://alazgulec.net/try.html"><text:span text:style-name="T2">try.html:34</text:span></text:a></text:p>
      <text:p text:style-name="P2"><text:span text:style-name="T1">Longitude: -75.680142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4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02 GMT-0400 (EDT) </text:span><text:a xlink:type="simple" xlink:href="http://alazgulec.net/try.html"><text:span text:style-name="T2">try.html:33</text:span></text:a></text:p>
      <text:p text:style-name="P2"><text:span text:style-name="T1">Latitude:45.4206123 </text:span><text:a xlink:type="simple" xlink:href="http://alazgulec.net/try.html"><text:span text:style-name="T2">try.html:34</text:span></text:a></text:p>
      <text:p text:style-name="P2"><text:span text:style-name="T1">Longitude: -75.680107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5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04 GMT-0400 (EDT) </text:span><text:a xlink:type="simple" xlink:href="http://alazgulec.net/try.html"><text:span text:style-name="T2">try.html:33</text:span></text:a></text:p>
      <text:p text:style-name="P2"><text:span text:style-name="T1">Latitude:45.42061 </text:span><text:a xlink:type="simple" xlink:href="http://alazgulec.net/try.html"><text:span text:style-name="T2">try.html:34</text:span></text:a></text:p>
      <text:p text:style-name="P2"><text:span text:style-name="T1">Longitude: -75.680096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5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06 GMT-0400 (EDT) </text:span><text:a xlink:type="simple" xlink:href="http://alazgulec.net/try.html"><text:span text:style-name="T2">try.html:33</text:span></text:a></text:p>
      <text:p text:style-name="P2"><text:span text:style-name="T1">Latitude:45.4206052 </text:span><text:a xlink:type="simple" xlink:href="http://alazgulec.net/try.html"><text:span text:style-name="T2">try.html:34</text:span></text:a></text:p>
      <text:p text:style-name="P2"><text:span text:style-name="T1">Longitude: -75.680087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5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08 GMT-0400 (EDT) </text:span><text:a xlink:type="simple" xlink:href="http://alazgulec.net/try.html"><text:span text:style-name="T2">try.html:33</text:span></text:a></text:p>
      <text:p text:style-name="P2"><text:span text:style-name="T1">Latitude:45.4205994 </text:span><text:a xlink:type="simple" xlink:href="http://alazgulec.net/try.html"><text:span text:style-name="T2">try.html:34</text:span></text:a></text:p>
      <text:p text:style-name="P2"><text:span text:style-name="T1">Longitude: -75.680071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5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10 GMT-0400 (EDT) </text:span><text:a xlink:type="simple" xlink:href="http://alazgulec.net/try.html"><text:span text:style-name="T2">try.html:33</text:span></text:a></text:p>
      <text:p text:style-name="P2"><text:span text:style-name="T1">Latitude:45.4205919 </text:span><text:a xlink:type="simple" xlink:href="http://alazgulec.net/try.html"><text:span text:style-name="T2">try.html:34</text:span></text:a></text:p>
      <text:p text:style-name="P2"><text:span text:style-name="T1">Longitude: -75.680046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5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12 GMT-0400 (EDT) </text:span><text:a xlink:type="simple" xlink:href="http://alazgulec.net/try.html"><text:span text:style-name="T2">try.html:33</text:span></text:a></text:p>
      <text:p text:style-name="P2"><text:span text:style-name="T1">Latitude:45.4205845 </text:span><text:a xlink:type="simple" xlink:href="http://alazgulec.net/try.html"><text:span text:style-name="T2">try.html:34</text:span></text:a></text:p>
      <text:p text:style-name="P2"><text:span text:style-name="T1">Longitude: -75.680019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5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14 GMT-0400 (EDT) </text:span><text:a xlink:type="simple" xlink:href="http://alazgulec.net/try.html"><text:span text:style-name="T2">try.html:33</text:span></text:a></text:p>
      <text:p text:style-name="P2"><text:span text:style-name="T1">Latitude:45.4205747 </text:span><text:a xlink:type="simple" xlink:href="http://alazgulec.net/try.html"><text:span text:style-name="T2">try.html:34</text:span></text:a></text:p>
      <text:p text:style-name="P2"><text:span text:style-name="T1">Longitude: -75.679995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5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16 GMT-0400 (EDT) </text:span><text:a xlink:type="simple" xlink:href="http://alazgulec.net/try.html"><text:span text:style-name="T2">try.html:33</text:span></text:a></text:p>
      <text:p text:style-name="P2"><text:span text:style-name="T1">Latitude:45.4205713 </text:span><text:a xlink:type="simple" xlink:href="http://alazgulec.net/try.html"><text:span text:style-name="T2">try.html:34</text:span></text:a></text:p>
      <text:p text:style-name="P2"><text:span text:style-name="T1">Longitude: -75.679980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5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18 GMT-0400 (EDT) </text:span><text:a xlink:type="simple" xlink:href="http://alazgulec.net/try.html"><text:span text:style-name="T2">try.html:33</text:span></text:a></text:p>
      <text:p text:style-name="P2"><text:span text:style-name="T1">Latitude:45.4205657 </text:span><text:a xlink:type="simple" xlink:href="http://alazgulec.net/try.html"><text:span text:style-name="T2">try.html:34</text:span></text:a></text:p>
      <text:p text:style-name="P2"><text:soft-page-break/><text:span text:style-name="T1">Longitude: -75.67995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5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20 GMT-0400 (EDT) </text:span><text:a xlink:type="simple" xlink:href="http://alazgulec.net/try.html"><text:span text:style-name="T2">try.html:33</text:span></text:a></text:p>
      <text:p text:style-name="P2"><text:span text:style-name="T1">Latitude:45.4205591 </text:span><text:a xlink:type="simple" xlink:href="http://alazgulec.net/try.html"><text:span text:style-name="T2">try.html:34</text:span></text:a></text:p>
      <text:p text:style-name="P2"><text:span text:style-name="T1">Longitude: -75.679934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5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22 GMT-0400 (EDT) </text:span><text:a xlink:type="simple" xlink:href="http://alazgulec.net/try.html"><text:span text:style-name="T2">try.html:33</text:span></text:a></text:p>
      <text:p text:style-name="P2"><text:span text:style-name="T1">Latitude:45.4205508 </text:span><text:a xlink:type="simple" xlink:href="http://alazgulec.net/try.html"><text:span text:style-name="T2">try.html:34</text:span></text:a></text:p>
      <text:p text:style-name="P2"><text:span text:style-name="T1">Longitude: -75.679915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6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24 GMT-0400 (EDT) </text:span><text:a xlink:type="simple" xlink:href="http://alazgulec.net/try.html"><text:span text:style-name="T2">try.html:33</text:span></text:a></text:p>
      <text:p text:style-name="P2"><text:span text:style-name="T1">Latitude:45.4205481 </text:span><text:a xlink:type="simple" xlink:href="http://alazgulec.net/try.html"><text:span text:style-name="T2">try.html:34</text:span></text:a></text:p>
      <text:p text:style-name="P2"><text:span text:style-name="T1">Longitude: -75.679906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6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26 GMT-0400 (EDT) </text:span><text:a xlink:type="simple" xlink:href="http://alazgulec.net/try.html"><text:span text:style-name="T2">try.html:33</text:span></text:a></text:p>
      <text:p text:style-name="P2"><text:span text:style-name="T1">Latitude:45.4205467 </text:span><text:a xlink:type="simple" xlink:href="http://alazgulec.net/try.html"><text:span text:style-name="T2">try.html:34</text:span></text:a></text:p>
      <text:p text:style-name="P2"><text:span text:style-name="T1">Longitude: -75.679900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6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28 GMT-0400 (EDT) </text:span><text:a xlink:type="simple" xlink:href="http://alazgulec.net/try.html"><text:span text:style-name="T2">try.html:33</text:span></text:a></text:p>
      <text:p text:style-name="P2"><text:span text:style-name="T1">Latitude:45.4205405 </text:span><text:a xlink:type="simple" xlink:href="http://alazgulec.net/try.html"><text:span text:style-name="T2">try.html:34</text:span></text:a></text:p>
      <text:p text:style-name="P2"><text:span text:style-name="T1">Longitude: -75.679881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6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30 GMT-0400 (EDT) </text:span><text:a xlink:type="simple" xlink:href="http://alazgulec.net/try.html"><text:span text:style-name="T2">try.html:33</text:span></text:a></text:p>
      <text:p text:style-name="P2"><text:span text:style-name="T1">Latitude:45.4205314 </text:span><text:a xlink:type="simple" xlink:href="http://alazgulec.net/try.html"><text:span text:style-name="T2">try.html:34</text:span></text:a></text:p>
      <text:p text:style-name="P2"><text:span text:style-name="T1">Longitude: -75.679857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6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32 GMT-0400 (EDT) </text:span><text:a xlink:type="simple" xlink:href="http://alazgulec.net/try.html"><text:span text:style-name="T2">try.html:33</text:span></text:a></text:p>
      <text:p text:style-name="P2"><text:span text:style-name="T1">Latitude:45.4205311 </text:span><text:a xlink:type="simple" xlink:href="http://alazgulec.net/try.html"><text:span text:style-name="T2">try.html:34</text:span></text:a></text:p>
      <text:p text:style-name="P2"><text:span text:style-name="T1">Longitude: -75.679850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6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34 GMT-0400 (EDT) </text:span><text:a xlink:type="simple" xlink:href="http://alazgulec.net/try.html"><text:span text:style-name="T2">try.html:33</text:span></text:a></text:p>
      <text:p text:style-name="P2"><text:span text:style-name="T1">Latitude:45.4205306 </text:span><text:a xlink:type="simple" xlink:href="http://alazgulec.net/try.html"><text:span text:style-name="T2">try.html:34</text:span></text:a></text:p>
      <text:p text:style-name="P2"><text:span text:style-name="T1">Longitude: -75.679841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6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36 GMT-0400 (EDT) </text:span><text:a xlink:type="simple" xlink:href="http://alazgulec.net/try.html"><text:span text:style-name="T2">try.html:33</text:span></text:a></text:p>
      <text:p text:style-name="P2"><text:span text:style-name="T1">Latitude:45.4205301 </text:span><text:a xlink:type="simple" xlink:href="http://alazgulec.net/try.html"><text:span text:style-name="T2">try.html:34</text:span></text:a></text:p>
      <text:p text:style-name="P2"><text:span text:style-name="T1">Longitude: -75.679830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6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38 GMT-0400 (EDT) </text:span><text:a xlink:type="simple" xlink:href="http://alazgulec.net/try.html"><text:span text:style-name="T2">try.html:33</text:span></text:a></text:p>
      <text:p text:style-name="P2"><text:span text:style-name="T1">Latitude:45.42053 </text:span><text:a xlink:type="simple" xlink:href="http://alazgulec.net/try.html"><text:span text:style-name="T2">try.html:34</text:span></text:a></text:p>
      <text:p text:style-name="P2"><text:span text:style-name="T1">Longitude: -75.679819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6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40 GMT-0400 (EDT) </text:span><text:a xlink:type="simple" xlink:href="http://alazgulec.net/try.html"><text:span text:style-name="T2">try.html:33</text:span></text:a></text:p>
      <text:p text:style-name="P2"><text:span text:style-name="T1">Latitude:45.4205285 </text:span><text:a xlink:type="simple" xlink:href="http://alazgulec.net/try.html"><text:span text:style-name="T2">try.html:34</text:span></text:a></text:p>
      <text:p text:style-name="P2"><text:span text:style-name="T1">Longitude: -75.679812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6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43 GMT-0400 (EDT) </text:span><text:a xlink:type="simple" xlink:href="http://alazgulec.net/try.html"><text:span text:style-name="T2">try.html:33</text:span></text:a></text:p>
      <text:p text:style-name="P2"><text:span text:style-name="T1">Latitude:45.4205043 </text:span><text:a xlink:type="simple" xlink:href="http://alazgulec.net/try.html"><text:span text:style-name="T2">try.html:34</text:span></text:a></text:p>
      <text:p text:style-name="P2"><text:span text:style-name="T1">Longitude: -75.679825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7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44 GMT-0400 (EDT) </text:span><text:a xlink:type="simple" xlink:href="http://alazgulec.net/try.html"><text:span text:style-name="T2">try.html:33</text:span></text:a></text:p>
      <text:p text:style-name="P2"><text:span text:style-name="T1">Latitude:45.4204732 </text:span><text:a xlink:type="simple" xlink:href="http://alazgulec.net/try.html"><text:span text:style-name="T2">try.html:34</text:span></text:a></text:p>
      <text:p text:style-name="P2"><text:span text:style-name="T1">Longitude: -75.679839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7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46 GMT-0400 (EDT) </text:span><text:a xlink:type="simple" xlink:href="http://alazgulec.net/try.html"><text:span text:style-name="T2">try.html:33</text:span></text:a></text:p>
      <text:p text:style-name="P2"><text:span text:style-name="T1">Latitude:45.4204499 </text:span><text:a xlink:type="simple" xlink:href="http://alazgulec.net/try.html"><text:span text:style-name="T2">try.html:34</text:span></text:a></text:p>
      <text:p text:style-name="P2"><text:span text:style-name="T1">Longitude: -75.67985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7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48 GMT-0400 (EDT) </text:span><text:a xlink:type="simple" xlink:href="http://alazgulec.net/try.html"><text:span text:style-name="T2">try.html:33</text:span></text:a></text:p>
      <text:p text:style-name="P2"><text:span text:style-name="T1">Latitude:45.4204348 </text:span><text:a xlink:type="simple" xlink:href="http://alazgulec.net/try.html"><text:span text:style-name="T2">try.html:34</text:span></text:a></text:p>
      <text:p text:style-name="P2"><text:span text:style-name="T1">Longitude: -75.679864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7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50 GMT-0400 (EDT) </text:span><text:a xlink:type="simple" xlink:href="http://alazgulec.net/try.html"><text:span text:style-name="T2">try.html:33</text:span></text:a></text:p>
      <text:p text:style-name="P2"><text:span text:style-name="T1">Latitude:45.4204237 </text:span><text:a xlink:type="simple" xlink:href="http://alazgulec.net/try.html"><text:span text:style-name="T2">try.html:34</text:span></text:a></text:p>
      <text:p text:style-name="P2"><text:span text:style-name="T1">Longitude: -75.679870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7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52 GMT-0400 (EDT) </text:span><text:a xlink:type="simple" xlink:href="http://alazgulec.net/try.html"><text:span text:style-name="T2">try.html:33</text:span></text:a></text:p>
      <text:p text:style-name="P2"><text:span text:style-name="T1">Latitude:45.420413 </text:span><text:a xlink:type="simple" xlink:href="http://alazgulec.net/try.html"><text:span text:style-name="T2">try.html:34</text:span></text:a></text:p>
      <text:p text:style-name="P2"><text:span text:style-name="T1">Longitude: -75.679875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7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54 GMT-0400 (EDT) </text:span><text:a xlink:type="simple" xlink:href="http://alazgulec.net/try.html"><text:span text:style-name="T2">try.html:33</text:span></text:a></text:p>
      <text:p text:style-name="P2"><text:span text:style-name="T1">Latitude:45.4204033 </text:span><text:a xlink:type="simple" xlink:href="http://alazgulec.net/try.html"><text:span text:style-name="T2">try.html:34</text:span></text:a></text:p>
      <text:p text:style-name="P2"><text:span text:style-name="T1">Longitude: -75.67988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7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56 GMT-0400 (EDT) </text:span><text:a xlink:type="simple" xlink:href="http://alazgulec.net/try.html"><text:span text:style-name="T2">try.html:33</text:span></text:a></text:p>
      <text:p text:style-name="P2"><text:soft-page-break/><text:span text:style-name="T1">Latitude:45.4203917 </text:span><text:a xlink:type="simple" xlink:href="http://alazgulec.net/try.html"><text:span text:style-name="T2">try.html:34</text:span></text:a></text:p>
      <text:p text:style-name="P2"><text:span text:style-name="T1">Longitude: -75.679887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7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5:58 GMT-0400 (EDT) </text:span><text:a xlink:type="simple" xlink:href="http://alazgulec.net/try.html"><text:span text:style-name="T2">try.html:33</text:span></text:a></text:p>
      <text:p text:style-name="P2"><text:span text:style-name="T1">Latitude:45.4203825 </text:span><text:a xlink:type="simple" xlink:href="http://alazgulec.net/try.html"><text:span text:style-name="T2">try.html:34</text:span></text:a></text:p>
      <text:p text:style-name="P2"><text:span text:style-name="T1">Longitude: -75.67989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7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00 GMT-0400 (EDT) </text:span><text:a xlink:type="simple" xlink:href="http://alazgulec.net/try.html"><text:span text:style-name="T2">try.html:33</text:span></text:a></text:p>
      <text:p text:style-name="P2"><text:span text:style-name="T1">Latitude:45.4203745 </text:span><text:a xlink:type="simple" xlink:href="http://alazgulec.net/try.html"><text:span text:style-name="T2">try.html:34</text:span></text:a></text:p>
      <text:p text:style-name="P2"><text:span text:style-name="T1">Longitude: -75.679897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7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02 GMT-0400 (EDT) </text:span><text:a xlink:type="simple" xlink:href="http://alazgulec.net/try.html"><text:span text:style-name="T2">try.html:33</text:span></text:a></text:p>
      <text:p text:style-name="P2"><text:span text:style-name="T1">Latitude:45.4203663 </text:span><text:a xlink:type="simple" xlink:href="http://alazgulec.net/try.html"><text:span text:style-name="T2">try.html:34</text:span></text:a></text:p>
      <text:p text:style-name="P2"><text:span text:style-name="T1">Longitude: -75.679901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8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04 GMT-0400 (EDT) </text:span><text:a xlink:type="simple" xlink:href="http://alazgulec.net/try.html"><text:span text:style-name="T2">try.html:33</text:span></text:a></text:p>
      <text:p text:style-name="P2"><text:span text:style-name="T1">Latitude:45.4203585 </text:span><text:a xlink:type="simple" xlink:href="http://alazgulec.net/try.html"><text:span text:style-name="T2">try.html:34</text:span></text:a></text:p>
      <text:p text:style-name="P2"><text:span text:style-name="T1">Longitude: -75.679905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8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06 GMT-0400 (EDT) </text:span><text:a xlink:type="simple" xlink:href="http://alazgulec.net/try.html"><text:span text:style-name="T2">try.html:33</text:span></text:a></text:p>
      <text:p text:style-name="P2"><text:span text:style-name="T1">Latitude:45.4203521 </text:span><text:a xlink:type="simple" xlink:href="http://alazgulec.net/try.html"><text:span text:style-name="T2">try.html:34</text:span></text:a></text:p>
      <text:p text:style-name="P2"><text:span text:style-name="T1">Longitude: -75.6799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8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08 GMT-0400 (EDT) </text:span><text:a xlink:type="simple" xlink:href="http://alazgulec.net/try.html"><text:span text:style-name="T2">try.html:33</text:span></text:a></text:p>
      <text:p text:style-name="P2"><text:span text:style-name="T1">Latitude:45.4203458 </text:span><text:a xlink:type="simple" xlink:href="http://alazgulec.net/try.html"><text:span text:style-name="T2">try.html:34</text:span></text:a></text:p>
      <text:p text:style-name="P2"><text:span text:style-name="T1">Longitude: -75.679913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8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10 GMT-0400 (EDT) </text:span><text:a xlink:type="simple" xlink:href="http://alazgulec.net/try.html"><text:span text:style-name="T2">try.html:33</text:span></text:a></text:p>
      <text:p text:style-name="P2"><text:span text:style-name="T1">Latitude:45.4203391 </text:span><text:a xlink:type="simple" xlink:href="http://alazgulec.net/try.html"><text:span text:style-name="T2">try.html:34</text:span></text:a></text:p>
      <text:p text:style-name="P2"><text:span text:style-name="T1">Longitude: -75.679917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8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13 GMT-0400 (EDT) </text:span><text:a xlink:type="simple" xlink:href="http://alazgulec.net/try.html"><text:span text:style-name="T2">try.html:33</text:span></text:a></text:p>
      <text:p text:style-name="P2"><text:span text:style-name="T1">Latitude:45.4203333 </text:span><text:a xlink:type="simple" xlink:href="http://alazgulec.net/try.html"><text:span text:style-name="T2">try.html:34</text:span></text:a></text:p>
      <text:p text:style-name="P2"><text:span text:style-name="T1">Longitude: -75.679920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8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14 GMT-0400 (EDT) </text:span><text:a xlink:type="simple" xlink:href="http://alazgulec.net/try.html"><text:span text:style-name="T2">try.html:33</text:span></text:a></text:p>
      <text:p text:style-name="P2"><text:span text:style-name="T1">Latitude:45.4203273 </text:span><text:a xlink:type="simple" xlink:href="http://alazgulec.net/try.html"><text:span text:style-name="T2">try.html:34</text:span></text:a></text:p>
      <text:p text:style-name="P2"><text:span text:style-name="T1">Longitude: -75.679924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8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16 GMT-0400 (EDT) </text:span><text:a xlink:type="simple" xlink:href="http://alazgulec.net/try.html"><text:span text:style-name="T2">try.html:33</text:span></text:a></text:p>
      <text:p text:style-name="P2"><text:span text:style-name="T1">Latitude:45.4203234 </text:span><text:a xlink:type="simple" xlink:href="http://alazgulec.net/try.html"><text:span text:style-name="T2">try.html:34</text:span></text:a></text:p>
      <text:p text:style-name="P2"><text:span text:style-name="T1">Longitude: -75.679926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8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18 GMT-0400 (EDT) </text:span><text:a xlink:type="simple" xlink:href="http://alazgulec.net/try.html"><text:span text:style-name="T2">try.html:33</text:span></text:a></text:p>
      <text:p text:style-name="P2"><text:span text:style-name="T1">Latitude:45.4203198 </text:span><text:a xlink:type="simple" xlink:href="http://alazgulec.net/try.html"><text:span text:style-name="T2">try.html:34</text:span></text:a></text:p>
      <text:p text:style-name="P2"><text:span text:style-name="T1">Longitude: -75.679928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8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20 GMT-0400 (EDT) </text:span><text:a xlink:type="simple" xlink:href="http://alazgulec.net/try.html"><text:span text:style-name="T2">try.html:33</text:span></text:a></text:p>
      <text:p text:style-name="P2"><text:span text:style-name="T1">Latitude:45.4203175 </text:span><text:a xlink:type="simple" xlink:href="http://alazgulec.net/try.html"><text:span text:style-name="T2">try.html:34</text:span></text:a></text:p>
      <text:p text:style-name="P2"><text:span text:style-name="T1">Longitude: -75.679929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8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22 GMT-0400 (EDT) </text:span><text:a xlink:type="simple" xlink:href="http://alazgulec.net/try.html"><text:span text:style-name="T2">try.html:33</text:span></text:a></text:p>
      <text:p text:style-name="P2"><text:span text:style-name="T1">Latitude:45.4202988 </text:span><text:a xlink:type="simple" xlink:href="http://alazgulec.net/try.html"><text:span text:style-name="T2">try.html:34</text:span></text:a></text:p>
      <text:p text:style-name="P2"><text:span text:style-name="T1">Longitude: -75.679941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9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24 GMT-0400 (EDT) </text:span><text:a xlink:type="simple" xlink:href="http://alazgulec.net/try.html"><text:span text:style-name="T2">try.html:33</text:span></text:a></text:p>
      <text:p text:style-name="P2"><text:span text:style-name="T1">Latitude:45.4202836 </text:span><text:a xlink:type="simple" xlink:href="http://alazgulec.net/try.html"><text:span text:style-name="T2">try.html:34</text:span></text:a></text:p>
      <text:p text:style-name="P2"><text:span text:style-name="T1">Longitude: -75.679947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9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26 GMT-0400 (EDT) </text:span><text:a xlink:type="simple" xlink:href="http://alazgulec.net/try.html"><text:span text:style-name="T2">try.html:33</text:span></text:a></text:p>
      <text:p text:style-name="P2"><text:span text:style-name="T1">Latitude:45.4202659 </text:span><text:a xlink:type="simple" xlink:href="http://alazgulec.net/try.html"><text:span text:style-name="T2">try.html:34</text:span></text:a></text:p>
      <text:p text:style-name="P2"><text:span text:style-name="T1">Longitude: -75.679958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9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28 GMT-0400 (EDT) </text:span><text:a xlink:type="simple" xlink:href="http://alazgulec.net/try.html"><text:span text:style-name="T2">try.html:33</text:span></text:a></text:p>
      <text:p text:style-name="P2"><text:span text:style-name="T1">Latitude:45.4202487 </text:span><text:a xlink:type="simple" xlink:href="http://alazgulec.net/try.html"><text:span text:style-name="T2">try.html:34</text:span></text:a></text:p>
      <text:p text:style-name="P2"><text:span text:style-name="T1">Longitude: -75.679969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9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30 GMT-0400 (EDT) </text:span><text:a xlink:type="simple" xlink:href="http://alazgulec.net/try.html"><text:span text:style-name="T2">try.html:33</text:span></text:a></text:p>
      <text:p text:style-name="P2"><text:span text:style-name="T1">Latitude:45.4202328 </text:span><text:a xlink:type="simple" xlink:href="http://alazgulec.net/try.html"><text:span text:style-name="T2">try.html:34</text:span></text:a></text:p>
      <text:p text:style-name="P2"><text:span text:style-name="T1">Longitude: -75.679981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9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32 GMT-0400 (EDT) </text:span><text:a xlink:type="simple" xlink:href="http://alazgulec.net/try.html"><text:span text:style-name="T2">try.html:33</text:span></text:a></text:p>
      <text:p text:style-name="P2"><text:span text:style-name="T1">Latitude:45.4202176 </text:span><text:a xlink:type="simple" xlink:href="http://alazgulec.net/try.html"><text:span text:style-name="T2">try.html:34</text:span></text:a></text:p>
      <text:p text:style-name="P2"><text:span text:style-name="T1">Longitude: -75.679991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95</text:span><text:span text:style-name="T1"> </text:span><text:a xlink:type="simple" xlink:href="http://alazgulec.net/try.html"><text:span text:style-name="T2">try.html:32</text:span></text:a></text:p>
      <text:p text:style-name="P2"><text:soft-page-break/><text:span text:style-name="T1">Time:Tue Mar 25 2014 13:46:34 GMT-0400 (EDT) </text:span><text:a xlink:type="simple" xlink:href="http://alazgulec.net/try.html"><text:span text:style-name="T2">try.html:33</text:span></text:a></text:p>
      <text:p text:style-name="P2"><text:span text:style-name="T1">Latitude:45.4202031 </text:span><text:a xlink:type="simple" xlink:href="http://alazgulec.net/try.html"><text:span text:style-name="T2">try.html:34</text:span></text:a></text:p>
      <text:p text:style-name="P2"><text:span text:style-name="T1">Longitude: -75.680001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9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36 GMT-0400 (EDT) </text:span><text:a xlink:type="simple" xlink:href="http://alazgulec.net/try.html"><text:span text:style-name="T2">try.html:33</text:span></text:a></text:p>
      <text:p text:style-name="P2"><text:span text:style-name="T1">Latitude:45.4201944 </text:span><text:a xlink:type="simple" xlink:href="http://alazgulec.net/try.html"><text:span text:style-name="T2">try.html:34</text:span></text:a></text:p>
      <text:p text:style-name="P2"><text:span text:style-name="T1">Longitude: -75.680006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9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38 GMT-0400 (EDT) </text:span><text:a xlink:type="simple" xlink:href="http://alazgulec.net/try.html"><text:span text:style-name="T2">try.html:33</text:span></text:a></text:p>
      <text:p text:style-name="P2"><text:span text:style-name="T1">Latitude:45.4201854 </text:span><text:a xlink:type="simple" xlink:href="http://alazgulec.net/try.html"><text:span text:style-name="T2">try.html:34</text:span></text:a></text:p>
      <text:p text:style-name="P2"><text:span text:style-name="T1">Longitude: -75.680012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9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40 GMT-0400 (EDT) </text:span><text:a xlink:type="simple" xlink:href="http://alazgulec.net/try.html"><text:span text:style-name="T2">try.html:33</text:span></text:a></text:p>
      <text:p text:style-name="P2"><text:span text:style-name="T1">Latitude:45.4201789 </text:span><text:a xlink:type="simple" xlink:href="http://alazgulec.net/try.html"><text:span text:style-name="T2">try.html:34</text:span></text:a></text:p>
      <text:p text:style-name="P2"><text:span text:style-name="T1">Longitude: -75.680016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39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42 GMT-0400 (EDT) </text:span><text:a xlink:type="simple" xlink:href="http://alazgulec.net/try.html"><text:span text:style-name="T2">try.html:33</text:span></text:a></text:p>
      <text:p text:style-name="P2"><text:span text:style-name="T1">Latitude:45.420171 </text:span><text:a xlink:type="simple" xlink:href="http://alazgulec.net/try.html"><text:span text:style-name="T2">try.html:34</text:span></text:a></text:p>
      <text:p text:style-name="P2"><text:span text:style-name="T1">Longitude: -75.680020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0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44 GMT-0400 (EDT) </text:span><text:a xlink:type="simple" xlink:href="http://alazgulec.net/try.html"><text:span text:style-name="T2">try.html:33</text:span></text:a></text:p>
      <text:p text:style-name="P2"><text:span text:style-name="T1">Latitude:45.4201683 </text:span><text:a xlink:type="simple" xlink:href="http://alazgulec.net/try.html"><text:span text:style-name="T2">try.html:34</text:span></text:a></text:p>
      <text:p text:style-name="P2"><text:span text:style-name="T1">Longitude: -75.680021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0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46 GMT-0400 (EDT) </text:span><text:a xlink:type="simple" xlink:href="http://alazgulec.net/try.html"><text:span text:style-name="T2">try.html:33</text:span></text:a></text:p>
      <text:p text:style-name="P2"><text:span text:style-name="T1">Latitude:45.4201659 </text:span><text:a xlink:type="simple" xlink:href="http://alazgulec.net/try.html"><text:span text:style-name="T2">try.html:34</text:span></text:a></text:p>
      <text:p text:style-name="P2"><text:span text:style-name="T1">Longitude: -75.680022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0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48 GMT-0400 (EDT) </text:span><text:a xlink:type="simple" xlink:href="http://alazgulec.net/try.html"><text:span text:style-name="T2">try.html:33</text:span></text:a></text:p>
      <text:p text:style-name="P2"><text:span text:style-name="T1">Latitude:45.4201635 </text:span><text:a xlink:type="simple" xlink:href="http://alazgulec.net/try.html"><text:span text:style-name="T2">try.html:34</text:span></text:a></text:p>
      <text:p text:style-name="P2"><text:span text:style-name="T1">Longitude: -75.680023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0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50 GMT-0400 (EDT) </text:span><text:a xlink:type="simple" xlink:href="http://alazgulec.net/try.html"><text:span text:style-name="T2">try.html:33</text:span></text:a></text:p>
      <text:p text:style-name="P2"><text:span text:style-name="T1">Latitude:45.4201493 </text:span><text:a xlink:type="simple" xlink:href="http://alazgulec.net/try.html"><text:span text:style-name="T2">try.html:34</text:span></text:a></text:p>
      <text:p text:style-name="P2"><text:span text:style-name="T1">Longitude: -75.680027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0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52 GMT-0400 (EDT) </text:span><text:a xlink:type="simple" xlink:href="http://alazgulec.net/try.html"><text:span text:style-name="T2">try.html:33</text:span></text:a></text:p>
      <text:p text:style-name="P2"><text:span text:style-name="T1">Latitude:45.4201387 </text:span><text:a xlink:type="simple" xlink:href="http://alazgulec.net/try.html"><text:span text:style-name="T2">try.html:34</text:span></text:a></text:p>
      <text:p text:style-name="P2"><text:span text:style-name="T1">Longitude: -75.680033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0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54 GMT-0400 (EDT) </text:span><text:a xlink:type="simple" xlink:href="http://alazgulec.net/try.html"><text:span text:style-name="T2">try.html:33</text:span></text:a></text:p>
      <text:p text:style-name="P2"><text:span text:style-name="T1">Latitude:45.4201285 </text:span><text:a xlink:type="simple" xlink:href="http://alazgulec.net/try.html"><text:span text:style-name="T2">try.html:34</text:span></text:a></text:p>
      <text:p text:style-name="P2"><text:span text:style-name="T1">Longitude: -75.680037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0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56 GMT-0400 (EDT) </text:span><text:a xlink:type="simple" xlink:href="http://alazgulec.net/try.html"><text:span text:style-name="T2">try.html:33</text:span></text:a></text:p>
      <text:p text:style-name="P2"><text:span text:style-name="T1">Latitude:45.420115 </text:span><text:a xlink:type="simple" xlink:href="http://alazgulec.net/try.html"><text:span text:style-name="T2">try.html:34</text:span></text:a></text:p>
      <text:p text:style-name="P2"><text:span text:style-name="T1">Longitude: -75.680042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0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6:58 GMT-0400 (EDT) </text:span><text:a xlink:type="simple" xlink:href="http://alazgulec.net/try.html"><text:span text:style-name="T2">try.html:33</text:span></text:a></text:p>
      <text:p text:style-name="P2"><text:span text:style-name="T1">Latitude:45.4201023 </text:span><text:a xlink:type="simple" xlink:href="http://alazgulec.net/try.html"><text:span text:style-name="T2">try.html:34</text:span></text:a></text:p>
      <text:p text:style-name="P2"><text:span text:style-name="T1">Longitude: -75.680046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0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00 GMT-0400 (EDT) </text:span><text:a xlink:type="simple" xlink:href="http://alazgulec.net/try.html"><text:span text:style-name="T2">try.html:33</text:span></text:a></text:p>
      <text:p text:style-name="P2"><text:span text:style-name="T1">Latitude:45.420088 </text:span><text:a xlink:type="simple" xlink:href="http://alazgulec.net/try.html"><text:span text:style-name="T2">try.html:34</text:span></text:a></text:p>
      <text:p text:style-name="P2"><text:span text:style-name="T1">Longitude: -75.680050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0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02 GMT-0400 (EDT) </text:span><text:a xlink:type="simple" xlink:href="http://alazgulec.net/try.html"><text:span text:style-name="T2">try.html:33</text:span></text:a></text:p>
      <text:p text:style-name="P2"><text:span text:style-name="T1">Latitude:45.4200758 </text:span><text:a xlink:type="simple" xlink:href="http://alazgulec.net/try.html"><text:span text:style-name="T2">try.html:34</text:span></text:a></text:p>
      <text:p text:style-name="P2"><text:span text:style-name="T1">Longitude: -75.680053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1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04 GMT-0400 (EDT) </text:span><text:a xlink:type="simple" xlink:href="http://alazgulec.net/try.html"><text:span text:style-name="T2">try.html:33</text:span></text:a></text:p>
      <text:p text:style-name="P2"><text:span text:style-name="T1">Latitude:45.4200758 </text:span><text:a xlink:type="simple" xlink:href="http://alazgulec.net/try.html"><text:span text:style-name="T2">try.html:34</text:span></text:a></text:p>
      <text:p text:style-name="P2"><text:span text:style-name="T1">Longitude: -75.680053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1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06 GMT-0400 (EDT) </text:span><text:a xlink:type="simple" xlink:href="http://alazgulec.net/try.html"><text:span text:style-name="T2">try.html:33</text:span></text:a></text:p>
      <text:p text:style-name="P2"><text:span text:style-name="T1">Latitude:45.4200758 </text:span><text:a xlink:type="simple" xlink:href="http://alazgulec.net/try.html"><text:span text:style-name="T2">try.html:34</text:span></text:a></text:p>
      <text:p text:style-name="P2"><text:span text:style-name="T1">Longitude: -75.680053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1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08 GMT-0400 (EDT) </text:span><text:a xlink:type="simple" xlink:href="http://alazgulec.net/try.html"><text:span text:style-name="T2">try.html:33</text:span></text:a></text:p>
      <text:p text:style-name="P2"><text:span text:style-name="T1">Latitude:45.4191952 </text:span><text:a xlink:type="simple" xlink:href="http://alazgulec.net/try.html"><text:span text:style-name="T2">try.html:34</text:span></text:a></text:p>
      <text:p text:style-name="P2"><text:span text:style-name="T1">Longitude: -75.6801573 </text:span><text:a xlink:type="simple" xlink:href="http://alazgulec.net/try.html"><text:span text:style-name="T2">try.html:35</text:span></text:a></text:p>
      <text:p text:style-name="P2"><text:span text:style-name="T1">Accuracy: 24.01300048828125 </text:span><text:a xlink:type="simple" xlink:href="http://alazgulec.net/try.html"><text:span text:style-name="T2">try.html:36</text:span></text:a></text:p>
      <text:p text:style-name="P2"><text:span text:style-name="T4">41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10 GMT-0400 (EDT) </text:span><text:a xlink:type="simple" xlink:href="http://alazgulec.net/try.html"><text:span text:style-name="T2">try.html:33</text:span></text:a></text:p>
      <text:p text:style-name="P2"><text:span text:style-name="T1">Latitude:45.4192148 </text:span><text:a xlink:type="simple" xlink:href="http://alazgulec.net/try.html"><text:span text:style-name="T2">try.html:34</text:span></text:a></text:p>
      <text:p text:style-name="P2"><text:span text:style-name="T1">Longitude: -75.680117 </text:span><text:a xlink:type="simple" xlink:href="http://alazgulec.net/try.html"><text:span text:style-name="T2">try.html:35</text:span></text:a></text:p>
      <text:p text:style-name="P2"><text:span text:style-name="T1">Accuracy: 20.655000686645508 </text:span><text:a xlink:type="simple" xlink:href="http://alazgulec.net/try.html"><text:span text:style-name="T2">try.html:36</text:span></text:a></text:p>
      <text:p text:style-name="P2"><text:soft-page-break/><text:span text:style-name="T4">41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12 GMT-0400 (EDT) </text:span><text:a xlink:type="simple" xlink:href="http://alazgulec.net/try.html"><text:span text:style-name="T2">try.html:33</text:span></text:a></text:p>
      <text:p text:style-name="P2"><text:span text:style-name="T1">Latitude:45.4192243 </text:span><text:a xlink:type="simple" xlink:href="http://alazgulec.net/try.html"><text:span text:style-name="T2">try.html:34</text:span></text:a></text:p>
      <text:p text:style-name="P2"><text:span text:style-name="T1">Longitude: -75.6800685 </text:span><text:a xlink:type="simple" xlink:href="http://alazgulec.net/try.html"><text:span text:style-name="T2">try.html:35</text:span></text:a></text:p>
      <text:p text:style-name="P2"><text:span text:style-name="T1">Accuracy: 18.399999618530273 </text:span><text:a xlink:type="simple" xlink:href="http://alazgulec.net/try.html"><text:span text:style-name="T2">try.html:36</text:span></text:a></text:p>
      <text:p text:style-name="P2"><text:span text:style-name="T4">41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14 GMT-0400 (EDT) </text:span><text:a xlink:type="simple" xlink:href="http://alazgulec.net/try.html"><text:span text:style-name="T2">try.html:33</text:span></text:a></text:p>
      <text:p text:style-name="P2"><text:span text:style-name="T1">Latitude:45.4192217 </text:span><text:a xlink:type="simple" xlink:href="http://alazgulec.net/try.html"><text:span text:style-name="T2">try.html:34</text:span></text:a></text:p>
      <text:p text:style-name="P2"><text:span text:style-name="T1">Longitude: -75.6800191 </text:span><text:a xlink:type="simple" xlink:href="http://alazgulec.net/try.html"><text:span text:style-name="T2">try.html:35</text:span></text:a></text:p>
      <text:p text:style-name="P2"><text:span text:style-name="T1">Accuracy: 16.641000747680664 </text:span><text:a xlink:type="simple" xlink:href="http://alazgulec.net/try.html"><text:span text:style-name="T2">try.html:36</text:span></text:a></text:p>
      <text:p text:style-name="P2"><text:span text:style-name="T4">41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16 GMT-0400 (EDT) </text:span><text:a xlink:type="simple" xlink:href="http://alazgulec.net/try.html"><text:span text:style-name="T2">try.html:33</text:span></text:a></text:p>
      <text:p text:style-name="P2"><text:span text:style-name="T1">Latitude:45.4192221 </text:span><text:a xlink:type="simple" xlink:href="http://alazgulec.net/try.html"><text:span text:style-name="T2">try.html:34</text:span></text:a></text:p>
      <text:p text:style-name="P2"><text:span text:style-name="T1">Longitude: -75.6799977 </text:span><text:a xlink:type="simple" xlink:href="http://alazgulec.net/try.html"><text:span text:style-name="T2">try.html:35</text:span></text:a></text:p>
      <text:p text:style-name="P2"><text:span text:style-name="T1">Accuracy: 15.305999755859375 </text:span><text:a xlink:type="simple" xlink:href="http://alazgulec.net/try.html"><text:span text:style-name="T2">try.html:36</text:span></text:a></text:p>
      <text:p text:style-name="P2"><text:span text:style-name="T4">41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18 GMT-0400 (EDT) </text:span><text:a xlink:type="simple" xlink:href="http://alazgulec.net/try.html"><text:span text:style-name="T2">try.html:33</text:span></text:a></text:p>
      <text:p text:style-name="P2"><text:span text:style-name="T1">Latitude:45.4192281 </text:span><text:a xlink:type="simple" xlink:href="http://alazgulec.net/try.html"><text:span text:style-name="T2">try.html:34</text:span></text:a></text:p>
      <text:p text:style-name="P2"><text:span text:style-name="T1">Longitude: -75.680001 </text:span><text:a xlink:type="simple" xlink:href="http://alazgulec.net/try.html"><text:span text:style-name="T2">try.html:35</text:span></text:a></text:p>
      <text:p text:style-name="P2"><text:span text:style-name="T1">Accuracy: 14.248000144958496 </text:span><text:a xlink:type="simple" xlink:href="http://alazgulec.net/try.html"><text:span text:style-name="T2">try.html:36</text:span></text:a></text:p>
      <text:p text:style-name="P2"><text:span text:style-name="T4">41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20 GMT-0400 (EDT) </text:span><text:a xlink:type="simple" xlink:href="http://alazgulec.net/try.html"><text:span text:style-name="T2">try.html:33</text:span></text:a></text:p>
      <text:p text:style-name="P2"><text:span text:style-name="T1">Latitude:45.4192331 </text:span><text:a xlink:type="simple" xlink:href="http://alazgulec.net/try.html"><text:span text:style-name="T2">try.html:34</text:span></text:a></text:p>
      <text:p text:style-name="P2"><text:span text:style-name="T1">Longitude: -75.6800036 </text:span><text:a xlink:type="simple" xlink:href="http://alazgulec.net/try.html"><text:span text:style-name="T2">try.html:35</text:span></text:a></text:p>
      <text:p text:style-name="P2"><text:span text:style-name="T1">Accuracy: 13.383000373840332 </text:span><text:a xlink:type="simple" xlink:href="http://alazgulec.net/try.html"><text:span text:style-name="T2">try.html:36</text:span></text:a></text:p>
      <text:p text:style-name="P2"><text:span text:style-name="T4">41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22 GMT-0400 (EDT) </text:span><text:a xlink:type="simple" xlink:href="http://alazgulec.net/try.html"><text:span text:style-name="T2">try.html:33</text:span></text:a></text:p>
      <text:p text:style-name="P2"><text:span text:style-name="T1">Latitude:45.4192362 </text:span><text:a xlink:type="simple" xlink:href="http://alazgulec.net/try.html"><text:span text:style-name="T2">try.html:34</text:span></text:a></text:p>
      <text:p text:style-name="P2"><text:span text:style-name="T1">Longitude: -75.680005 </text:span><text:a xlink:type="simple" xlink:href="http://alazgulec.net/try.html"><text:span text:style-name="T2">try.html:35</text:span></text:a></text:p>
      <text:p text:style-name="P2"><text:span text:style-name="T1">Accuracy: 12.706999778747559 </text:span><text:a xlink:type="simple" xlink:href="http://alazgulec.net/try.html"><text:span text:style-name="T2">try.html:36</text:span></text:a></text:p>
      <text:p text:style-name="P2"><text:span text:style-name="T4">42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24 GMT-0400 (EDT) </text:span><text:a xlink:type="simple" xlink:href="http://alazgulec.net/try.html"><text:span text:style-name="T2">try.html:33</text:span></text:a></text:p>
      <text:p text:style-name="P2"><text:span text:style-name="T1">Latitude:45.4192467 </text:span><text:a xlink:type="simple" xlink:href="http://alazgulec.net/try.html"><text:span text:style-name="T2">try.html:34</text:span></text:a></text:p>
      <text:p text:style-name="P2"><text:span text:style-name="T1">Longitude: -75.6799913 </text:span><text:a xlink:type="simple" xlink:href="http://alazgulec.net/try.html"><text:span text:style-name="T2">try.html:35</text:span></text:a></text:p>
      <text:p text:style-name="P2"><text:span text:style-name="T1">Accuracy: 11.699999809265137 </text:span><text:a xlink:type="simple" xlink:href="http://alazgulec.net/try.html"><text:span text:style-name="T2">try.html:36</text:span></text:a></text:p>
      <text:p text:style-name="P2"><text:span text:style-name="T4">42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26 GMT-0400 (EDT) </text:span><text:a xlink:type="simple" xlink:href="http://alazgulec.net/try.html"><text:span text:style-name="T2">try.html:33</text:span></text:a></text:p>
      <text:p text:style-name="P2"><text:span text:style-name="T1">Latitude:45.4192526 </text:span><text:a xlink:type="simple" xlink:href="http://alazgulec.net/try.html"><text:span text:style-name="T2">try.html:34</text:span></text:a></text:p>
      <text:p text:style-name="P2"><text:span text:style-name="T1">Longitude: -75.6799803 </text:span><text:a xlink:type="simple" xlink:href="http://alazgulec.net/try.html"><text:span text:style-name="T2">try.html:35</text:span></text:a></text:p>
      <text:p text:style-name="P2"><text:span text:style-name="T1">Accuracy: 10.901000022888184 </text:span><text:a xlink:type="simple" xlink:href="http://alazgulec.net/try.html"><text:span text:style-name="T2">try.html:36</text:span></text:a></text:p>
      <text:p text:style-name="P2"><text:span text:style-name="T4">42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28 GMT-0400 (EDT) </text:span><text:a xlink:type="simple" xlink:href="http://alazgulec.net/try.html"><text:span text:style-name="T2">try.html:33</text:span></text:a></text:p>
      <text:p text:style-name="P2"><text:span text:style-name="T1">Latitude:45.4192543 </text:span><text:a xlink:type="simple" xlink:href="http://alazgulec.net/try.html"><text:span text:style-name="T2">try.html:34</text:span></text:a></text:p>
      <text:p text:style-name="P2"><text:span text:style-name="T1">Longitude: -75.6799671 </text:span><text:a xlink:type="simple" xlink:href="http://alazgulec.net/try.html"><text:span text:style-name="T2">try.html:35</text:span></text:a></text:p>
      <text:p text:style-name="P2"><text:span text:style-name="T1">Accuracy: 10.244999885559082 </text:span><text:a xlink:type="simple" xlink:href="http://alazgulec.net/try.html"><text:span text:style-name="T2">try.html:36</text:span></text:a></text:p>
      <text:p text:style-name="P2"><text:span text:style-name="T4">42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31 GMT-0400 (EDT) </text:span><text:a xlink:type="simple" xlink:href="http://alazgulec.net/try.html"><text:span text:style-name="T2">try.html:33</text:span></text:a></text:p>
      <text:p text:style-name="P2"><text:span text:style-name="T1">Latitude:45.4192517 </text:span><text:a xlink:type="simple" xlink:href="http://alazgulec.net/try.html"><text:span text:style-name="T2">try.html:34</text:span></text:a></text:p>
      <text:p text:style-name="P2"><text:span text:style-name="T1">Longitude: -75.679950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2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32 GMT-0400 (EDT) </text:span><text:a xlink:type="simple" xlink:href="http://alazgulec.net/try.html"><text:span text:style-name="T2">try.html:33</text:span></text:a></text:p>
      <text:p text:style-name="P2"><text:span text:style-name="T1">Latitude:45.4192535 </text:span><text:a xlink:type="simple" xlink:href="http://alazgulec.net/try.html"><text:span text:style-name="T2">try.html:34</text:span></text:a></text:p>
      <text:p text:style-name="P2"><text:span text:style-name="T1">Longitude: -75.679930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2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34 GMT-0400 (EDT) </text:span><text:a xlink:type="simple" xlink:href="http://alazgulec.net/try.html"><text:span text:style-name="T2">try.html:33</text:span></text:a></text:p>
      <text:p text:style-name="P2"><text:span text:style-name="T1">Latitude:45.4192527 </text:span><text:a xlink:type="simple" xlink:href="http://alazgulec.net/try.html"><text:span text:style-name="T2">try.html:34</text:span></text:a></text:p>
      <text:p text:style-name="P2"><text:span text:style-name="T1">Longitude: -75.679923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2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36 GMT-0400 (EDT) </text:span><text:a xlink:type="simple" xlink:href="http://alazgulec.net/try.html"><text:span text:style-name="T2">try.html:33</text:span></text:a></text:p>
      <text:p text:style-name="P2"><text:span text:style-name="T1">Latitude:45.419254 </text:span><text:a xlink:type="simple" xlink:href="http://alazgulec.net/try.html"><text:span text:style-name="T2">try.html:34</text:span></text:a></text:p>
      <text:p text:style-name="P2"><text:span text:style-name="T1">Longitude: -75.679927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2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38 GMT-0400 (EDT) </text:span><text:a xlink:type="simple" xlink:href="http://alazgulec.net/try.html"><text:span text:style-name="T2">try.html:33</text:span></text:a></text:p>
      <text:p text:style-name="P2"><text:span text:style-name="T1">Latitude:45.4192545 </text:span><text:a xlink:type="simple" xlink:href="http://alazgulec.net/try.html"><text:span text:style-name="T2">try.html:34</text:span></text:a></text:p>
      <text:p text:style-name="P2"><text:span text:style-name="T1">Longitude: -75.679932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2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40 GMT-0400 (EDT) </text:span><text:a xlink:type="simple" xlink:href="http://alazgulec.net/try.html"><text:span text:style-name="T2">try.html:33</text:span></text:a></text:p>
      <text:p text:style-name="P2"><text:span text:style-name="T1">Latitude:45.4192639 </text:span><text:a xlink:type="simple" xlink:href="http://alazgulec.net/try.html"><text:span text:style-name="T2">try.html:34</text:span></text:a></text:p>
      <text:p text:style-name="P2"><text:span text:style-name="T1">Longitude: -75.679932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2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42 GMT-0400 (EDT) </text:span><text:a xlink:type="simple" xlink:href="http://alazgulec.net/try.html"><text:span text:style-name="T2">try.html:33</text:span></text:a></text:p>
      <text:p text:style-name="P2"><text:span text:style-name="T1">Latitude:45.4192765 </text:span><text:a xlink:type="simple" xlink:href="http://alazgulec.net/try.html"><text:span text:style-name="T2">try.html:34</text:span></text:a></text:p>
      <text:p text:style-name="P2"><text:span text:style-name="T1">Longitude: -75.679923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3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44 GMT-0400 (EDT) </text:span><text:a xlink:type="simple" xlink:href="http://alazgulec.net/try.html"><text:span text:style-name="T2">try.html:33</text:span></text:a></text:p>
      <text:p text:style-name="P2"><text:span text:style-name="T1">Latitude:45.4192785 </text:span><text:a xlink:type="simple" xlink:href="http://alazgulec.net/try.html"><text:span text:style-name="T2">try.html:34</text:span></text:a></text:p>
      <text:p text:style-name="P2"><text:span text:style-name="T1">Longitude: -75.679921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3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46 GMT-0400 (EDT) </text:span><text:a xlink:type="simple" xlink:href="http://alazgulec.net/try.html"><text:span text:style-name="T2">try.html:33</text:span></text:a></text:p>
      <text:p text:style-name="P2"><text:span text:style-name="T1">Latitude:45.4192814 </text:span><text:a xlink:type="simple" xlink:href="http://alazgulec.net/try.html"><text:span text:style-name="T2">try.html:34</text:span></text:a></text:p>
      <text:p text:style-name="P2"><text:span text:style-name="T1">Longitude: -75.67991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3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48 GMT-0400 (EDT) </text:span><text:a xlink:type="simple" xlink:href="http://alazgulec.net/try.html"><text:span text:style-name="T2">try.html:33</text:span></text:a></text:p>
      <text:p text:style-name="P2"><text:span text:style-name="T1">Latitude:45.4192839 </text:span><text:a xlink:type="simple" xlink:href="http://alazgulec.net/try.html"><text:span text:style-name="T2">try.html:34</text:span></text:a></text:p>
      <text:p text:style-name="P2"><text:span text:style-name="T1">Longitude: -75.6799172 </text:span><text:a xlink:type="simple" xlink:href="http://alazgulec.net/try.html"><text:span text:style-name="T2">try.html:35</text:span></text:a></text:p>
      <text:p text:style-name="P2"><text:soft-page-break/><text:span text:style-name="T1">Accuracy: 10 </text:span><text:a xlink:type="simple" xlink:href="http://alazgulec.net/try.html"><text:span text:style-name="T2">try.html:36</text:span></text:a></text:p>
      <text:p text:style-name="P2"><text:span text:style-name="T4">43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50 GMT-0400 (EDT) </text:span><text:a xlink:type="simple" xlink:href="http://alazgulec.net/try.html"><text:span text:style-name="T2">try.html:33</text:span></text:a></text:p>
      <text:p text:style-name="P2"><text:span text:style-name="T1">Latitude:45.4192891 </text:span><text:a xlink:type="simple" xlink:href="http://alazgulec.net/try.html"><text:span text:style-name="T2">try.html:34</text:span></text:a></text:p>
      <text:p text:style-name="P2"><text:span text:style-name="T1">Longitude: -75.679907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3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52 GMT-0400 (EDT) </text:span><text:a xlink:type="simple" xlink:href="http://alazgulec.net/try.html"><text:span text:style-name="T2">try.html:33</text:span></text:a></text:p>
      <text:p text:style-name="P2"><text:span text:style-name="T1">Latitude:45.4192907 </text:span><text:a xlink:type="simple" xlink:href="http://alazgulec.net/try.html"><text:span text:style-name="T2">try.html:34</text:span></text:a></text:p>
      <text:p text:style-name="P2"><text:span text:style-name="T1">Longitude: -75.679905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3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54 GMT-0400 (EDT) </text:span><text:a xlink:type="simple" xlink:href="http://alazgulec.net/try.html"><text:span text:style-name="T2">try.html:33</text:span></text:a></text:p>
      <text:p text:style-name="P2"><text:span text:style-name="T1">Latitude:45.4192928 </text:span><text:a xlink:type="simple" xlink:href="http://alazgulec.net/try.html"><text:span text:style-name="T2">try.html:34</text:span></text:a></text:p>
      <text:p text:style-name="P2"><text:span text:style-name="T1">Longitude: -75.679901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3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56 GMT-0400 (EDT) </text:span><text:a xlink:type="simple" xlink:href="http://alazgulec.net/try.html"><text:span text:style-name="T2">try.html:33</text:span></text:a></text:p>
      <text:p text:style-name="P2"><text:span text:style-name="T1">Latitude:45.419294 </text:span><text:a xlink:type="simple" xlink:href="http://alazgulec.net/try.html"><text:span text:style-name="T2">try.html:34</text:span></text:a></text:p>
      <text:p text:style-name="P2"><text:span text:style-name="T1">Longitude: -75.679899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3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7:58 GMT-0400 (EDT) </text:span><text:a xlink:type="simple" xlink:href="http://alazgulec.net/try.html"><text:span text:style-name="T2">try.html:33</text:span></text:a></text:p>
      <text:p text:style-name="P2"><text:span text:style-name="T1">Latitude:45.4192944 </text:span><text:a xlink:type="simple" xlink:href="http://alazgulec.net/try.html"><text:span text:style-name="T2">try.html:34</text:span></text:a></text:p>
      <text:p text:style-name="P2"><text:span text:style-name="T1">Longitude: -75.679898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3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00 GMT-0400 (EDT) </text:span><text:a xlink:type="simple" xlink:href="http://alazgulec.net/try.html"><text:span text:style-name="T2">try.html:33</text:span></text:a></text:p>
      <text:p text:style-name="P2"><text:span text:style-name="T1">Latitude:45.4193021 </text:span><text:a xlink:type="simple" xlink:href="http://alazgulec.net/try.html"><text:span text:style-name="T2">try.html:34</text:span></text:a></text:p>
      <text:p text:style-name="P2"><text:span text:style-name="T1">Longitude: -75.679868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3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02 GMT-0400 (EDT) </text:span><text:a xlink:type="simple" xlink:href="http://alazgulec.net/try.html"><text:span text:style-name="T2">try.html:33</text:span></text:a></text:p>
      <text:p text:style-name="P2"><text:span text:style-name="T1">Latitude:45.4193083 </text:span><text:a xlink:type="simple" xlink:href="http://alazgulec.net/try.html"><text:span text:style-name="T2">try.html:34</text:span></text:a></text:p>
      <text:p text:style-name="P2"><text:span text:style-name="T1">Longitude: -75.679868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4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04 GMT-0400 (EDT) </text:span><text:a xlink:type="simple" xlink:href="http://alazgulec.net/try.html"><text:span text:style-name="T2">try.html:33</text:span></text:a></text:p>
      <text:p text:style-name="P2"><text:span text:style-name="T1">Latitude:45.419311 </text:span><text:a xlink:type="simple" xlink:href="http://alazgulec.net/try.html"><text:span text:style-name="T2">try.html:34</text:span></text:a></text:p>
      <text:p text:style-name="P2"><text:span text:style-name="T1">Longitude: -75.679867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4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06 GMT-0400 (EDT) </text:span><text:a xlink:type="simple" xlink:href="http://alazgulec.net/try.html"><text:span text:style-name="T2">try.html:33</text:span></text:a></text:p>
      <text:p text:style-name="P2"><text:span text:style-name="T1">Latitude:45.419312 </text:span><text:a xlink:type="simple" xlink:href="http://alazgulec.net/try.html"><text:span text:style-name="T2">try.html:34</text:span></text:a></text:p>
      <text:p text:style-name="P2"><text:span text:style-name="T1">Longitude: -75.679866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4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08 GMT-0400 (EDT) </text:span><text:a xlink:type="simple" xlink:href="http://alazgulec.net/try.html"><text:span text:style-name="T2">try.html:33</text:span></text:a></text:p>
      <text:p text:style-name="P2"><text:span text:style-name="T1">Latitude:45.4193127 </text:span><text:a xlink:type="simple" xlink:href="http://alazgulec.net/try.html"><text:span text:style-name="T2">try.html:34</text:span></text:a></text:p>
      <text:p text:style-name="P2"><text:span text:style-name="T1">Longitude: -75.679865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4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10 GMT-0400 (EDT) </text:span><text:a xlink:type="simple" xlink:href="http://alazgulec.net/try.html"><text:span text:style-name="T2">try.html:33</text:span></text:a></text:p>
      <text:p text:style-name="P2"><text:span text:style-name="T1">Latitude:45.4193135 </text:span><text:a xlink:type="simple" xlink:href="http://alazgulec.net/try.html"><text:span text:style-name="T2">try.html:34</text:span></text:a></text:p>
      <text:p text:style-name="P2"><text:span text:style-name="T1">Longitude: -75.679864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4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12 GMT-0400 (EDT) </text:span><text:a xlink:type="simple" xlink:href="http://alazgulec.net/try.html"><text:span text:style-name="T2">try.html:33</text:span></text:a></text:p>
      <text:p text:style-name="P2"><text:span text:style-name="T1">Latitude:45.4193143 </text:span><text:a xlink:type="simple" xlink:href="http://alazgulec.net/try.html"><text:span text:style-name="T2">try.html:34</text:span></text:a></text:p>
      <text:p text:style-name="P2"><text:span text:style-name="T1">Longitude: -75.679862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4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14 GMT-0400 (EDT) </text:span><text:a xlink:type="simple" xlink:href="http://alazgulec.net/try.html"><text:span text:style-name="T2">try.html:33</text:span></text:a></text:p>
      <text:p text:style-name="P2"><text:span text:style-name="T1">Latitude:45.4193154 </text:span><text:a xlink:type="simple" xlink:href="http://alazgulec.net/try.html"><text:span text:style-name="T2">try.html:34</text:span></text:a></text:p>
      <text:p text:style-name="P2"><text:span text:style-name="T1">Longitude: -75.679861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4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16 GMT-0400 (EDT) </text:span><text:a xlink:type="simple" xlink:href="http://alazgulec.net/try.html"><text:span text:style-name="T2">try.html:33</text:span></text:a></text:p>
      <text:p text:style-name="P2"><text:span text:style-name="T1">Latitude:45.4193168 </text:span><text:a xlink:type="simple" xlink:href="http://alazgulec.net/try.html"><text:span text:style-name="T2">try.html:34</text:span></text:a></text:p>
      <text:p text:style-name="P2"><text:span text:style-name="T1">Longitude: -75.679860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4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18 GMT-0400 (EDT) </text:span><text:a xlink:type="simple" xlink:href="http://alazgulec.net/try.html"><text:span text:style-name="T2">try.html:33</text:span></text:a></text:p>
      <text:p text:style-name="P2"><text:span text:style-name="T1">Latitude:45.4193172 </text:span><text:a xlink:type="simple" xlink:href="http://alazgulec.net/try.html"><text:span text:style-name="T2">try.html:34</text:span></text:a></text:p>
      <text:p text:style-name="P2"><text:span text:style-name="T1">Longitude: -75.67985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4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20 GMT-0400 (EDT) </text:span><text:a xlink:type="simple" xlink:href="http://alazgulec.net/try.html"><text:span text:style-name="T2">try.html:33</text:span></text:a></text:p>
      <text:p text:style-name="P2"><text:span text:style-name="T1">Latitude:45.419318 </text:span><text:a xlink:type="simple" xlink:href="http://alazgulec.net/try.html"><text:span text:style-name="T2">try.html:34</text:span></text:a></text:p>
      <text:p text:style-name="P2"><text:span text:style-name="T1">Longitude: -75.679857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4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22 GMT-0400 (EDT) </text:span><text:a xlink:type="simple" xlink:href="http://alazgulec.net/try.html"><text:span text:style-name="T2">try.html:33</text:span></text:a></text:p>
      <text:p text:style-name="P2"><text:span text:style-name="T1">Latitude:45.4193192 </text:span><text:a xlink:type="simple" xlink:href="http://alazgulec.net/try.html"><text:span text:style-name="T2">try.html:34</text:span></text:a></text:p>
      <text:p text:style-name="P2"><text:span text:style-name="T1">Longitude: -75.679856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5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24 GMT-0400 (EDT) </text:span><text:a xlink:type="simple" xlink:href="http://alazgulec.net/try.html"><text:span text:style-name="T2">try.html:33</text:span></text:a></text:p>
      <text:p text:style-name="P2"><text:span text:style-name="T1">Latitude:45.4193197 </text:span><text:a xlink:type="simple" xlink:href="http://alazgulec.net/try.html"><text:span text:style-name="T2">try.html:34</text:span></text:a></text:p>
      <text:p text:style-name="P2"><text:span text:style-name="T1">Longitude: -75.67985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5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26 GMT-0400 (EDT) </text:span><text:a xlink:type="simple" xlink:href="http://alazgulec.net/try.html"><text:span text:style-name="T2">try.html:33</text:span></text:a></text:p>
      <text:p text:style-name="P2"><text:span text:style-name="T1">Latitude:45.4193203 </text:span><text:a xlink:type="simple" xlink:href="http://alazgulec.net/try.html"><text:span text:style-name="T2">try.html:34</text:span></text:a></text:p>
      <text:p text:style-name="P2"><text:soft-page-break/><text:span text:style-name="T1">Longitude: -75.679853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5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28 GMT-0400 (EDT) </text:span><text:a xlink:type="simple" xlink:href="http://alazgulec.net/try.html"><text:span text:style-name="T2">try.html:33</text:span></text:a></text:p>
      <text:p text:style-name="P2"><text:span text:style-name="T1">Latitude:45.4193216 </text:span><text:a xlink:type="simple" xlink:href="http://alazgulec.net/try.html"><text:span text:style-name="T2">try.html:34</text:span></text:a></text:p>
      <text:p text:style-name="P2"><text:span text:style-name="T1">Longitude: -75.67985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5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30 GMT-0400 (EDT) </text:span><text:a xlink:type="simple" xlink:href="http://alazgulec.net/try.html"><text:span text:style-name="T2">try.html:33</text:span></text:a></text:p>
      <text:p text:style-name="P2"><text:span text:style-name="T1">Latitude:45.4193245 </text:span><text:a xlink:type="simple" xlink:href="http://alazgulec.net/try.html"><text:span text:style-name="T2">try.html:34</text:span></text:a></text:p>
      <text:p text:style-name="P2"><text:span text:style-name="T1">Longitude: -75.67985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5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32 GMT-0400 (EDT) </text:span><text:a xlink:type="simple" xlink:href="http://alazgulec.net/try.html"><text:span text:style-name="T2">try.html:33</text:span></text:a></text:p>
      <text:p text:style-name="P2"><text:span text:style-name="T1">Latitude:45.419325 </text:span><text:a xlink:type="simple" xlink:href="http://alazgulec.net/try.html"><text:span text:style-name="T2">try.html:34</text:span></text:a></text:p>
      <text:p text:style-name="P2"><text:span text:style-name="T1">Longitude: -75.679850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5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34 GMT-0400 (EDT) </text:span><text:a xlink:type="simple" xlink:href="http://alazgulec.net/try.html"><text:span text:style-name="T2">try.html:33</text:span></text:a></text:p>
      <text:p text:style-name="P2"><text:span text:style-name="T1">Latitude:45.4193259 </text:span><text:a xlink:type="simple" xlink:href="http://alazgulec.net/try.html"><text:span text:style-name="T2">try.html:34</text:span></text:a></text:p>
      <text:p text:style-name="P2"><text:span text:style-name="T1">Longitude: -75.679849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5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36 GMT-0400 (EDT) </text:span><text:a xlink:type="simple" xlink:href="http://alazgulec.net/try.html"><text:span text:style-name="T2">try.html:33</text:span></text:a></text:p>
      <text:p text:style-name="P2"><text:span text:style-name="T1">Latitude:45.4193266 </text:span><text:a xlink:type="simple" xlink:href="http://alazgulec.net/try.html"><text:span text:style-name="T2">try.html:34</text:span></text:a></text:p>
      <text:p text:style-name="P2"><text:span text:style-name="T1">Longitude: -75.679848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5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38 GMT-0400 (EDT) </text:span><text:a xlink:type="simple" xlink:href="http://alazgulec.net/try.html"><text:span text:style-name="T2">try.html:33</text:span></text:a></text:p>
      <text:p text:style-name="P2"><text:span text:style-name="T1">Latitude:45.4193275 </text:span><text:a xlink:type="simple" xlink:href="http://alazgulec.net/try.html"><text:span text:style-name="T2">try.html:34</text:span></text:a></text:p>
      <text:p text:style-name="P2"><text:span text:style-name="T1">Longitude: -75.679847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5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40 GMT-0400 (EDT) </text:span><text:a xlink:type="simple" xlink:href="http://alazgulec.net/try.html"><text:span text:style-name="T2">try.html:33</text:span></text:a></text:p>
      <text:p text:style-name="P2"><text:span text:style-name="T1">Latitude:45.4193292 </text:span><text:a xlink:type="simple" xlink:href="http://alazgulec.net/try.html"><text:span text:style-name="T2">try.html:34</text:span></text:a></text:p>
      <text:p text:style-name="P2"><text:span text:style-name="T1">Longitude: -75.679846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5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42 GMT-0400 (EDT) </text:span><text:a xlink:type="simple" xlink:href="http://alazgulec.net/try.html"><text:span text:style-name="T2">try.html:33</text:span></text:a></text:p>
      <text:p text:style-name="P2"><text:span text:style-name="T1">Latitude:45.4193298 </text:span><text:a xlink:type="simple" xlink:href="http://alazgulec.net/try.html"><text:span text:style-name="T2">try.html:34</text:span></text:a></text:p>
      <text:p text:style-name="P2"><text:span text:style-name="T1">Longitude: -75.679845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6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44 GMT-0400 (EDT) </text:span><text:a xlink:type="simple" xlink:href="http://alazgulec.net/try.html"><text:span text:style-name="T2">try.html:33</text:span></text:a></text:p>
      <text:p text:style-name="P2"><text:span text:style-name="T1">Latitude:45.4193307 </text:span><text:a xlink:type="simple" xlink:href="http://alazgulec.net/try.html"><text:span text:style-name="T2">try.html:34</text:span></text:a></text:p>
      <text:p text:style-name="P2"><text:span text:style-name="T1">Longitude: -75.679844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6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46 GMT-0400 (EDT) </text:span><text:a xlink:type="simple" xlink:href="http://alazgulec.net/try.html"><text:span text:style-name="T2">try.html:33</text:span></text:a></text:p>
      <text:p text:style-name="P2"><text:span text:style-name="T1">Latitude:45.4193317 </text:span><text:a xlink:type="simple" xlink:href="http://alazgulec.net/try.html"><text:span text:style-name="T2">try.html:34</text:span></text:a></text:p>
      <text:p text:style-name="P2"><text:span text:style-name="T1">Longitude: -75.679843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6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48 GMT-0400 (EDT) </text:span><text:a xlink:type="simple" xlink:href="http://alazgulec.net/try.html"><text:span text:style-name="T2">try.html:33</text:span></text:a></text:p>
      <text:p text:style-name="P2"><text:span text:style-name="T1">Latitude:45.4193325 </text:span><text:a xlink:type="simple" xlink:href="http://alazgulec.net/try.html"><text:span text:style-name="T2">try.html:34</text:span></text:a></text:p>
      <text:p text:style-name="P2"><text:span text:style-name="T1">Longitude: -75.679842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6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50 GMT-0400 (EDT) </text:span><text:a xlink:type="simple" xlink:href="http://alazgulec.net/try.html"><text:span text:style-name="T2">try.html:33</text:span></text:a></text:p>
      <text:p text:style-name="P2"><text:span text:style-name="T1">Latitude:45.4193336 </text:span><text:a xlink:type="simple" xlink:href="http://alazgulec.net/try.html"><text:span text:style-name="T2">try.html:34</text:span></text:a></text:p>
      <text:p text:style-name="P2"><text:span text:style-name="T1">Longitude: -75.679841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6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52 GMT-0400 (EDT) </text:span><text:a xlink:type="simple" xlink:href="http://alazgulec.net/try.html"><text:span text:style-name="T2">try.html:33</text:span></text:a></text:p>
      <text:p text:style-name="P2"><text:span text:style-name="T1">Latitude:45.4193349 </text:span><text:a xlink:type="simple" xlink:href="http://alazgulec.net/try.html"><text:span text:style-name="T2">try.html:34</text:span></text:a></text:p>
      <text:p text:style-name="P2"><text:span text:style-name="T1">Longitude: -75.679840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6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54 GMT-0400 (EDT) </text:span><text:a xlink:type="simple" xlink:href="http://alazgulec.net/try.html"><text:span text:style-name="T2">try.html:33</text:span></text:a></text:p>
      <text:p text:style-name="P2"><text:span text:style-name="T1">Latitude:45.4193354 </text:span><text:a xlink:type="simple" xlink:href="http://alazgulec.net/try.html"><text:span text:style-name="T2">try.html:34</text:span></text:a></text:p>
      <text:p text:style-name="P2"><text:span text:style-name="T1">Longitude: -75.679839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6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56 GMT-0400 (EDT) </text:span><text:a xlink:type="simple" xlink:href="http://alazgulec.net/try.html"><text:span text:style-name="T2">try.html:33</text:span></text:a></text:p>
      <text:p text:style-name="P2"><text:span text:style-name="T1">Latitude:45.4193362 </text:span><text:a xlink:type="simple" xlink:href="http://alazgulec.net/try.html"><text:span text:style-name="T2">try.html:34</text:span></text:a></text:p>
      <text:p text:style-name="P2"><text:span text:style-name="T1">Longitude: -75.679839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6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8:58 GMT-0400 (EDT) </text:span><text:a xlink:type="simple" xlink:href="http://alazgulec.net/try.html"><text:span text:style-name="T2">try.html:33</text:span></text:a></text:p>
      <text:p text:style-name="P2"><text:span text:style-name="T1">Latitude:45.4193374 </text:span><text:a xlink:type="simple" xlink:href="http://alazgulec.net/try.html"><text:span text:style-name="T2">try.html:34</text:span></text:a></text:p>
      <text:p text:style-name="P2"><text:span text:style-name="T1">Longitude: -75.679838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6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00 GMT-0400 (EDT) </text:span><text:a xlink:type="simple" xlink:href="http://alazgulec.net/try.html"><text:span text:style-name="T2">try.html:33</text:span></text:a></text:p>
      <text:p text:style-name="P2"><text:span text:style-name="T1">Latitude:45.4193387 </text:span><text:a xlink:type="simple" xlink:href="http://alazgulec.net/try.html"><text:span text:style-name="T2">try.html:34</text:span></text:a></text:p>
      <text:p text:style-name="P2"><text:span text:style-name="T1">Longitude: -75.679837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6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02 GMT-0400 (EDT) </text:span><text:a xlink:type="simple" xlink:href="http://alazgulec.net/try.html"><text:span text:style-name="T2">try.html:33</text:span></text:a></text:p>
      <text:p text:style-name="P2"><text:span text:style-name="T1">Latitude:45.4193392 </text:span><text:a xlink:type="simple" xlink:href="http://alazgulec.net/try.html"><text:span text:style-name="T2">try.html:34</text:span></text:a></text:p>
      <text:p text:style-name="P2"><text:span text:style-name="T1">Longitude: -75.679836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7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04 GMT-0400 (EDT) </text:span><text:a xlink:type="simple" xlink:href="http://alazgulec.net/try.html"><text:span text:style-name="T2">try.html:33</text:span></text:a></text:p>
      <text:p text:style-name="P2"><text:soft-page-break/><text:span text:style-name="T1">Latitude:45.41934 </text:span><text:a xlink:type="simple" xlink:href="http://alazgulec.net/try.html"><text:span text:style-name="T2">try.html:34</text:span></text:a></text:p>
      <text:p text:style-name="P2"><text:span text:style-name="T1">Longitude: -75.67983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7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06 GMT-0400 (EDT) </text:span><text:a xlink:type="simple" xlink:href="http://alazgulec.net/try.html"><text:span text:style-name="T2">try.html:33</text:span></text:a></text:p>
      <text:p text:style-name="P2"><text:span text:style-name="T1">Latitude:45.4193419 </text:span><text:a xlink:type="simple" xlink:href="http://alazgulec.net/try.html"><text:span text:style-name="T2">try.html:34</text:span></text:a></text:p>
      <text:p text:style-name="P2"><text:span text:style-name="T1">Longitude: -75.679835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7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08 GMT-0400 (EDT) </text:span><text:a xlink:type="simple" xlink:href="http://alazgulec.net/try.html"><text:span text:style-name="T2">try.html:33</text:span></text:a></text:p>
      <text:p text:style-name="P2"><text:span text:style-name="T1">Latitude:45.4193425 </text:span><text:a xlink:type="simple" xlink:href="http://alazgulec.net/try.html"><text:span text:style-name="T2">try.html:34</text:span></text:a></text:p>
      <text:p text:style-name="P2"><text:span text:style-name="T1">Longitude: -75.679834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7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10 GMT-0400 (EDT) </text:span><text:a xlink:type="simple" xlink:href="http://alazgulec.net/try.html"><text:span text:style-name="T2">try.html:33</text:span></text:a></text:p>
      <text:p text:style-name="P2"><text:span text:style-name="T1">Latitude:45.4193428 </text:span><text:a xlink:type="simple" xlink:href="http://alazgulec.net/try.html"><text:span text:style-name="T2">try.html:34</text:span></text:a></text:p>
      <text:p text:style-name="P2"><text:span text:style-name="T1">Longitude: -75.679833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7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12 GMT-0400 (EDT) </text:span><text:a xlink:type="simple" xlink:href="http://alazgulec.net/try.html"><text:span text:style-name="T2">try.html:33</text:span></text:a></text:p>
      <text:p text:style-name="P2"><text:span text:style-name="T1">Latitude:45.4193435 </text:span><text:a xlink:type="simple" xlink:href="http://alazgulec.net/try.html"><text:span text:style-name="T2">try.html:34</text:span></text:a></text:p>
      <text:p text:style-name="P2"><text:span text:style-name="T1">Longitude: -75.679832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7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14 GMT-0400 (EDT) </text:span><text:a xlink:type="simple" xlink:href="http://alazgulec.net/try.html"><text:span text:style-name="T2">try.html:33</text:span></text:a></text:p>
      <text:p text:style-name="P2"><text:span text:style-name="T1">Latitude:45.419344 </text:span><text:a xlink:type="simple" xlink:href="http://alazgulec.net/try.html"><text:span text:style-name="T2">try.html:34</text:span></text:a></text:p>
      <text:p text:style-name="P2"><text:span text:style-name="T1">Longitude: -75.679831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7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16 GMT-0400 (EDT) </text:span><text:a xlink:type="simple" xlink:href="http://alazgulec.net/try.html"><text:span text:style-name="T2">try.html:33</text:span></text:a></text:p>
      <text:p text:style-name="P2"><text:span text:style-name="T1">Latitude:45.4193448 </text:span><text:a xlink:type="simple" xlink:href="http://alazgulec.net/try.html"><text:span text:style-name="T2">try.html:34</text:span></text:a></text:p>
      <text:p text:style-name="P2"><text:span text:style-name="T1">Longitude: -75.679830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7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18 GMT-0400 (EDT) </text:span><text:a xlink:type="simple" xlink:href="http://alazgulec.net/try.html"><text:span text:style-name="T2">try.html:33</text:span></text:a></text:p>
      <text:p text:style-name="P2"><text:span text:style-name="T1">Latitude:45.4193452 </text:span><text:a xlink:type="simple" xlink:href="http://alazgulec.net/try.html"><text:span text:style-name="T2">try.html:34</text:span></text:a></text:p>
      <text:p text:style-name="P2"><text:span text:style-name="T1">Longitude: -75.679829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7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20 GMT-0400 (EDT) </text:span><text:a xlink:type="simple" xlink:href="http://alazgulec.net/try.html"><text:span text:style-name="T2">try.html:33</text:span></text:a></text:p>
      <text:p text:style-name="P2"><text:span text:style-name="T1">Latitude:45.4193458 </text:span><text:a xlink:type="simple" xlink:href="http://alazgulec.net/try.html"><text:span text:style-name="T2">try.html:34</text:span></text:a></text:p>
      <text:p text:style-name="P2"><text:span text:style-name="T1">Longitude: -75.679828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7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22 GMT-0400 (EDT) </text:span><text:a xlink:type="simple" xlink:href="http://alazgulec.net/try.html"><text:span text:style-name="T2">try.html:33</text:span></text:a></text:p>
      <text:p text:style-name="P2"><text:span text:style-name="T1">Latitude:45.4193471 </text:span><text:a xlink:type="simple" xlink:href="http://alazgulec.net/try.html"><text:span text:style-name="T2">try.html:34</text:span></text:a></text:p>
      <text:p text:style-name="P2"><text:span text:style-name="T1">Longitude: -75.679828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8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24 GMT-0400 (EDT) </text:span><text:a xlink:type="simple" xlink:href="http://alazgulec.net/try.html"><text:span text:style-name="T2">try.html:33</text:span></text:a></text:p>
      <text:p text:style-name="P2"><text:span text:style-name="T1">Latitude:45.4193485 </text:span><text:a xlink:type="simple" xlink:href="http://alazgulec.net/try.html"><text:span text:style-name="T2">try.html:34</text:span></text:a></text:p>
      <text:p text:style-name="P2"><text:span text:style-name="T1">Longitude: -75.67982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8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26 GMT-0400 (EDT) </text:span><text:a xlink:type="simple" xlink:href="http://alazgulec.net/try.html"><text:span text:style-name="T2">try.html:33</text:span></text:a></text:p>
      <text:p text:style-name="P2"><text:span text:style-name="T1">Latitude:45.4193492 </text:span><text:a xlink:type="simple" xlink:href="http://alazgulec.net/try.html"><text:span text:style-name="T2">try.html:34</text:span></text:a></text:p>
      <text:p text:style-name="P2"><text:span text:style-name="T1">Longitude: -75.679827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8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28 GMT-0400 (EDT) </text:span><text:a xlink:type="simple" xlink:href="http://alazgulec.net/try.html"><text:span text:style-name="T2">try.html:33</text:span></text:a></text:p>
      <text:p text:style-name="P2"><text:span text:style-name="T1">Latitude:45.4193523 </text:span><text:a xlink:type="simple" xlink:href="http://alazgulec.net/try.html"><text:span text:style-name="T2">try.html:34</text:span></text:a></text:p>
      <text:p text:style-name="P2"><text:span text:style-name="T1">Longitude: -75.679810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8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30 GMT-0400 (EDT) </text:span><text:a xlink:type="simple" xlink:href="http://alazgulec.net/try.html"><text:span text:style-name="T2">try.html:33</text:span></text:a></text:p>
      <text:p text:style-name="P2"><text:span text:style-name="T1">Latitude:45.4193526 </text:span><text:a xlink:type="simple" xlink:href="http://alazgulec.net/try.html"><text:span text:style-name="T2">try.html:34</text:span></text:a></text:p>
      <text:p text:style-name="P2"><text:span text:style-name="T1">Longitude: -75.679809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8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32 GMT-0400 (EDT) </text:span><text:a xlink:type="simple" xlink:href="http://alazgulec.net/try.html"><text:span text:style-name="T2">try.html:33</text:span></text:a></text:p>
      <text:p text:style-name="P2"><text:span text:style-name="T1">Latitude:45.4193528 </text:span><text:a xlink:type="simple" xlink:href="http://alazgulec.net/try.html"><text:span text:style-name="T2">try.html:34</text:span></text:a></text:p>
      <text:p text:style-name="P2"><text:span text:style-name="T1">Longitude: -75.679808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8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34 GMT-0400 (EDT) </text:span><text:a xlink:type="simple" xlink:href="http://alazgulec.net/try.html"><text:span text:style-name="T2">try.html:33</text:span></text:a></text:p>
      <text:p text:style-name="P2"><text:span text:style-name="T1">Latitude:45.4193535 </text:span><text:a xlink:type="simple" xlink:href="http://alazgulec.net/try.html"><text:span text:style-name="T2">try.html:34</text:span></text:a></text:p>
      <text:p text:style-name="P2"><text:span text:style-name="T1">Longitude: -75.679808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8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36 GMT-0400 (EDT) </text:span><text:a xlink:type="simple" xlink:href="http://alazgulec.net/try.html"><text:span text:style-name="T2">try.html:33</text:span></text:a></text:p>
      <text:p text:style-name="P2"><text:span text:style-name="T1">Latitude:45.4193539 </text:span><text:a xlink:type="simple" xlink:href="http://alazgulec.net/try.html"><text:span text:style-name="T2">try.html:34</text:span></text:a></text:p>
      <text:p text:style-name="P2"><text:span text:style-name="T1">Longitude: -75.679807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8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38 GMT-0400 (EDT) </text:span><text:a xlink:type="simple" xlink:href="http://alazgulec.net/try.html"><text:span text:style-name="T2">try.html:33</text:span></text:a></text:p>
      <text:p text:style-name="P2"><text:span text:style-name="T1">Latitude:45.4193542 </text:span><text:a xlink:type="simple" xlink:href="http://alazgulec.net/try.html"><text:span text:style-name="T2">try.html:34</text:span></text:a></text:p>
      <text:p text:style-name="P2"><text:span text:style-name="T1">Longitude: -75.67980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8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40 GMT-0400 (EDT) </text:span><text:a xlink:type="simple" xlink:href="http://alazgulec.net/try.html"><text:span text:style-name="T2">try.html:33</text:span></text:a></text:p>
      <text:p text:style-name="P2"><text:span text:style-name="T1">Latitude:45.4193548 </text:span><text:a xlink:type="simple" xlink:href="http://alazgulec.net/try.html"><text:span text:style-name="T2">try.html:34</text:span></text:a></text:p>
      <text:p text:style-name="P2"><text:span text:style-name="T1">Longitude: -75.679806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89</text:span><text:span text:style-name="T1"> </text:span><text:a xlink:type="simple" xlink:href="http://alazgulec.net/try.html"><text:span text:style-name="T2">try.html:32</text:span></text:a></text:p>
      <text:p text:style-name="P2"><text:soft-page-break/><text:span text:style-name="T1">Time:Tue Mar 25 2014 13:49:42 GMT-0400 (EDT) </text:span><text:a xlink:type="simple" xlink:href="http://alazgulec.net/try.html"><text:span text:style-name="T2">try.html:33</text:span></text:a></text:p>
      <text:p text:style-name="P2"><text:span text:style-name="T1">Latitude:45.4193552 </text:span><text:a xlink:type="simple" xlink:href="http://alazgulec.net/try.html"><text:span text:style-name="T2">try.html:34</text:span></text:a></text:p>
      <text:p text:style-name="P2"><text:span text:style-name="T1">Longitude: -75.679805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9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44 GMT-0400 (EDT) </text:span><text:a xlink:type="simple" xlink:href="http://alazgulec.net/try.html"><text:span text:style-name="T2">try.html:33</text:span></text:a></text:p>
      <text:p text:style-name="P2"><text:span text:style-name="T1">Latitude:45.4193569 </text:span><text:a xlink:type="simple" xlink:href="http://alazgulec.net/try.html"><text:span text:style-name="T2">try.html:34</text:span></text:a></text:p>
      <text:p text:style-name="P2"><text:span text:style-name="T1">Longitude: -75.679805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9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46 GMT-0400 (EDT) </text:span><text:a xlink:type="simple" xlink:href="http://alazgulec.net/try.html"><text:span text:style-name="T2">try.html:33</text:span></text:a></text:p>
      <text:p text:style-name="P2"><text:span text:style-name="T1">Latitude:45.4193573 </text:span><text:a xlink:type="simple" xlink:href="http://alazgulec.net/try.html"><text:span text:style-name="T2">try.html:34</text:span></text:a></text:p>
      <text:p text:style-name="P2"><text:span text:style-name="T1">Longitude: -75.67980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9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48 GMT-0400 (EDT) </text:span><text:a xlink:type="simple" xlink:href="http://alazgulec.net/try.html"><text:span text:style-name="T2">try.html:33</text:span></text:a></text:p>
      <text:p text:style-name="P2"><text:span text:style-name="T1">Latitude:45.4193576 </text:span><text:a xlink:type="simple" xlink:href="http://alazgulec.net/try.html"><text:span text:style-name="T2">try.html:34</text:span></text:a></text:p>
      <text:p text:style-name="P2"><text:span text:style-name="T1">Longitude: -75.679804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9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50 GMT-0400 (EDT) </text:span><text:a xlink:type="simple" xlink:href="http://alazgulec.net/try.html"><text:span text:style-name="T2">try.html:33</text:span></text:a></text:p>
      <text:p text:style-name="P2"><text:span text:style-name="T1">Latitude:45.4193583 </text:span><text:a xlink:type="simple" xlink:href="http://alazgulec.net/try.html"><text:span text:style-name="T2">try.html:34</text:span></text:a></text:p>
      <text:p text:style-name="P2"><text:span text:style-name="T1">Longitude: -75.679803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9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52 GMT-0400 (EDT) </text:span><text:a xlink:type="simple" xlink:href="http://alazgulec.net/try.html"><text:span text:style-name="T2">try.html:33</text:span></text:a></text:p>
      <text:p text:style-name="P2"><text:span text:style-name="T1">Latitude:45.4193587 </text:span><text:a xlink:type="simple" xlink:href="http://alazgulec.net/try.html"><text:span text:style-name="T2">try.html:34</text:span></text:a></text:p>
      <text:p text:style-name="P2"><text:span text:style-name="T1">Longitude: -75.679803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9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54 GMT-0400 (EDT) </text:span><text:a xlink:type="simple" xlink:href="http://alazgulec.net/try.html"><text:span text:style-name="T2">try.html:33</text:span></text:a></text:p>
      <text:p text:style-name="P2"><text:span text:style-name="T1">Latitude:45.4193591 </text:span><text:a xlink:type="simple" xlink:href="http://alazgulec.net/try.html"><text:span text:style-name="T2">try.html:34</text:span></text:a></text:p>
      <text:p text:style-name="P2"><text:span text:style-name="T1">Longitude: -75.679802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9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56 GMT-0400 (EDT) </text:span><text:a xlink:type="simple" xlink:href="http://alazgulec.net/try.html"><text:span text:style-name="T2">try.html:33</text:span></text:a></text:p>
      <text:p text:style-name="P2"><text:span text:style-name="T1">Latitude:45.4193597 </text:span><text:a xlink:type="simple" xlink:href="http://alazgulec.net/try.html"><text:span text:style-name="T2">try.html:34</text:span></text:a></text:p>
      <text:p text:style-name="P2"><text:span text:style-name="T1">Longitude: -75.679802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9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49:58 GMT-0400 (EDT) </text:span><text:a xlink:type="simple" xlink:href="http://alazgulec.net/try.html"><text:span text:style-name="T2">try.html:33</text:span></text:a></text:p>
      <text:p text:style-name="P2"><text:span text:style-name="T1">Latitude:45.4193603 </text:span><text:a xlink:type="simple" xlink:href="http://alazgulec.net/try.html"><text:span text:style-name="T2">try.html:34</text:span></text:a></text:p>
      <text:p text:style-name="P2"><text:span text:style-name="T1">Longitude: -75.679801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9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00 GMT-0400 (EDT) </text:span><text:a xlink:type="simple" xlink:href="http://alazgulec.net/try.html"><text:span text:style-name="T2">try.html:33</text:span></text:a></text:p>
      <text:p text:style-name="P2"><text:span text:style-name="T1">Latitude:45.4193607 </text:span><text:a xlink:type="simple" xlink:href="http://alazgulec.net/try.html"><text:span text:style-name="T2">try.html:34</text:span></text:a></text:p>
      <text:p text:style-name="P2"><text:span text:style-name="T1">Longitude: -75.67980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49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02 GMT-0400 (EDT) </text:span><text:a xlink:type="simple" xlink:href="http://alazgulec.net/try.html"><text:span text:style-name="T2">try.html:33</text:span></text:a></text:p>
      <text:p text:style-name="P2"><text:span text:style-name="T1">Latitude:45.4193613 </text:span><text:a xlink:type="simple" xlink:href="http://alazgulec.net/try.html"><text:span text:style-name="T2">try.html:34</text:span></text:a></text:p>
      <text:p text:style-name="P2"><text:span text:style-name="T1">Longitude: -75.679800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0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04 GMT-0400 (EDT) </text:span><text:a xlink:type="simple" xlink:href="http://alazgulec.net/try.html"><text:span text:style-name="T2">try.html:33</text:span></text:a></text:p>
      <text:p text:style-name="P2"><text:span text:style-name="T1">Latitude:45.4193618 </text:span><text:a xlink:type="simple" xlink:href="http://alazgulec.net/try.html"><text:span text:style-name="T2">try.html:34</text:span></text:a></text:p>
      <text:p text:style-name="P2"><text:span text:style-name="T1">Longitude: -75.679799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0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06 GMT-0400 (EDT) </text:span><text:a xlink:type="simple" xlink:href="http://alazgulec.net/try.html"><text:span text:style-name="T2">try.html:33</text:span></text:a></text:p>
      <text:p text:style-name="P2"><text:span text:style-name="T1">Latitude:45.4193622 </text:span><text:a xlink:type="simple" xlink:href="http://alazgulec.net/try.html"><text:span text:style-name="T2">try.html:34</text:span></text:a></text:p>
      <text:p text:style-name="P2"><text:span text:style-name="T1">Longitude: -75.679799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0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08 GMT-0400 (EDT) </text:span><text:a xlink:type="simple" xlink:href="http://alazgulec.net/try.html"><text:span text:style-name="T2">try.html:33</text:span></text:a></text:p>
      <text:p text:style-name="P2"><text:span text:style-name="T1">Latitude:45.4193628 </text:span><text:a xlink:type="simple" xlink:href="http://alazgulec.net/try.html"><text:span text:style-name="T2">try.html:34</text:span></text:a></text:p>
      <text:p text:style-name="P2"><text:span text:style-name="T1">Longitude: -75.679798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0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10 GMT-0400 (EDT) </text:span><text:a xlink:type="simple" xlink:href="http://alazgulec.net/try.html"><text:span text:style-name="T2">try.html:33</text:span></text:a></text:p>
      <text:p text:style-name="P2"><text:span text:style-name="T1">Latitude:45.4193638 </text:span><text:a xlink:type="simple" xlink:href="http://alazgulec.net/try.html"><text:span text:style-name="T2">try.html:34</text:span></text:a></text:p>
      <text:p text:style-name="P2"><text:span text:style-name="T1">Longitude: -75.679796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0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12 GMT-0400 (EDT) </text:span><text:a xlink:type="simple" xlink:href="http://alazgulec.net/try.html"><text:span text:style-name="T2">try.html:33</text:span></text:a></text:p>
      <text:p text:style-name="P2"><text:span text:style-name="T1">Latitude:45.4193646 </text:span><text:a xlink:type="simple" xlink:href="http://alazgulec.net/try.html"><text:span text:style-name="T2">try.html:34</text:span></text:a></text:p>
      <text:p text:style-name="P2"><text:span text:style-name="T1">Longitude: -75.679796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0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14 GMT-0400 (EDT) </text:span><text:a xlink:type="simple" xlink:href="http://alazgulec.net/try.html"><text:span text:style-name="T2">try.html:33</text:span></text:a></text:p>
      <text:p text:style-name="P2"><text:span text:style-name="T1">Latitude:45.4193651 </text:span><text:a xlink:type="simple" xlink:href="http://alazgulec.net/try.html"><text:span text:style-name="T2">try.html:34</text:span></text:a></text:p>
      <text:p text:style-name="P2"><text:span text:style-name="T1">Longitude: -75.679795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0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16 GMT-0400 (EDT) </text:span><text:a xlink:type="simple" xlink:href="http://alazgulec.net/try.html"><text:span text:style-name="T2">try.html:33</text:span></text:a></text:p>
      <text:p text:style-name="P2"><text:span text:style-name="T1">Latitude:45.4193657 </text:span><text:a xlink:type="simple" xlink:href="http://alazgulec.net/try.html"><text:span text:style-name="T2">try.html:34</text:span></text:a></text:p>
      <text:p text:style-name="P2"><text:span text:style-name="T1">Longitude: -75.679795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0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18 GMT-0400 (EDT) </text:span><text:a xlink:type="simple" xlink:href="http://alazgulec.net/try.html"><text:span text:style-name="T2">try.html:33</text:span></text:a></text:p>
      <text:p text:style-name="P2"><text:span text:style-name="T1">Latitude:45.4193662 </text:span><text:a xlink:type="simple" xlink:href="http://alazgulec.net/try.html"><text:span text:style-name="T2">try.html:34</text:span></text:a></text:p>
      <text:p text:style-name="P2"><text:span text:style-name="T1">Longitude: -75.679794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oft-page-break/><text:span text:style-name="T4">50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20 GMT-0400 (EDT) </text:span><text:a xlink:type="simple" xlink:href="http://alazgulec.net/try.html"><text:span text:style-name="T2">try.html:33</text:span></text:a></text:p>
      <text:p text:style-name="P2"><text:span text:style-name="T1">Latitude:45.419367 </text:span><text:a xlink:type="simple" xlink:href="http://alazgulec.net/try.html"><text:span text:style-name="T2">try.html:34</text:span></text:a></text:p>
      <text:p text:style-name="P2"><text:span text:style-name="T1">Longitude: -75.679794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0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22 GMT-0400 (EDT) </text:span><text:a xlink:type="simple" xlink:href="http://alazgulec.net/try.html"><text:span text:style-name="T2">try.html:33</text:span></text:a></text:p>
      <text:p text:style-name="P2"><text:span text:style-name="T1">Latitude:45.4193685 </text:span><text:a xlink:type="simple" xlink:href="http://alazgulec.net/try.html"><text:span text:style-name="T2">try.html:34</text:span></text:a></text:p>
      <text:p text:style-name="P2"><text:span text:style-name="T1">Longitude: -75.679794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1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24 GMT-0400 (EDT) </text:span><text:a xlink:type="simple" xlink:href="http://alazgulec.net/try.html"><text:span text:style-name="T2">try.html:33</text:span></text:a></text:p>
      <text:p text:style-name="P2"><text:span text:style-name="T1">Latitude:45.4193689 </text:span><text:a xlink:type="simple" xlink:href="http://alazgulec.net/try.html"><text:span text:style-name="T2">try.html:34</text:span></text:a></text:p>
      <text:p text:style-name="P2"><text:span text:style-name="T1">Longitude: -75.679793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1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26 GMT-0400 (EDT) </text:span><text:a xlink:type="simple" xlink:href="http://alazgulec.net/try.html"><text:span text:style-name="T2">try.html:33</text:span></text:a></text:p>
      <text:p text:style-name="P2"><text:span text:style-name="T1">Latitude:45.419369 </text:span><text:a xlink:type="simple" xlink:href="http://alazgulec.net/try.html"><text:span text:style-name="T2">try.html:34</text:span></text:a></text:p>
      <text:p text:style-name="P2"><text:span text:style-name="T1">Longitude: -75.679793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1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29 GMT-0400 (EDT) </text:span><text:a xlink:type="simple" xlink:href="http://alazgulec.net/try.html"><text:span text:style-name="T2">try.html:33</text:span></text:a></text:p>
      <text:p text:style-name="P2"><text:span text:style-name="T1">Latitude:45.4193695 </text:span><text:a xlink:type="simple" xlink:href="http://alazgulec.net/try.html"><text:span text:style-name="T2">try.html:34</text:span></text:a></text:p>
      <text:p text:style-name="P2"><text:span text:style-name="T1">Longitude: -75.679792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1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30 GMT-0400 (EDT) </text:span><text:a xlink:type="simple" xlink:href="http://alazgulec.net/try.html"><text:span text:style-name="T2">try.html:33</text:span></text:a></text:p>
      <text:p text:style-name="P2"><text:span text:style-name="T1">Latitude:45.4193696 </text:span><text:a xlink:type="simple" xlink:href="http://alazgulec.net/try.html"><text:span text:style-name="T2">try.html:34</text:span></text:a></text:p>
      <text:p text:style-name="P2"><text:span text:style-name="T1">Longitude: -75.679792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1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32 GMT-0400 (EDT) </text:span><text:a xlink:type="simple" xlink:href="http://alazgulec.net/try.html"><text:span text:style-name="T2">try.html:33</text:span></text:a></text:p>
      <text:p text:style-name="P2"><text:span text:style-name="T1">Latitude:45.4193693 </text:span><text:a xlink:type="simple" xlink:href="http://alazgulec.net/try.html"><text:span text:style-name="T2">try.html:34</text:span></text:a></text:p>
      <text:p text:style-name="P2"><text:span text:style-name="T1">Longitude: -75.679789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1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34 GMT-0400 (EDT) </text:span><text:a xlink:type="simple" xlink:href="http://alazgulec.net/try.html"><text:span text:style-name="T2">try.html:33</text:span></text:a></text:p>
      <text:p text:style-name="P2"><text:span text:style-name="T1">Latitude:45.4193707 </text:span><text:a xlink:type="simple" xlink:href="http://alazgulec.net/try.html"><text:span text:style-name="T2">try.html:34</text:span></text:a></text:p>
      <text:p text:style-name="P2"><text:span text:style-name="T1">Longitude: -75.679789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1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36 GMT-0400 (EDT) </text:span><text:a xlink:type="simple" xlink:href="http://alazgulec.net/try.html"><text:span text:style-name="T2">try.html:33</text:span></text:a></text:p>
      <text:p text:style-name="P2"><text:span text:style-name="T1">Latitude:45.419374 </text:span><text:a xlink:type="simple" xlink:href="http://alazgulec.net/try.html"><text:span text:style-name="T2">try.html:34</text:span></text:a></text:p>
      <text:p text:style-name="P2"><text:span text:style-name="T1">Longitude: -75.679790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1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38 GMT-0400 (EDT) </text:span><text:a xlink:type="simple" xlink:href="http://alazgulec.net/try.html"><text:span text:style-name="T2">try.html:33</text:span></text:a></text:p>
      <text:p text:style-name="P2"><text:span text:style-name="T1">Latitude:45.4193744 </text:span><text:a xlink:type="simple" xlink:href="http://alazgulec.net/try.html"><text:span text:style-name="T2">try.html:34</text:span></text:a></text:p>
      <text:p text:style-name="P2"><text:span text:style-name="T1">Longitude: -75.679789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1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40 GMT-0400 (EDT) </text:span><text:a xlink:type="simple" xlink:href="http://alazgulec.net/try.html"><text:span text:style-name="T2">try.html:33</text:span></text:a></text:p>
      <text:p text:style-name="P2"><text:span text:style-name="T1">Latitude:45.4193746 </text:span><text:a xlink:type="simple" xlink:href="http://alazgulec.net/try.html"><text:span text:style-name="T2">try.html:34</text:span></text:a></text:p>
      <text:p text:style-name="P2"><text:span text:style-name="T1">Longitude: -75.679789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1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42 GMT-0400 (EDT) </text:span><text:a xlink:type="simple" xlink:href="http://alazgulec.net/try.html"><text:span text:style-name="T2">try.html:33</text:span></text:a></text:p>
      <text:p text:style-name="P2"><text:span text:style-name="T1">Latitude:45.419375 </text:span><text:a xlink:type="simple" xlink:href="http://alazgulec.net/try.html"><text:span text:style-name="T2">try.html:34</text:span></text:a></text:p>
      <text:p text:style-name="P2"><text:span text:style-name="T1">Longitude: -75.679788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2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44 GMT-0400 (EDT) </text:span><text:a xlink:type="simple" xlink:href="http://alazgulec.net/try.html"><text:span text:style-name="T2">try.html:33</text:span></text:a></text:p>
      <text:p text:style-name="P2"><text:span text:style-name="T1">Latitude:45.4193752 </text:span><text:a xlink:type="simple" xlink:href="http://alazgulec.net/try.html"><text:span text:style-name="T2">try.html:34</text:span></text:a></text:p>
      <text:p text:style-name="P2"><text:span text:style-name="T1">Longitude: -75.679788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2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46 GMT-0400 (EDT) </text:span><text:a xlink:type="simple" xlink:href="http://alazgulec.net/try.html"><text:span text:style-name="T2">try.html:33</text:span></text:a></text:p>
      <text:p text:style-name="P2"><text:span text:style-name="T1">Latitude:45.4193755 </text:span><text:a xlink:type="simple" xlink:href="http://alazgulec.net/try.html"><text:span text:style-name="T2">try.html:34</text:span></text:a></text:p>
      <text:p text:style-name="P2"><text:span text:style-name="T1">Longitude: -75.679787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2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48 GMT-0400 (EDT) </text:span><text:a xlink:type="simple" xlink:href="http://alazgulec.net/try.html"><text:span text:style-name="T2">try.html:33</text:span></text:a></text:p>
      <text:p text:style-name="P2"><text:span text:style-name="T1">Latitude:45.4193759 </text:span><text:a xlink:type="simple" xlink:href="http://alazgulec.net/try.html"><text:span text:style-name="T2">try.html:34</text:span></text:a></text:p>
      <text:p text:style-name="P2"><text:span text:style-name="T1">Longitude: -75.679784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2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50 GMT-0400 (EDT) </text:span><text:a xlink:type="simple" xlink:href="http://alazgulec.net/try.html"><text:span text:style-name="T2">try.html:33</text:span></text:a></text:p>
      <text:p text:style-name="P2"><text:span text:style-name="T1">Latitude:45.4193761 </text:span><text:a xlink:type="simple" xlink:href="http://alazgulec.net/try.html"><text:span text:style-name="T2">try.html:34</text:span></text:a></text:p>
      <text:p text:style-name="P2"><text:span text:style-name="T1">Longitude: -75.679783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2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52 GMT-0400 (EDT) </text:span><text:a xlink:type="simple" xlink:href="http://alazgulec.net/try.html"><text:span text:style-name="T2">try.html:33</text:span></text:a></text:p>
      <text:p text:style-name="P2"><text:span text:style-name="T1">Latitude:45.419377 </text:span><text:a xlink:type="simple" xlink:href="http://alazgulec.net/try.html"><text:span text:style-name="T2">try.html:34</text:span></text:a></text:p>
      <text:p text:style-name="P2"><text:span text:style-name="T1">Longitude: -75.679783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2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54 GMT-0400 (EDT) </text:span><text:a xlink:type="simple" xlink:href="http://alazgulec.net/try.html"><text:span text:style-name="T2">try.html:33</text:span></text:a></text:p>
      <text:p text:style-name="P2"><text:span text:style-name="T1">Latitude:45.4193772 </text:span><text:a xlink:type="simple" xlink:href="http://alazgulec.net/try.html"><text:span text:style-name="T2">try.html:34</text:span></text:a></text:p>
      <text:p text:style-name="P2"><text:span text:style-name="T1">Longitude: -75.679783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2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56 GMT-0400 (EDT) </text:span><text:a xlink:type="simple" xlink:href="http://alazgulec.net/try.html"><text:span text:style-name="T2">try.html:33</text:span></text:a></text:p>
      <text:p text:style-name="P2"><text:span text:style-name="T1">Latitude:45.4193806 </text:span><text:a xlink:type="simple" xlink:href="http://alazgulec.net/try.html"><text:span text:style-name="T2">try.html:34</text:span></text:a></text:p>
      <text:p text:style-name="P2"><text:span text:style-name="T1">Longitude: -75.6797833 </text:span><text:a xlink:type="simple" xlink:href="http://alazgulec.net/try.html"><text:span text:style-name="T2">try.html:35</text:span></text:a></text:p>
      <text:p text:style-name="P2"><text:soft-page-break/><text:span text:style-name="T1">Accuracy: 10 </text:span><text:a xlink:type="simple" xlink:href="http://alazgulec.net/try.html"><text:span text:style-name="T2">try.html:36</text:span></text:a></text:p>
      <text:p text:style-name="P2"><text:span text:style-name="T4">52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0:59 GMT-0400 (EDT) </text:span><text:a xlink:type="simple" xlink:href="http://alazgulec.net/try.html"><text:span text:style-name="T2">try.html:33</text:span></text:a></text:p>
      <text:p text:style-name="P2"><text:span text:style-name="T1">Latitude:45.4193839 </text:span><text:a xlink:type="simple" xlink:href="http://alazgulec.net/try.html"><text:span text:style-name="T2">try.html:34</text:span></text:a></text:p>
      <text:p text:style-name="P2"><text:span text:style-name="T1">Longitude: -75.679783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2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00 GMT-0400 (EDT) </text:span><text:a xlink:type="simple" xlink:href="http://alazgulec.net/try.html"><text:span text:style-name="T2">try.html:33</text:span></text:a></text:p>
      <text:p text:style-name="P2"><text:span text:style-name="T1">Latitude:45.4193846 </text:span><text:a xlink:type="simple" xlink:href="http://alazgulec.net/try.html"><text:span text:style-name="T2">try.html:34</text:span></text:a></text:p>
      <text:p text:style-name="P2"><text:span text:style-name="T1">Longitude: -75.679774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2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02 GMT-0400 (EDT) </text:span><text:a xlink:type="simple" xlink:href="http://alazgulec.net/try.html"><text:span text:style-name="T2">try.html:33</text:span></text:a></text:p>
      <text:p text:style-name="P2"><text:span text:style-name="T1">Latitude:45.4193847 </text:span><text:a xlink:type="simple" xlink:href="http://alazgulec.net/try.html"><text:span text:style-name="T2">try.html:34</text:span></text:a></text:p>
      <text:p text:style-name="P2"><text:span text:style-name="T1">Longitude: -75.67977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3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04 GMT-0400 (EDT) </text:span><text:a xlink:type="simple" xlink:href="http://alazgulec.net/try.html"><text:span text:style-name="T2">try.html:33</text:span></text:a></text:p>
      <text:p text:style-name="P2"><text:span text:style-name="T1">Latitude:45.4193827 </text:span><text:a xlink:type="simple" xlink:href="http://alazgulec.net/try.html"><text:span text:style-name="T2">try.html:34</text:span></text:a></text:p>
      <text:p text:style-name="P2"><text:span text:style-name="T1">Longitude: -75.679766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3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06 GMT-0400 (EDT) </text:span><text:a xlink:type="simple" xlink:href="http://alazgulec.net/try.html"><text:span text:style-name="T2">try.html:33</text:span></text:a></text:p>
      <text:p text:style-name="P2"><text:span text:style-name="T1">Latitude:45.4193829 </text:span><text:a xlink:type="simple" xlink:href="http://alazgulec.net/try.html"><text:span text:style-name="T2">try.html:34</text:span></text:a></text:p>
      <text:p text:style-name="P2"><text:span text:style-name="T1">Longitude: -75.679766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3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08 GMT-0400 (EDT) </text:span><text:a xlink:type="simple" xlink:href="http://alazgulec.net/try.html"><text:span text:style-name="T2">try.html:33</text:span></text:a></text:p>
      <text:p text:style-name="P2"><text:span text:style-name="T1">Latitude:45.419383 </text:span><text:a xlink:type="simple" xlink:href="http://alazgulec.net/try.html"><text:span text:style-name="T2">try.html:34</text:span></text:a></text:p>
      <text:p text:style-name="P2"><text:span text:style-name="T1">Longitude: -75.679765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3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10 GMT-0400 (EDT) </text:span><text:a xlink:type="simple" xlink:href="http://alazgulec.net/try.html"><text:span text:style-name="T2">try.html:33</text:span></text:a></text:p>
      <text:p text:style-name="P2"><text:span text:style-name="T1">Latitude:45.4193831 </text:span><text:a xlink:type="simple" xlink:href="http://alazgulec.net/try.html"><text:span text:style-name="T2">try.html:34</text:span></text:a></text:p>
      <text:p text:style-name="P2"><text:span text:style-name="T1">Longitude: -75.679765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3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12 GMT-0400 (EDT) </text:span><text:a xlink:type="simple" xlink:href="http://alazgulec.net/try.html"><text:span text:style-name="T2">try.html:33</text:span></text:a></text:p>
      <text:p text:style-name="P2"><text:span text:style-name="T1">Latitude:45.4193833 </text:span><text:a xlink:type="simple" xlink:href="http://alazgulec.net/try.html"><text:span text:style-name="T2">try.html:34</text:span></text:a></text:p>
      <text:p text:style-name="P2"><text:span text:style-name="T1">Longitude: -75.679765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3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14 GMT-0400 (EDT) </text:span><text:a xlink:type="simple" xlink:href="http://alazgulec.net/try.html"><text:span text:style-name="T2">try.html:33</text:span></text:a></text:p>
      <text:p text:style-name="P2"><text:span text:style-name="T1">Latitude:45.4193844 </text:span><text:a xlink:type="simple" xlink:href="http://alazgulec.net/try.html"><text:span text:style-name="T2">try.html:34</text:span></text:a></text:p>
      <text:p text:style-name="P2"><text:span text:style-name="T1">Longitude: -75.67975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3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16 GMT-0400 (EDT) </text:span><text:a xlink:type="simple" xlink:href="http://alazgulec.net/try.html"><text:span text:style-name="T2">try.html:33</text:span></text:a></text:p>
      <text:p text:style-name="P2"><text:span text:style-name="T1">Latitude:45.4193848 </text:span><text:a xlink:type="simple" xlink:href="http://alazgulec.net/try.html"><text:span text:style-name="T2">try.html:34</text:span></text:a></text:p>
      <text:p text:style-name="P2"><text:span text:style-name="T1">Longitude: -75.679756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3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18 GMT-0400 (EDT) </text:span><text:a xlink:type="simple" xlink:href="http://alazgulec.net/try.html"><text:span text:style-name="T2">try.html:33</text:span></text:a></text:p>
      <text:p text:style-name="P2"><text:span text:style-name="T1">Latitude:45.4193849 </text:span><text:a xlink:type="simple" xlink:href="http://alazgulec.net/try.html"><text:span text:style-name="T2">try.html:34</text:span></text:a></text:p>
      <text:p text:style-name="P2"><text:span text:style-name="T1">Longitude: -75.679756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3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20 GMT-0400 (EDT) </text:span><text:a xlink:type="simple" xlink:href="http://alazgulec.net/try.html"><text:span text:style-name="T2">try.html:33</text:span></text:a></text:p>
      <text:p text:style-name="P2"><text:span text:style-name="T1">Latitude:45.4193852 </text:span><text:a xlink:type="simple" xlink:href="http://alazgulec.net/try.html"><text:span text:style-name="T2">try.html:34</text:span></text:a></text:p>
      <text:p text:style-name="P2"><text:span text:style-name="T1">Longitude: -75.679755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3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22 GMT-0400 (EDT) </text:span><text:a xlink:type="simple" xlink:href="http://alazgulec.net/try.html"><text:span text:style-name="T2">try.html:33</text:span></text:a></text:p>
      <text:p text:style-name="P2"><text:span text:style-name="T1">Latitude:45.4193855 </text:span><text:a xlink:type="simple" xlink:href="http://alazgulec.net/try.html"><text:span text:style-name="T2">try.html:34</text:span></text:a></text:p>
      <text:p text:style-name="P2"><text:span text:style-name="T1">Longitude: -75.679755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4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24 GMT-0400 (EDT) </text:span><text:a xlink:type="simple" xlink:href="http://alazgulec.net/try.html"><text:span text:style-name="T2">try.html:33</text:span></text:a></text:p>
      <text:p text:style-name="P2"><text:span text:style-name="T1">Latitude:45.4193858 </text:span><text:a xlink:type="simple" xlink:href="http://alazgulec.net/try.html"><text:span text:style-name="T2">try.html:34</text:span></text:a></text:p>
      <text:p text:style-name="P2"><text:span text:style-name="T1">Longitude: -75.679755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4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26 GMT-0400 (EDT) </text:span><text:a xlink:type="simple" xlink:href="http://alazgulec.net/try.html"><text:span text:style-name="T2">try.html:33</text:span></text:a></text:p>
      <text:p text:style-name="P2"><text:span text:style-name="T1">Latitude:45.4193861 </text:span><text:a xlink:type="simple" xlink:href="http://alazgulec.net/try.html"><text:span text:style-name="T2">try.html:34</text:span></text:a></text:p>
      <text:p text:style-name="P2"><text:span text:style-name="T1">Longitude: -75.679755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4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28 GMT-0400 (EDT) </text:span><text:a xlink:type="simple" xlink:href="http://alazgulec.net/try.html"><text:span text:style-name="T2">try.html:33</text:span></text:a></text:p>
      <text:p text:style-name="P2"><text:span text:style-name="T1">Latitude:45.4193871 </text:span><text:a xlink:type="simple" xlink:href="http://alazgulec.net/try.html"><text:span text:style-name="T2">try.html:34</text:span></text:a></text:p>
      <text:p text:style-name="P2"><text:span text:style-name="T1">Longitude: -75.679755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4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30 GMT-0400 (EDT) </text:span><text:a xlink:type="simple" xlink:href="http://alazgulec.net/try.html"><text:span text:style-name="T2">try.html:33</text:span></text:a></text:p>
      <text:p text:style-name="P2"><text:span text:style-name="T1">Latitude:45.4193882 </text:span><text:a xlink:type="simple" xlink:href="http://alazgulec.net/try.html"><text:span text:style-name="T2">try.html:34</text:span></text:a></text:p>
      <text:p text:style-name="P2"><text:span text:style-name="T1">Longitude: -75.679755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4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32 GMT-0400 (EDT) </text:span><text:a xlink:type="simple" xlink:href="http://alazgulec.net/try.html"><text:span text:style-name="T2">try.html:33</text:span></text:a></text:p>
      <text:p text:style-name="P2"><text:span text:style-name="T1">Latitude:45.4193905 </text:span><text:a xlink:type="simple" xlink:href="http://alazgulec.net/try.html"><text:span text:style-name="T2">try.html:34</text:span></text:a></text:p>
      <text:p text:style-name="P2"><text:span text:style-name="T1">Longitude: -75.679756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4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34 GMT-0400 (EDT) </text:span><text:a xlink:type="simple" xlink:href="http://alazgulec.net/try.html"><text:span text:style-name="T2">try.html:33</text:span></text:a></text:p>
      <text:p text:style-name="P2"><text:span text:style-name="T1">Latitude:45.4193908 </text:span><text:a xlink:type="simple" xlink:href="http://alazgulec.net/try.html"><text:span text:style-name="T2">try.html:34</text:span></text:a></text:p>
      <text:p text:style-name="P2"><text:soft-page-break/><text:span text:style-name="T1">Longitude: -75.679756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4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36 GMT-0400 (EDT) </text:span><text:a xlink:type="simple" xlink:href="http://alazgulec.net/try.html"><text:span text:style-name="T2">try.html:33</text:span></text:a></text:p>
      <text:p text:style-name="P2"><text:span text:style-name="T1">Latitude:45.4193912 </text:span><text:a xlink:type="simple" xlink:href="http://alazgulec.net/try.html"><text:span text:style-name="T2">try.html:34</text:span></text:a></text:p>
      <text:p text:style-name="P2"><text:span text:style-name="T1">Longitude: -75.679756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4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39 GMT-0400 (EDT) </text:span><text:a xlink:type="simple" xlink:href="http://alazgulec.net/try.html"><text:span text:style-name="T2">try.html:33</text:span></text:a></text:p>
      <text:p text:style-name="P2"><text:span text:style-name="T1">Latitude:45.4193914 </text:span><text:a xlink:type="simple" xlink:href="http://alazgulec.net/try.html"><text:span text:style-name="T2">try.html:34</text:span></text:a></text:p>
      <text:p text:style-name="P2"><text:span text:style-name="T1">Longitude: -75.679755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4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40 GMT-0400 (EDT) </text:span><text:a xlink:type="simple" xlink:href="http://alazgulec.net/try.html"><text:span text:style-name="T2">try.html:33</text:span></text:a></text:p>
      <text:p text:style-name="P2"><text:span text:style-name="T1">Latitude:45.4193915 </text:span><text:a xlink:type="simple" xlink:href="http://alazgulec.net/try.html"><text:span text:style-name="T2">try.html:34</text:span></text:a></text:p>
      <text:p text:style-name="P2"><text:span text:style-name="T1">Longitude: -75.679755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4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42 GMT-0400 (EDT) </text:span><text:a xlink:type="simple" xlink:href="http://alazgulec.net/try.html"><text:span text:style-name="T2">try.html:33</text:span></text:a></text:p>
      <text:p text:style-name="P2"><text:span text:style-name="T1">Latitude:45.4193917 </text:span><text:a xlink:type="simple" xlink:href="http://alazgulec.net/try.html"><text:span text:style-name="T2">try.html:34</text:span></text:a></text:p>
      <text:p text:style-name="P2"><text:span text:style-name="T1">Longitude: -75.679755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5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44 GMT-0400 (EDT) </text:span><text:a xlink:type="simple" xlink:href="http://alazgulec.net/try.html"><text:span text:style-name="T2">try.html:33</text:span></text:a></text:p>
      <text:p text:style-name="P2"><text:span text:style-name="T1">Latitude:45.419392 </text:span><text:a xlink:type="simple" xlink:href="http://alazgulec.net/try.html"><text:span text:style-name="T2">try.html:34</text:span></text:a></text:p>
      <text:p text:style-name="P2"><text:span text:style-name="T1">Longitude: -75.67975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5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46 GMT-0400 (EDT) </text:span><text:a xlink:type="simple" xlink:href="http://alazgulec.net/try.html"><text:span text:style-name="T2">try.html:33</text:span></text:a></text:p>
      <text:p text:style-name="P2"><text:span text:style-name="T1">Latitude:45.4193925 </text:span><text:a xlink:type="simple" xlink:href="http://alazgulec.net/try.html"><text:span text:style-name="T2">try.html:34</text:span></text:a></text:p>
      <text:p text:style-name="P2"><text:span text:style-name="T1">Longitude: -75.679754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5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48 GMT-0400 (EDT) </text:span><text:a xlink:type="simple" xlink:href="http://alazgulec.net/try.html"><text:span text:style-name="T2">try.html:33</text:span></text:a></text:p>
      <text:p text:style-name="P2"><text:span text:style-name="T1">Latitude:45.4193927 </text:span><text:a xlink:type="simple" xlink:href="http://alazgulec.net/try.html"><text:span text:style-name="T2">try.html:34</text:span></text:a></text:p>
      <text:p text:style-name="P2"><text:span text:style-name="T1">Longitude: -75.679754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5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50 GMT-0400 (EDT) </text:span><text:a xlink:type="simple" xlink:href="http://alazgulec.net/try.html"><text:span text:style-name="T2">try.html:33</text:span></text:a></text:p>
      <text:p text:style-name="P2"><text:span text:style-name="T1">Latitude:45.4193928 </text:span><text:a xlink:type="simple" xlink:href="http://alazgulec.net/try.html"><text:span text:style-name="T2">try.html:34</text:span></text:a></text:p>
      <text:p text:style-name="P2"><text:span text:style-name="T1">Longitude: -75.679754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5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52 GMT-0400 (EDT) </text:span><text:a xlink:type="simple" xlink:href="http://alazgulec.net/try.html"><text:span text:style-name="T2">try.html:33</text:span></text:a></text:p>
      <text:p text:style-name="P2"><text:span text:style-name="T1">Latitude:45.419393 </text:span><text:a xlink:type="simple" xlink:href="http://alazgulec.net/try.html"><text:span text:style-name="T2">try.html:34</text:span></text:a></text:p>
      <text:p text:style-name="P2"><text:span text:style-name="T1">Longitude: -75.679754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5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54 GMT-0400 (EDT) </text:span><text:a xlink:type="simple" xlink:href="http://alazgulec.net/try.html"><text:span text:style-name="T2">try.html:33</text:span></text:a></text:p>
      <text:p text:style-name="P2"><text:span text:style-name="T1">Latitude:45.4193932 </text:span><text:a xlink:type="simple" xlink:href="http://alazgulec.net/try.html"><text:span text:style-name="T2">try.html:34</text:span></text:a></text:p>
      <text:p text:style-name="P2"><text:span text:style-name="T1">Longitude: -75.679753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5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56 GMT-0400 (EDT) </text:span><text:a xlink:type="simple" xlink:href="http://alazgulec.net/try.html"><text:span text:style-name="T2">try.html:33</text:span></text:a></text:p>
      <text:p text:style-name="P2"><text:span text:style-name="T1">Latitude:45.4193933 </text:span><text:a xlink:type="simple" xlink:href="http://alazgulec.net/try.html"><text:span text:style-name="T2">try.html:34</text:span></text:a></text:p>
      <text:p text:style-name="P2"><text:span text:style-name="T1">Longitude: -75.679753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5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1:58 GMT-0400 (EDT) </text:span><text:a xlink:type="simple" xlink:href="http://alazgulec.net/try.html"><text:span text:style-name="T2">try.html:33</text:span></text:a></text:p>
      <text:p text:style-name="P2"><text:span text:style-name="T1">Latitude:45.4193933 </text:span><text:a xlink:type="simple" xlink:href="http://alazgulec.net/try.html"><text:span text:style-name="T2">try.html:34</text:span></text:a></text:p>
      <text:p text:style-name="P2"><text:span text:style-name="T1">Longitude: -75.679751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5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00 GMT-0400 (EDT) </text:span><text:a xlink:type="simple" xlink:href="http://alazgulec.net/try.html"><text:span text:style-name="T2">try.html:33</text:span></text:a></text:p>
      <text:p text:style-name="P2"><text:span text:style-name="T1">Latitude:45.4193935 </text:span><text:a xlink:type="simple" xlink:href="http://alazgulec.net/try.html"><text:span text:style-name="T2">try.html:34</text:span></text:a></text:p>
      <text:p text:style-name="P2"><text:span text:style-name="T1">Longitude: -75.679751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5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02 GMT-0400 (EDT) </text:span><text:a xlink:type="simple" xlink:href="http://alazgulec.net/try.html"><text:span text:style-name="T2">try.html:33</text:span></text:a></text:p>
      <text:p text:style-name="P2"><text:span text:style-name="T1">Latitude:45.4193937 </text:span><text:a xlink:type="simple" xlink:href="http://alazgulec.net/try.html"><text:span text:style-name="T2">try.html:34</text:span></text:a></text:p>
      <text:p text:style-name="P2"><text:span text:style-name="T1">Longitude: -75.67975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6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04 GMT-0400 (EDT) </text:span><text:a xlink:type="simple" xlink:href="http://alazgulec.net/try.html"><text:span text:style-name="T2">try.html:33</text:span></text:a></text:p>
      <text:p text:style-name="P2"><text:span text:style-name="T1">Latitude:45.419394 </text:span><text:a xlink:type="simple" xlink:href="http://alazgulec.net/try.html"><text:span text:style-name="T2">try.html:34</text:span></text:a></text:p>
      <text:p text:style-name="P2"><text:span text:style-name="T1">Longitude: -75.679750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6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06 GMT-0400 (EDT) </text:span><text:a xlink:type="simple" xlink:href="http://alazgulec.net/try.html"><text:span text:style-name="T2">try.html:33</text:span></text:a></text:p>
      <text:p text:style-name="P2"><text:span text:style-name="T1">Latitude:45.4193946 </text:span><text:a xlink:type="simple" xlink:href="http://alazgulec.net/try.html"><text:span text:style-name="T2">try.html:34</text:span></text:a></text:p>
      <text:p text:style-name="P2"><text:span text:style-name="T1">Longitude: -75.679750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6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08 GMT-0400 (EDT) </text:span><text:a xlink:type="simple" xlink:href="http://alazgulec.net/try.html"><text:span text:style-name="T2">try.html:33</text:span></text:a></text:p>
      <text:p text:style-name="P2"><text:span text:style-name="T1">Latitude:45.4193948 </text:span><text:a xlink:type="simple" xlink:href="http://alazgulec.net/try.html"><text:span text:style-name="T2">try.html:34</text:span></text:a></text:p>
      <text:p text:style-name="P2"><text:span text:style-name="T1">Longitude: -75.679749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6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10 GMT-0400 (EDT) </text:span><text:a xlink:type="simple" xlink:href="http://alazgulec.net/try.html"><text:span text:style-name="T2">try.html:33</text:span></text:a></text:p>
      <text:p text:style-name="P2"><text:span text:style-name="T1">Latitude:45.4193949 </text:span><text:a xlink:type="simple" xlink:href="http://alazgulec.net/try.html"><text:span text:style-name="T2">try.html:34</text:span></text:a></text:p>
      <text:p text:style-name="P2"><text:span text:style-name="T1">Longitude: -75.679748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6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12 GMT-0400 (EDT) </text:span><text:a xlink:type="simple" xlink:href="http://alazgulec.net/try.html"><text:span text:style-name="T2">try.html:33</text:span></text:a></text:p>
      <text:p text:style-name="P2"><text:soft-page-break/><text:span text:style-name="T1">Latitude:45.4193935 </text:span><text:a xlink:type="simple" xlink:href="http://alazgulec.net/try.html"><text:span text:style-name="T2">try.html:34</text:span></text:a></text:p>
      <text:p text:style-name="P2"><text:span text:style-name="T1">Longitude: -75.679742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6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14 GMT-0400 (EDT) </text:span><text:a xlink:type="simple" xlink:href="http://alazgulec.net/try.html"><text:span text:style-name="T2">try.html:33</text:span></text:a></text:p>
      <text:p text:style-name="P2"><text:span text:style-name="T1">Latitude:45.4193937 </text:span><text:a xlink:type="simple" xlink:href="http://alazgulec.net/try.html"><text:span text:style-name="T2">try.html:34</text:span></text:a></text:p>
      <text:p text:style-name="P2"><text:span text:style-name="T1">Longitude: -75.679742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6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16 GMT-0400 (EDT) </text:span><text:a xlink:type="simple" xlink:href="http://alazgulec.net/try.html"><text:span text:style-name="T2">try.html:33</text:span></text:a></text:p>
      <text:p text:style-name="P2"><text:span text:style-name="T1">Latitude:45.4193937 </text:span><text:a xlink:type="simple" xlink:href="http://alazgulec.net/try.html"><text:span text:style-name="T2">try.html:34</text:span></text:a></text:p>
      <text:p text:style-name="P2"><text:span text:style-name="T1">Longitude: -75.679742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6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18 GMT-0400 (EDT) </text:span><text:a xlink:type="simple" xlink:href="http://alazgulec.net/try.html"><text:span text:style-name="T2">try.html:33</text:span></text:a></text:p>
      <text:p text:style-name="P2"><text:span text:style-name="T1">Latitude:45.4193936 </text:span><text:a xlink:type="simple" xlink:href="http://alazgulec.net/try.html"><text:span text:style-name="T2">try.html:34</text:span></text:a></text:p>
      <text:p text:style-name="P2"><text:span text:style-name="T1">Longitude: -75.679740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6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20 GMT-0400 (EDT) </text:span><text:a xlink:type="simple" xlink:href="http://alazgulec.net/try.html"><text:span text:style-name="T2">try.html:33</text:span></text:a></text:p>
      <text:p text:style-name="P2"><text:span text:style-name="T1">Latitude:45.4193943 </text:span><text:a xlink:type="simple" xlink:href="http://alazgulec.net/try.html"><text:span text:style-name="T2">try.html:34</text:span></text:a></text:p>
      <text:p text:style-name="P2"><text:span text:style-name="T1">Longitude: -75.679740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6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22 GMT-0400 (EDT) </text:span><text:a xlink:type="simple" xlink:href="http://alazgulec.net/try.html"><text:span text:style-name="T2">try.html:33</text:span></text:a></text:p>
      <text:p text:style-name="P2"><text:span text:style-name="T1">Latitude:45.4193964 </text:span><text:a xlink:type="simple" xlink:href="http://alazgulec.net/try.html"><text:span text:style-name="T2">try.html:34</text:span></text:a></text:p>
      <text:p text:style-name="P2"><text:span text:style-name="T1">Longitude: -75.679740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7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25 GMT-0400 (EDT) </text:span><text:a xlink:type="simple" xlink:href="http://alazgulec.net/try.html"><text:span text:style-name="T2">try.html:33</text:span></text:a></text:p>
      <text:p text:style-name="P2"><text:span text:style-name="T1">Latitude:45.4193966 </text:span><text:a xlink:type="simple" xlink:href="http://alazgulec.net/try.html"><text:span text:style-name="T2">try.html:34</text:span></text:a></text:p>
      <text:p text:style-name="P2"><text:span text:style-name="T1">Longitude: -75.679740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7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26 GMT-0400 (EDT) </text:span><text:a xlink:type="simple" xlink:href="http://alazgulec.net/try.html"><text:span text:style-name="T2">try.html:33</text:span></text:a></text:p>
      <text:p text:style-name="P2"><text:span text:style-name="T1">Latitude:45.4193973 </text:span><text:a xlink:type="simple" xlink:href="http://alazgulec.net/try.html"><text:span text:style-name="T2">try.html:34</text:span></text:a></text:p>
      <text:p text:style-name="P2"><text:span text:style-name="T1">Longitude: -75.679740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7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28 GMT-0400 (EDT) </text:span><text:a xlink:type="simple" xlink:href="http://alazgulec.net/try.html"><text:span text:style-name="T2">try.html:33</text:span></text:a></text:p>
      <text:p text:style-name="P2"><text:span text:style-name="T1">Latitude:45.4193977 </text:span><text:a xlink:type="simple" xlink:href="http://alazgulec.net/try.html"><text:span text:style-name="T2">try.html:34</text:span></text:a></text:p>
      <text:p text:style-name="P2"><text:span text:style-name="T1">Longitude: -75.679740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7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30 GMT-0400 (EDT) </text:span><text:a xlink:type="simple" xlink:href="http://alazgulec.net/try.html"><text:span text:style-name="T2">try.html:33</text:span></text:a></text:p>
      <text:p text:style-name="P2"><text:span text:style-name="T1">Latitude:45.4193997 </text:span><text:a xlink:type="simple" xlink:href="http://alazgulec.net/try.html"><text:span text:style-name="T2">try.html:34</text:span></text:a></text:p>
      <text:p text:style-name="P2"><text:span text:style-name="T1">Longitude: -75.679741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7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32 GMT-0400 (EDT) </text:span><text:a xlink:type="simple" xlink:href="http://alazgulec.net/try.html"><text:span text:style-name="T2">try.html:33</text:span></text:a></text:p>
      <text:p text:style-name="P2"><text:span text:style-name="T1">Latitude:45.4194012 </text:span><text:a xlink:type="simple" xlink:href="http://alazgulec.net/try.html"><text:span text:style-name="T2">try.html:34</text:span></text:a></text:p>
      <text:p text:style-name="P2"><text:span text:style-name="T1">Longitude: -75.679739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7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34 GMT-0400 (EDT) </text:span><text:a xlink:type="simple" xlink:href="http://alazgulec.net/try.html"><text:span text:style-name="T2">try.html:33</text:span></text:a></text:p>
      <text:p text:style-name="P2"><text:span text:style-name="T1">Latitude:45.419403 </text:span><text:a xlink:type="simple" xlink:href="http://alazgulec.net/try.html"><text:span text:style-name="T2">try.html:34</text:span></text:a></text:p>
      <text:p text:style-name="P2"><text:span text:style-name="T1">Longitude: -75.679740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7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36 GMT-0400 (EDT) </text:span><text:a xlink:type="simple" xlink:href="http://alazgulec.net/try.html"><text:span text:style-name="T2">try.html:33</text:span></text:a></text:p>
      <text:p text:style-name="P2"><text:span text:style-name="T1">Latitude:45.4194031 </text:span><text:a xlink:type="simple" xlink:href="http://alazgulec.net/try.html"><text:span text:style-name="T2">try.html:34</text:span></text:a></text:p>
      <text:p text:style-name="P2"><text:span text:style-name="T1">Longitude: -75.679740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7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38 GMT-0400 (EDT) </text:span><text:a xlink:type="simple" xlink:href="http://alazgulec.net/try.html"><text:span text:style-name="T2">try.html:33</text:span></text:a></text:p>
      <text:p text:style-name="P2"><text:span text:style-name="T1">Latitude:45.4194016 </text:span><text:a xlink:type="simple" xlink:href="http://alazgulec.net/try.html"><text:span text:style-name="T2">try.html:34</text:span></text:a></text:p>
      <text:p text:style-name="P2"><text:span text:style-name="T1">Longitude: -75.679735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7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40 GMT-0400 (EDT) </text:span><text:a xlink:type="simple" xlink:href="http://alazgulec.net/try.html"><text:span text:style-name="T2">try.html:33</text:span></text:a></text:p>
      <text:p text:style-name="P2"><text:span text:style-name="T1">Latitude:45.4194009 </text:span><text:a xlink:type="simple" xlink:href="http://alazgulec.net/try.html"><text:span text:style-name="T2">try.html:34</text:span></text:a></text:p>
      <text:p text:style-name="P2"><text:span text:style-name="T1">Longitude: -75.679730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7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42 GMT-0400 (EDT) </text:span><text:a xlink:type="simple" xlink:href="http://alazgulec.net/try.html"><text:span text:style-name="T2">try.html:33</text:span></text:a></text:p>
      <text:p text:style-name="P2"><text:span text:style-name="T1">Latitude:45.4194027 </text:span><text:a xlink:type="simple" xlink:href="http://alazgulec.net/try.html"><text:span text:style-name="T2">try.html:34</text:span></text:a></text:p>
      <text:p text:style-name="P2"><text:span text:style-name="T1">Longitude: -75.679730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8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44 GMT-0400 (EDT) </text:span><text:a xlink:type="simple" xlink:href="http://alazgulec.net/try.html"><text:span text:style-name="T2">try.html:33</text:span></text:a></text:p>
      <text:p text:style-name="P2"><text:span text:style-name="T1">Latitude:45.4194044 </text:span><text:a xlink:type="simple" xlink:href="http://alazgulec.net/try.html"><text:span text:style-name="T2">try.html:34</text:span></text:a></text:p>
      <text:p text:style-name="P2"><text:span text:style-name="T1">Longitude: -75.679731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8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46 GMT-0400 (EDT) </text:span><text:a xlink:type="simple" xlink:href="http://alazgulec.net/try.html"><text:span text:style-name="T2">try.html:33</text:span></text:a></text:p>
      <text:p text:style-name="P2"><text:span text:style-name="T1">Latitude:45.419406 </text:span><text:a xlink:type="simple" xlink:href="http://alazgulec.net/try.html"><text:span text:style-name="T2">try.html:34</text:span></text:a></text:p>
      <text:p text:style-name="P2"><text:span text:style-name="T1">Longitude: -75.679732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8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48 GMT-0400 (EDT) </text:span><text:a xlink:type="simple" xlink:href="http://alazgulec.net/try.html"><text:span text:style-name="T2">try.html:33</text:span></text:a></text:p>
      <text:p text:style-name="P2"><text:span text:style-name="T1">Latitude:45.4194078 </text:span><text:a xlink:type="simple" xlink:href="http://alazgulec.net/try.html"><text:span text:style-name="T2">try.html:34</text:span></text:a></text:p>
      <text:p text:style-name="P2"><text:span text:style-name="T1">Longitude: -75.679733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83</text:span><text:span text:style-name="T1"> </text:span><text:a xlink:type="simple" xlink:href="http://alazgulec.net/try.html"><text:span text:style-name="T2">try.html:32</text:span></text:a></text:p>
      <text:p text:style-name="P2"><text:soft-page-break/><text:span text:style-name="T1">Time:Tue Mar 25 2014 13:52:50 GMT-0400 (EDT) </text:span><text:a xlink:type="simple" xlink:href="http://alazgulec.net/try.html"><text:span text:style-name="T2">try.html:33</text:span></text:a></text:p>
      <text:p text:style-name="P2"><text:span text:style-name="T1">Latitude:45.4194079 </text:span><text:a xlink:type="simple" xlink:href="http://alazgulec.net/try.html"><text:span text:style-name="T2">try.html:34</text:span></text:a></text:p>
      <text:p text:style-name="P2"><text:span text:style-name="T1">Longitude: -75.679733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8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52 GMT-0400 (EDT) </text:span><text:a xlink:type="simple" xlink:href="http://alazgulec.net/try.html"><text:span text:style-name="T2">try.html:33</text:span></text:a></text:p>
      <text:p text:style-name="P2"><text:span text:style-name="T1">Latitude:45.419408 </text:span><text:a xlink:type="simple" xlink:href="http://alazgulec.net/try.html"><text:span text:style-name="T2">try.html:34</text:span></text:a></text:p>
      <text:p text:style-name="P2"><text:span text:style-name="T1">Longitude: -75.679733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8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54 GMT-0400 (EDT) </text:span><text:a xlink:type="simple" xlink:href="http://alazgulec.net/try.html"><text:span text:style-name="T2">try.html:33</text:span></text:a></text:p>
      <text:p text:style-name="P2"><text:span text:style-name="T1">Latitude:45.4194098 </text:span><text:a xlink:type="simple" xlink:href="http://alazgulec.net/try.html"><text:span text:style-name="T2">try.html:34</text:span></text:a></text:p>
      <text:p text:style-name="P2"><text:span text:style-name="T1">Longitude: -75.679733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8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56 GMT-0400 (EDT) </text:span><text:a xlink:type="simple" xlink:href="http://alazgulec.net/try.html"><text:span text:style-name="T2">try.html:33</text:span></text:a></text:p>
      <text:p text:style-name="P2"><text:span text:style-name="T1">Latitude:45.41941 </text:span><text:a xlink:type="simple" xlink:href="http://alazgulec.net/try.html"><text:span text:style-name="T2">try.html:34</text:span></text:a></text:p>
      <text:p text:style-name="P2"><text:span text:style-name="T1">Longitude: -75.679733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8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2:58 GMT-0400 (EDT) </text:span><text:a xlink:type="simple" xlink:href="http://alazgulec.net/try.html"><text:span text:style-name="T2">try.html:33</text:span></text:a></text:p>
      <text:p text:style-name="P2"><text:span text:style-name="T1">Latitude:45.4194092 </text:span><text:a xlink:type="simple" xlink:href="http://alazgulec.net/try.html"><text:span text:style-name="T2">try.html:34</text:span></text:a></text:p>
      <text:p text:style-name="P2"><text:span text:style-name="T1">Longitude: -75.679731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8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00 GMT-0400 (EDT) </text:span><text:a xlink:type="simple" xlink:href="http://alazgulec.net/try.html"><text:span text:style-name="T2">try.html:33</text:span></text:a></text:p>
      <text:p text:style-name="P2"><text:span text:style-name="T1">Latitude:45.4194098 </text:span><text:a xlink:type="simple" xlink:href="http://alazgulec.net/try.html"><text:span text:style-name="T2">try.html:34</text:span></text:a></text:p>
      <text:p text:style-name="P2"><text:span text:style-name="T1">Longitude: -75.67973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8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02 GMT-0400 (EDT) </text:span><text:a xlink:type="simple" xlink:href="http://alazgulec.net/try.html"><text:span text:style-name="T2">try.html:33</text:span></text:a></text:p>
      <text:p text:style-name="P2"><text:span text:style-name="T1">Latitude:45.4194106 </text:span><text:a xlink:type="simple" xlink:href="http://alazgulec.net/try.html"><text:span text:style-name="T2">try.html:34</text:span></text:a></text:p>
      <text:p text:style-name="P2"><text:span text:style-name="T1">Longitude: -75.679732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9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04 GMT-0400 (EDT) </text:span><text:a xlink:type="simple" xlink:href="http://alazgulec.net/try.html"><text:span text:style-name="T2">try.html:33</text:span></text:a></text:p>
      <text:p text:style-name="P2"><text:span text:style-name="T1">Latitude:45.4194121 </text:span><text:a xlink:type="simple" xlink:href="http://alazgulec.net/try.html"><text:span text:style-name="T2">try.html:34</text:span></text:a></text:p>
      <text:p text:style-name="P2"><text:span text:style-name="T1">Longitude: -75.67973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9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06 GMT-0400 (EDT) </text:span><text:a xlink:type="simple" xlink:href="http://alazgulec.net/try.html"><text:span text:style-name="T2">try.html:33</text:span></text:a></text:p>
      <text:p text:style-name="P2"><text:span text:style-name="T1">Latitude:45.4194124 </text:span><text:a xlink:type="simple" xlink:href="http://alazgulec.net/try.html"><text:span text:style-name="T2">try.html:34</text:span></text:a></text:p>
      <text:p text:style-name="P2"><text:span text:style-name="T1">Longitude: -75.67973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9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08 GMT-0400 (EDT) </text:span><text:a xlink:type="simple" xlink:href="http://alazgulec.net/try.html"><text:span text:style-name="T2">try.html:33</text:span></text:a></text:p>
      <text:p text:style-name="P2"><text:span text:style-name="T1">Latitude:45.4194124 </text:span><text:a xlink:type="simple" xlink:href="http://alazgulec.net/try.html"><text:span text:style-name="T2">try.html:34</text:span></text:a></text:p>
      <text:p text:style-name="P2"><text:span text:style-name="T1">Longitude: -75.679732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9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10 GMT-0400 (EDT) </text:span><text:a xlink:type="simple" xlink:href="http://alazgulec.net/try.html"><text:span text:style-name="T2">try.html:33</text:span></text:a></text:p>
      <text:p text:style-name="P2"><text:span text:style-name="T1">Latitude:45.4194124 </text:span><text:a xlink:type="simple" xlink:href="http://alazgulec.net/try.html"><text:span text:style-name="T2">try.html:34</text:span></text:a></text:p>
      <text:p text:style-name="P2"><text:span text:style-name="T1">Longitude: -75.679728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9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12 GMT-0400 (EDT) </text:span><text:a xlink:type="simple" xlink:href="http://alazgulec.net/try.html"><text:span text:style-name="T2">try.html:33</text:span></text:a></text:p>
      <text:p text:style-name="P2"><text:span text:style-name="T1">Latitude:45.419414 </text:span><text:a xlink:type="simple" xlink:href="http://alazgulec.net/try.html"><text:span text:style-name="T2">try.html:34</text:span></text:a></text:p>
      <text:p text:style-name="P2"><text:span text:style-name="T1">Longitude: -75.679729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9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14 GMT-0400 (EDT) </text:span><text:a xlink:type="simple" xlink:href="http://alazgulec.net/try.html"><text:span text:style-name="T2">try.html:33</text:span></text:a></text:p>
      <text:p text:style-name="P2"><text:span text:style-name="T1">Latitude:45.4194136 </text:span><text:a xlink:type="simple" xlink:href="http://alazgulec.net/try.html"><text:span text:style-name="T2">try.html:34</text:span></text:a></text:p>
      <text:p text:style-name="P2"><text:span text:style-name="T1">Longitude: -75.679728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9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16 GMT-0400 (EDT) </text:span><text:a xlink:type="simple" xlink:href="http://alazgulec.net/try.html"><text:span text:style-name="T2">try.html:33</text:span></text:a></text:p>
      <text:p text:style-name="P2"><text:span text:style-name="T1">Latitude:45.4194137 </text:span><text:a xlink:type="simple" xlink:href="http://alazgulec.net/try.html"><text:span text:style-name="T2">try.html:34</text:span></text:a></text:p>
      <text:p text:style-name="P2"><text:span text:style-name="T1">Longitude: -75.679728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9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18 GMT-0400 (EDT) </text:span><text:a xlink:type="simple" xlink:href="http://alazgulec.net/try.html"><text:span text:style-name="T2">try.html:33</text:span></text:a></text:p>
      <text:p text:style-name="P2"><text:span text:style-name="T1">Latitude:45.419414 </text:span><text:a xlink:type="simple" xlink:href="http://alazgulec.net/try.html"><text:span text:style-name="T2">try.html:34</text:span></text:a></text:p>
      <text:p text:style-name="P2"><text:span text:style-name="T1">Longitude: -75.67972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9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20 GMT-0400 (EDT) </text:span><text:a xlink:type="simple" xlink:href="http://alazgulec.net/try.html"><text:span text:style-name="T2">try.html:33</text:span></text:a></text:p>
      <text:p text:style-name="P2"><text:span text:style-name="T1">Latitude:45.4194141 </text:span><text:a xlink:type="simple" xlink:href="http://alazgulec.net/try.html"><text:span text:style-name="T2">try.html:34</text:span></text:a></text:p>
      <text:p text:style-name="P2"><text:span text:style-name="T1">Longitude: -75.679727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59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22 GMT-0400 (EDT) </text:span><text:a xlink:type="simple" xlink:href="http://alazgulec.net/try.html"><text:span text:style-name="T2">try.html:33</text:span></text:a></text:p>
      <text:p text:style-name="P2"><text:span text:style-name="T1">Latitude:45.4194143 </text:span><text:a xlink:type="simple" xlink:href="http://alazgulec.net/try.html"><text:span text:style-name="T2">try.html:34</text:span></text:a></text:p>
      <text:p text:style-name="P2"><text:span text:style-name="T1">Longitude: -75.679727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0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24 GMT-0400 (EDT) </text:span><text:a xlink:type="simple" xlink:href="http://alazgulec.net/try.html"><text:span text:style-name="T2">try.html:33</text:span></text:a></text:p>
      <text:p text:style-name="P2"><text:span text:style-name="T1">Latitude:45.4194147 </text:span><text:a xlink:type="simple" xlink:href="http://alazgulec.net/try.html"><text:span text:style-name="T2">try.html:34</text:span></text:a></text:p>
      <text:p text:style-name="P2"><text:span text:style-name="T1">Longitude: -75.679727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0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26 GMT-0400 (EDT) </text:span><text:a xlink:type="simple" xlink:href="http://alazgulec.net/try.html"><text:span text:style-name="T2">try.html:33</text:span></text:a></text:p>
      <text:p text:style-name="P2"><text:span text:style-name="T1">Latitude:45.4194161 </text:span><text:a xlink:type="simple" xlink:href="http://alazgulec.net/try.html"><text:span text:style-name="T2">try.html:34</text:span></text:a></text:p>
      <text:p text:style-name="P2"><text:span text:style-name="T1">Longitude: -75.679728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oft-page-break/><text:span text:style-name="T4">60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28 GMT-0400 (EDT) </text:span><text:a xlink:type="simple" xlink:href="http://alazgulec.net/try.html"><text:span text:style-name="T2">try.html:33</text:span></text:a></text:p>
      <text:p text:style-name="P2"><text:span text:style-name="T1">Latitude:45.4194177 </text:span><text:a xlink:type="simple" xlink:href="http://alazgulec.net/try.html"><text:span text:style-name="T2">try.html:34</text:span></text:a></text:p>
      <text:p text:style-name="P2"><text:span text:style-name="T1">Longitude: -75.67972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0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30 GMT-0400 (EDT) </text:span><text:a xlink:type="simple" xlink:href="http://alazgulec.net/try.html"><text:span text:style-name="T2">try.html:33</text:span></text:a></text:p>
      <text:p text:style-name="P2"><text:span text:style-name="T1">Latitude:45.4194177 </text:span><text:a xlink:type="simple" xlink:href="http://alazgulec.net/try.html"><text:span text:style-name="T2">try.html:34</text:span></text:a></text:p>
      <text:p text:style-name="P2"><text:span text:style-name="T1">Longitude: -75.679728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0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32 GMT-0400 (EDT) </text:span><text:a xlink:type="simple" xlink:href="http://alazgulec.net/try.html"><text:span text:style-name="T2">try.html:33</text:span></text:a></text:p>
      <text:p text:style-name="P2"><text:span text:style-name="T1">Latitude:45.4194183 </text:span><text:a xlink:type="simple" xlink:href="http://alazgulec.net/try.html"><text:span text:style-name="T2">try.html:34</text:span></text:a></text:p>
      <text:p text:style-name="P2"><text:span text:style-name="T1">Longitude: -75.679729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0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34 GMT-0400 (EDT) </text:span><text:a xlink:type="simple" xlink:href="http://alazgulec.net/try.html"><text:span text:style-name="T2">try.html:33</text:span></text:a></text:p>
      <text:p text:style-name="P2"><text:span text:style-name="T1">Latitude:45.4194185 </text:span><text:a xlink:type="simple" xlink:href="http://alazgulec.net/try.html"><text:span text:style-name="T2">try.html:34</text:span></text:a></text:p>
      <text:p text:style-name="P2"><text:span text:style-name="T1">Longitude: -75.679729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0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36 GMT-0400 (EDT) </text:span><text:a xlink:type="simple" xlink:href="http://alazgulec.net/try.html"><text:span text:style-name="T2">try.html:33</text:span></text:a></text:p>
      <text:p text:style-name="P2"><text:span text:style-name="T1">Latitude:45.4194185 </text:span><text:a xlink:type="simple" xlink:href="http://alazgulec.net/try.html"><text:span text:style-name="T2">try.html:34</text:span></text:a></text:p>
      <text:p text:style-name="P2"><text:span text:style-name="T1">Longitude: -75.67972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0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38 GMT-0400 (EDT) </text:span><text:a xlink:type="simple" xlink:href="http://alazgulec.net/try.html"><text:span text:style-name="T2">try.html:33</text:span></text:a></text:p>
      <text:p text:style-name="P2"><text:span text:style-name="T1">Latitude:45.4194201 </text:span><text:a xlink:type="simple" xlink:href="http://alazgulec.net/try.html"><text:span text:style-name="T2">try.html:34</text:span></text:a></text:p>
      <text:p text:style-name="P2"><text:span text:style-name="T1">Longitude: -75.679729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0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40 GMT-0400 (EDT) </text:span><text:a xlink:type="simple" xlink:href="http://alazgulec.net/try.html"><text:span text:style-name="T2">try.html:33</text:span></text:a></text:p>
      <text:p text:style-name="P2"><text:span text:style-name="T1">Latitude:45.4194207 </text:span><text:a xlink:type="simple" xlink:href="http://alazgulec.net/try.html"><text:span text:style-name="T2">try.html:34</text:span></text:a></text:p>
      <text:p text:style-name="P2"><text:span text:style-name="T1">Longitude: -75.679729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0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43 GMT-0400 (EDT) </text:span><text:a xlink:type="simple" xlink:href="http://alazgulec.net/try.html"><text:span text:style-name="T2">try.html:33</text:span></text:a></text:p>
      <text:p text:style-name="P2"><text:span text:style-name="T1">Latitude:45.4194208 </text:span><text:a xlink:type="simple" xlink:href="http://alazgulec.net/try.html"><text:span text:style-name="T2">try.html:34</text:span></text:a></text:p>
      <text:p text:style-name="P2"><text:span text:style-name="T1">Longitude: -75.679729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1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44 GMT-0400 (EDT) </text:span><text:a xlink:type="simple" xlink:href="http://alazgulec.net/try.html"><text:span text:style-name="T2">try.html:33</text:span></text:a></text:p>
      <text:p text:style-name="P2"><text:span text:style-name="T1">Latitude:45.4194213 </text:span><text:a xlink:type="simple" xlink:href="http://alazgulec.net/try.html"><text:span text:style-name="T2">try.html:34</text:span></text:a></text:p>
      <text:p text:style-name="P2"><text:span text:style-name="T1">Longitude: -75.679729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1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46 GMT-0400 (EDT) </text:span><text:a xlink:type="simple" xlink:href="http://alazgulec.net/try.html"><text:span text:style-name="T2">try.html:33</text:span></text:a></text:p>
      <text:p text:style-name="P2"><text:span text:style-name="T1">Latitude:45.4194228 </text:span><text:a xlink:type="simple" xlink:href="http://alazgulec.net/try.html"><text:span text:style-name="T2">try.html:34</text:span></text:a></text:p>
      <text:p text:style-name="P2"><text:span text:style-name="T1">Longitude: -75.679730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1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48 GMT-0400 (EDT) </text:span><text:a xlink:type="simple" xlink:href="http://alazgulec.net/try.html"><text:span text:style-name="T2">try.html:33</text:span></text:a></text:p>
      <text:p text:style-name="P2"><text:span text:style-name="T1">Latitude:45.4194242 </text:span><text:a xlink:type="simple" xlink:href="http://alazgulec.net/try.html"><text:span text:style-name="T2">try.html:34</text:span></text:a></text:p>
      <text:p text:style-name="P2"><text:span text:style-name="T1">Longitude: -75.679730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1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50 GMT-0400 (EDT) </text:span><text:a xlink:type="simple" xlink:href="http://alazgulec.net/try.html"><text:span text:style-name="T2">try.html:33</text:span></text:a></text:p>
      <text:p text:style-name="P2"><text:span text:style-name="T1">Latitude:45.4194255 </text:span><text:a xlink:type="simple" xlink:href="http://alazgulec.net/try.html"><text:span text:style-name="T2">try.html:34</text:span></text:a></text:p>
      <text:p text:style-name="P2"><text:span text:style-name="T1">Longitude: -75.679731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1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52 GMT-0400 (EDT) </text:span><text:a xlink:type="simple" xlink:href="http://alazgulec.net/try.html"><text:span text:style-name="T2">try.html:33</text:span></text:a></text:p>
      <text:p text:style-name="P2"><text:span text:style-name="T1">Latitude:45.4194268 </text:span><text:a xlink:type="simple" xlink:href="http://alazgulec.net/try.html"><text:span text:style-name="T2">try.html:34</text:span></text:a></text:p>
      <text:p text:style-name="P2"><text:span text:style-name="T1">Longitude: -75.679732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1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54 GMT-0400 (EDT) </text:span><text:a xlink:type="simple" xlink:href="http://alazgulec.net/try.html"><text:span text:style-name="T2">try.html:33</text:span></text:a></text:p>
      <text:p text:style-name="P2"><text:span text:style-name="T1">Latitude:45.4194281 </text:span><text:a xlink:type="simple" xlink:href="http://alazgulec.net/try.html"><text:span text:style-name="T2">try.html:34</text:span></text:a></text:p>
      <text:p text:style-name="P2"><text:span text:style-name="T1">Longitude: -75.6797331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1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56 GMT-0400 (EDT) </text:span><text:a xlink:type="simple" xlink:href="http://alazgulec.net/try.html"><text:span text:style-name="T2">try.html:33</text:span></text:a></text:p>
      <text:p text:style-name="P2"><text:span text:style-name="T1">Latitude:45.4194286 </text:span><text:a xlink:type="simple" xlink:href="http://alazgulec.net/try.html"><text:span text:style-name="T2">try.html:34</text:span></text:a></text:p>
      <text:p text:style-name="P2"><text:span text:style-name="T1">Longitude: -75.679733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1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3:58 GMT-0400 (EDT) </text:span><text:a xlink:type="simple" xlink:href="http://alazgulec.net/try.html"><text:span text:style-name="T2">try.html:33</text:span></text:a></text:p>
      <text:p text:style-name="P2"><text:span text:style-name="T1">Latitude:45.41943 </text:span><text:a xlink:type="simple" xlink:href="http://alazgulec.net/try.html"><text:span text:style-name="T2">try.html:34</text:span></text:a></text:p>
      <text:p text:style-name="P2"><text:span text:style-name="T1">Longitude: -75.679733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18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4:00 GMT-0400 (EDT) </text:span><text:a xlink:type="simple" xlink:href="http://alazgulec.net/try.html"><text:span text:style-name="T2">try.html:33</text:span></text:a></text:p>
      <text:p text:style-name="P2"><text:span text:style-name="T1">Latitude:45.4194305 </text:span><text:a xlink:type="simple" xlink:href="http://alazgulec.net/try.html"><text:span text:style-name="T2">try.html:34</text:span></text:a></text:p>
      <text:p text:style-name="P2"><text:span text:style-name="T1">Longitude: -75.6797337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19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4:02 GMT-0400 (EDT) </text:span><text:a xlink:type="simple" xlink:href="http://alazgulec.net/try.html"><text:span text:style-name="T2">try.html:33</text:span></text:a></text:p>
      <text:p text:style-name="P2"><text:span text:style-name="T1">Latitude:45.4194305 </text:span><text:a xlink:type="simple" xlink:href="http://alazgulec.net/try.html"><text:span text:style-name="T2">try.html:34</text:span></text:a></text:p>
      <text:p text:style-name="P2"><text:span text:style-name="T1">Longitude: -75.6797335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20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4:04 GMT-0400 (EDT) </text:span><text:a xlink:type="simple" xlink:href="http://alazgulec.net/try.html"><text:span text:style-name="T2">try.html:33</text:span></text:a></text:p>
      <text:p text:style-name="P2"><text:span text:style-name="T1">Latitude:45.4194309 </text:span><text:a xlink:type="simple" xlink:href="http://alazgulec.net/try.html"><text:span text:style-name="T2">try.html:34</text:span></text:a></text:p>
      <text:p text:style-name="P2"><text:span text:style-name="T1">Longitude: -75.6797336 </text:span><text:a xlink:type="simple" xlink:href="http://alazgulec.net/try.html"><text:span text:style-name="T2">try.html:35</text:span></text:a></text:p>
      <text:p text:style-name="P2"><text:soft-page-break/><text:span text:style-name="T1">Accuracy: 10 </text:span><text:a xlink:type="simple" xlink:href="http://alazgulec.net/try.html"><text:span text:style-name="T2">try.html:36</text:span></text:a></text:p>
      <text:p text:style-name="P2"><text:span text:style-name="T4">621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4:06 GMT-0400 (EDT) </text:span><text:a xlink:type="simple" xlink:href="http://alazgulec.net/try.html"><text:span text:style-name="T2">try.html:33</text:span></text:a></text:p>
      <text:p text:style-name="P2"><text:span text:style-name="T1">Latitude:45.4194309 </text:span><text:a xlink:type="simple" xlink:href="http://alazgulec.net/try.html"><text:span text:style-name="T2">try.html:34</text:span></text:a></text:p>
      <text:p text:style-name="P2"><text:span text:style-name="T1">Longitude: -75.679733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22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4:08 GMT-0400 (EDT) </text:span><text:a xlink:type="simple" xlink:href="http://alazgulec.net/try.html"><text:span text:style-name="T2">try.html:33</text:span></text:a></text:p>
      <text:p text:style-name="P2"><text:span text:style-name="T1">Latitude:45.4194309 </text:span><text:a xlink:type="simple" xlink:href="http://alazgulec.net/try.html"><text:span text:style-name="T2">try.html:34</text:span></text:a></text:p>
      <text:p text:style-name="P2"><text:span text:style-name="T1">Longitude: -75.679733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23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4:10 GMT-0400 (EDT) </text:span><text:a xlink:type="simple" xlink:href="http://alazgulec.net/try.html"><text:span text:style-name="T2">try.html:33</text:span></text:a></text:p>
      <text:p text:style-name="P2"><text:span text:style-name="T1">Latitude:45.419431 </text:span><text:a xlink:type="simple" xlink:href="http://alazgulec.net/try.html"><text:span text:style-name="T2">try.html:34</text:span></text:a></text:p>
      <text:p text:style-name="P2"><text:span text:style-name="T1">Longitude: -75.6797329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24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4:12 GMT-0400 (EDT) </text:span><text:a xlink:type="simple" xlink:href="http://alazgulec.net/try.html"><text:span text:style-name="T2">try.html:33</text:span></text:a></text:p>
      <text:p text:style-name="P2"><text:span text:style-name="T1">Latitude:45.4194323 </text:span><text:a xlink:type="simple" xlink:href="http://alazgulec.net/try.html"><text:span text:style-name="T2">try.html:34</text:span></text:a></text:p>
      <text:p text:style-name="P2"><text:span text:style-name="T1">Longitude: -75.6797336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25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4:15 GMT-0400 (EDT) </text:span><text:a xlink:type="simple" xlink:href="http://alazgulec.net/try.html"><text:span text:style-name="T2">try.html:33</text:span></text:a></text:p>
      <text:p text:style-name="P2"><text:span text:style-name="T1">Latitude:45.4194336 </text:span><text:a xlink:type="simple" xlink:href="http://alazgulec.net/try.html"><text:span text:style-name="T2">try.html:34</text:span></text:a></text:p>
      <text:p text:style-name="P2"><text:span text:style-name="T1">Longitude: -75.6797342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26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4:16 GMT-0400 (EDT) </text:span><text:a xlink:type="simple" xlink:href="http://alazgulec.net/try.html"><text:span text:style-name="T2">try.html:33</text:span></text:a></text:p>
      <text:p text:style-name="P2"><text:span text:style-name="T1">Latitude:45.419435 </text:span><text:a xlink:type="simple" xlink:href="http://alazgulec.net/try.html"><text:span text:style-name="T2">try.html:34</text:span></text:a></text:p>
      <text:p text:style-name="P2"><text:span text:style-name="T1">Longitude: -75.6797348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p text:style-name="P2"><text:span text:style-name="T4">627</text:span><text:span text:style-name="T1"> </text:span><text:a xlink:type="simple" xlink:href="http://alazgulec.net/try.html"><text:span text:style-name="T2">try.html:32</text:span></text:a></text:p>
      <text:p text:style-name="P2"><text:span text:style-name="T1">Time:Tue Mar 25 2014 13:54:18 GMT-0400 (EDT) </text:span><text:a xlink:type="simple" xlink:href="http://alazgulec.net/try.html"><text:span text:style-name="T2">try.html:33</text:span></text:a></text:p>
      <text:p text:style-name="P2"><text:span text:style-name="T1">Latitude:45.4194363 </text:span><text:a xlink:type="simple" xlink:href="http://alazgulec.net/try.html"><text:span text:style-name="T2">try.html:34</text:span></text:a></text:p>
      <text:p text:style-name="P2"><text:span text:style-name="T1">Longitude: -75.6797354 </text:span><text:a xlink:type="simple" xlink:href="http://alazgulec.net/try.html"><text:span text:style-name="T2">try.html:35</text:span></text:a></text:p>
      <text:p text:style-name="P2"><text:span text:style-name="T1">Accuracy: 10 </text:span><text:a xlink:type="simple" xlink:href="http://alazgulec.net/try.html"><text:span text:style-name="T2">try.html:36</text:span></text:a></text:p>
      <text:section text:style-name="Sect1" text:name="console-prompt">
        <text:p text:style-name="P1">AAA</text:p>
      </text:section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" svg:font-family="Menlo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3-25T13:51:33</meta:creation-date>
    <meta:document-statistic meta:table-count="0" meta:image-count="0" meta:object-count="0" meta:page-count="34" meta:paragraph-count="3140" meta:word-count="11324" meta:character-count="101338"/>
    <dc:date>2014-03-25T13:54:46</dc:date>
    <meta:editing-duration>PT3M14S</meta:editing-duration>
    <meta:editing-cycles>1</meta:editing-cycles>
    <meta:generator>OpenOffice.org/3.3$Unix OpenOffice.org_project/330m20$Build-9567</meta:generator>
  </office:meta>
</office:document-meta>
</file>